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 Light" svg:font-family="'Calibri Light'" style:font-family-generic="swiss" style:font-pitch="variable"/>
    <style:font-face style:name="Computer Modern" svg:font-family="'Computer Modern'" style:font-pitch="variable"/>
    <style:font-face style:name="Computer Modern1" svg:font-family="'Computer Modern'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7.92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68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6.11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56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63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0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4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96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31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93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63cm" fo:min-width="5.28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63cm" fo:min-width="4.57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5.28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14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40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32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35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77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96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54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40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97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82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.80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70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28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16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63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5.10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6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65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72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55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7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92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5.03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2.79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70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49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67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74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91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05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23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5.67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21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98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47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70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03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98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42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58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52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2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59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4.5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89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84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83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59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21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45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12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63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79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00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12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266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0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61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17cm" fo:min-width="7.78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1.674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68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0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9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6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81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8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2.851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14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68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393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1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186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9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36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7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3.46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76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9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63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4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3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9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46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89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1.132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5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02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36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28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33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26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3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18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1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51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19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1.412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9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725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12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83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34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45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87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14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2.61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11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42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67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93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09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7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6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01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65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71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26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33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1.886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7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48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98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5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057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1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785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2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59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26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65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61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3.321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42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03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84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78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39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37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4.756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137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28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45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85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788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38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25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35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16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59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75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18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51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362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42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12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294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99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28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45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15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904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822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649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97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88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75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4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008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49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076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96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27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05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18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7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91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39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21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3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1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72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6.61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88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02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24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38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03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1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12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65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42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56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409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27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0.899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97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09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598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81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46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06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29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53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476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106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221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17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04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8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8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65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96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5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29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66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33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9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23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2.212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63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48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08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74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31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4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12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4.049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519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17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282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5.349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73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44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38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91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04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6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8.401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16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41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588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46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619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63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72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739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01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5.035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13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85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258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407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52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4.354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66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08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54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21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645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73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369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72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65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28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01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11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958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1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1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804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2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864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7.19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815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338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984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267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345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52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7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style:font-name="Calibri Light" fo:font-size="14pt" style:font-size-asian="14.3999996185303pt" style:font-size-complex="14.3999996185303pt"/>
    </style:style>
    <style:style style:name="P3" style:family="paragraph">
      <loext:graphic-properties draw:fill="none"/>
      <style:paragraph-properties fo:text-align="start" style:writing-mode="lr-tb"/>
      <style:text-properties style:font-name="Calibri Light"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style:font-name="Calibri Light" fo:font-size="8pt" style:font-size-asian="8pt" style:font-size-complex="8pt"/>
    </style:style>
    <style:style style:name="P5" style:family="paragraph">
      <loext:graphic-properties draw:fill="none"/>
      <style:paragraph-properties fo:text-align="start" style:writing-mode="lr-tb"/>
      <style:text-properties style:font-name="Calibri Light" fo:font-size="7pt" style:font-size-asian="7pt" style:font-size-complex="7pt"/>
    </style:style>
    <style:style style:name="P6" style:family="paragraph">
      <loext:graphic-properties draw:fill="none"/>
      <style:paragraph-properties fo:text-align="start" style:writing-mode="lr-tb"/>
      <style:text-properties style:font-name="Calibri Light" fo:font-size="6pt" style:font-size-asian="6pt" style:font-size-complex="6pt"/>
    </style:style>
    <style:style style:name="P7" style:family="paragraph">
      <loext:graphic-properties draw:fill="none"/>
      <style:paragraph-properties style:writing-mode="lr-tb"/>
      <style:text-properties fo:font-size="14.3999996185303pt" style:font-size-asian="14.3999996185303pt" style:font-size-complex="14.3999996185303pt"/>
    </style:style>
    <style:style style:name="P8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color="#000000" loext:opacity="100%" style:font-name="Calibri Light" fo:font-size="14pt" fo:font-weight="bold" style:font-size-asian="14.3999996185303pt" style:font-name-complex="Computer Modern1" style:font-size-complex="14.3999996185303pt" style:font-weight-complex="bold"/>
    </style:style>
    <style:style style:name="T2" style:family="text">
      <style:text-properties fo:color="#000000" loext:opacity="100%" style:font-name="Calibri Light" fo:font-size="12pt" fo:font-weight="bold" style:font-size-asian="12pt" style:font-name-complex="Computer Modern1" style:font-size-complex="12pt" style:font-weight-complex="bold"/>
    </style:style>
    <style:style style:name="T3" style:family="text">
      <style:text-properties fo:color="#000000" loext:opacity="100%" style:font-name="Calibri Light" fo:font-size="8pt" style:font-size-asian="8pt" style:font-name-complex="Computer Modern1" style:font-size-complex="8pt"/>
    </style:style>
    <style:style style:name="T4" style:family="text">
      <style:text-properties fo:color="#000000" loext:opacity="100%" style:font-name="Calibri Light" fo:font-size="8pt" fo:font-weight="bold" style:font-size-asian="8pt" style:font-name-complex="Computer Modern1" style:font-size-complex="8pt" style:font-weight-complex="bold"/>
    </style:style>
    <style:style style:name="T5" style:family="text">
      <style:text-properties fo:color="#000000" loext:opacity="100%" style:font-name="Calibri Light" fo:font-size="8pt" fo:font-weight="normal" style:font-size-asian="8pt" style:font-weight-asian="normal" style:font-name-complex="Computer Modern1" style:font-size-complex="8pt" style:font-weight-complex="normal"/>
    </style:style>
    <style:style style:name="T6" style:family="text">
      <style:text-properties fo:color="#000000" loext:opacity="100%" style:font-name="Calibri Light" fo:font-size="7pt" style:font-size-asian="7pt" style:font-name-complex="Computer Modern1" style:font-size-complex="7pt"/>
    </style:style>
    <style:style style:name="T7" style:family="text">
      <style:text-properties fo:color="#000000" loext:opacity="100%" style:font-name="Calibri Light" fo:font-size="7pt" fo:font-weight="bold" style:font-size-asian="7pt" style:font-name-complex="Computer Modern1" style:font-size-complex="7pt" style:font-weight-complex="bold"/>
    </style:style>
    <style:style style:name="T8" style:family="text">
      <style:text-properties fo:color="#000000" loext:opacity="100%" style:font-name="Calibri Light" fo:font-size="6pt" style:font-size-asian="6pt" style:font-name-complex="Computer Modern1" style:font-size-complex="6pt"/>
    </style:style>
    <style:style style:name="T9" style:family="text">
      <style:text-properties fo:color="#000000" loext:opacity="100%" style:font-name="Calibri Light" fo:font-size="8pt" fo:font-style="italic" style:font-size-asian="8pt" style:font-name-complex="Computer Modern1" style:font-size-complex="8pt" style:font-style-complex="italic"/>
    </style:style>
    <style:style style:name="T10" style:family="text">
      <style:text-properties fo:color="#000000" loext:opacity="100%" style:font-name="Computer Modern1" fo:font-size="14.3999996185303pt" fo:font-weight="bold" style:font-size-asian="14.3999996185303pt" style:font-name-complex="Computer Modern1" style:font-size-complex="14.3999996185303pt" style:font-weight-complex="bold"/>
    </style:style>
    <style:style style:name="T11" style:family="text">
      <style:text-properties fo:color="#000000" loext:opacity="100%" style:font-name="Computer Modern1" fo:font-size="12pt" fo:font-weight="bold" style:font-size-asian="12pt" style:font-name-complex="Computer Modern1" style:font-size-complex="12pt" style:font-weight-complex="bold"/>
    </style:style>
    <style:style style:name="T12" style:family="text">
      <style:text-properties fo:color="#000000" loext:opacity="100%" style:font-name="Computer Modern1" fo:font-size="8pt" style:font-size-asian="8pt" style:font-name-complex="Computer Modern1" style:font-size-complex="8pt"/>
    </style:style>
    <style:style style:name="T13" style:family="text">
      <style:text-properties fo:color="#000000" loext:opacity="100%" style:font-name="Computer Modern1" fo:font-size="8pt" fo:font-weight="bold" style:font-size-asian="8pt" style:font-name-complex="Computer Modern1" style:font-size-complex="8pt" style:font-weight-complex="bold"/>
    </style:style>
    <style:style style:name="T14" style:family="text">
      <style:text-properties fo:color="#000000" loext:opacity="100%" style:font-name="Computer Modern1" fo:font-size="8pt" fo:font-style="italic" style:font-size-asian="8pt" style:font-name-complex="Computer Modern1" style:font-size-complex="8pt" style:font-style-complex="italic"/>
    </style:style>
    <style:style style:name="T15" style:family="text">
      <style:text-properties fo:color="#000000" loext:opacity="100%" style:font-name="Computer Modern1" fo:font-size="6pt" style:font-size-asian="6pt" style:font-name-complex="Computer Modern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927cm" svg:height="0.662cm" svg:x="0.624cm" svg:y="0.444cm">
          <draw:text-box>
            <text:p text:style-name="P1"><text:span text:style-name="T1">GNU Emacs Reference Card</text:span></text:p>
          </draw:text-box>
        </draw:frame>
        <draw:frame draw:style-name="gr2" draw:text-style-name="P3" draw:layer="layout" svg:width="3.689cm" svg:height="0.564cm" svg:x="0.635cm" svg:y="1.227cm">
          <draw:text-box>
            <text:p text:style-name="P1"><text:span text:style-name="T2">Leaving Emacs</text:span></text:p>
          </draw:text-box>
        </draw:frame>
        <draw:frame draw:style-name="gr3" draw:text-style-name="P4" draw:layer="layout" svg:width="6.111cm" svg:height="0.332cm" svg:x="0.635cm" svg:y="1.852cm">
          <draw:text-box>
            <text:p text:style-name="P1"><text:span text:style-name="T3">minimize </text:span></text:p>
          </draw:text-box>
        </draw:frame>
        <draw:frame draw:style-name="gr4" draw:text-style-name="P4" draw:layer="layout" svg:width="0.561cm" svg:height="0.378cm" svg:x="5.631cm" svg:y="1.852cm">
          <draw:text-box>
            <text:p text:style-name="P1"><text:span text:style-name="T3">C-z</text:span></text:p>
          </draw:text-box>
        </draw:frame>
        <draw:frame draw:style-name="gr5" draw:text-style-name="P4" draw:layer="layout" svg:width="3.634cm" svg:height="0.332cm" svg:x="0.635cm" svg:y="2.19cm">
          <draw:text-box>
            <text:p text:style-name="P1"><text:span text:style-name="T3">exit Emacs permanently </text:span></text:p>
          </draw:text-box>
        </draw:frame>
        <draw:frame draw:style-name="gr6" draw:text-style-name="P4" draw:layer="layout" svg:width="1.306cm" svg:height="0.378cm" svg:x="5.631cm" svg:y="2.19cm">
          <draw:text-box>
            <text:p text:style-name="P1"><text:span text:style-name="T3">C-x C-c</text:span></text:p>
          </draw:text-box>
        </draw:frame>
        <draw:frame draw:style-name="gr7" draw:text-style-name="P3" draw:layer="layout" svg:width="1.42cm" svg:height="0.564cm" svg:x="0.635cm" svg:y="2.558cm">
          <draw:text-box>
            <text:p text:style-name="P1"><text:span text:style-name="T2">Files</text:span></text:p>
          </draw:text-box>
        </draw:frame>
        <draw:frame draw:style-name="gr5" draw:text-style-name="P4" draw:layer="layout" svg:width="3.634cm" svg:height="0.332cm" svg:x="0.635cm" svg:y="2.983cm">
          <draw:text-box>
            <text:p text:style-name="P1"><text:span text:style-name="T4">read</text:span><text:span text:style-name="T3"> a file into Emacs</text:span></text:p>
          </draw:text-box>
        </draw:frame>
        <draw:frame draw:style-name="gr6" draw:text-style-name="P4" draw:layer="layout" svg:width="1.306cm" svg:height="0.378cm" svg:x="5.631cm" svg:y="2.983cm">
          <draw:text-box>
            <text:p text:style-name="P1"><text:span text:style-name="T3">C-x C-f</text:span></text:p>
          </draw:text-box>
        </draw:frame>
        <draw:frame draw:style-name="gr8" draw:text-style-name="P4" draw:layer="layout" svg:width="3.964cm" svg:height="0.332cm" svg:x="0.635cm" svg:y="3.321cm">
          <draw:text-box>
            <text:p text:style-name="P1"><text:span text:style-name="T4">save</text:span><text:span text:style-name="T3"> a file back to disk</text:span></text:p>
          </draw:text-box>
        </draw:frame>
        <draw:frame draw:style-name="gr6" draw:text-style-name="P4" draw:layer="layout" svg:width="1.306cm" svg:height="0.378cm" svg:x="5.631cm" svg:y="3.321cm">
          <draw:text-box>
            <text:p text:style-name="P1"><text:span text:style-name="T3">C-x C-s</text:span></text:p>
          </draw:text-box>
        </draw:frame>
        <draw:frame draw:style-name="gr9" draw:text-style-name="P4" draw:layer="layout" svg:width="2.313cm" svg:height="0.332cm" svg:x="0.635cm" svg:y="3.658cm">
          <draw:text-box>
            <text:p text:style-name="P1"><text:span text:style-name="T3">save</text:span><text:span text:style-name="T4"> all</text:span><text:span text:style-name="T3"> files</text:span></text:p>
          </draw:text-box>
        </draw:frame>
        <draw:frame draw:style-name="gr10" draw:text-style-name="P4" draw:layer="layout" svg:width="0.933cm" svg:height="0.378cm" svg:x="5.631cm" svg:y="3.658cm">
          <draw:text-box>
            <text:p text:style-name="P1"><text:span text:style-name="T3">C-x s</text:span></text:p>
          </draw:text-box>
        </draw:frame>
        <draw:frame draw:style-name="gr11" draw:text-style-name="P4" draw:layer="layout" svg:width="5.286cm" svg:height="0.663cm" svg:x="0.635cm" svg:y="3.995cm">
          <draw:text-box>
            <text:p text:style-name="P1"><text:span text:style-name="T4">insert</text:span><text:span text:style-name="T3"> contents of another file </text:span></text:p>
            <text:p text:style-name="P1"><text:span text:style-name="T3"><text:tab/></text:span><text:span text:style-name="T3">into this buffer</text:span></text:p>
          </draw:text-box>
        </draw:frame>
        <draw:frame draw:style-name="gr10" draw:text-style-name="P4" draw:layer="layout" svg:width="0.933cm" svg:height="0.378cm" svg:x="5.631cm" svg:y="3.995cm">
          <draw:text-box>
            <text:p text:style-name="P1"><text:span text:style-name="T3">C-x i</text:span></text:p>
          </draw:text-box>
        </draw:frame>
        <draw:frame draw:style-name="gr12" draw:text-style-name="P4" draw:layer="layout" svg:width="4.574cm" svg:height="0.663cm" svg:x="0.635cm" svg:y="4.533cm">
          <draw:text-box>
            <text:p text:style-name="P1"><text:span text:style-name="T3">replace this file with the </text:span></text:p>
            <text:p text:style-name="P1"><text:span text:style-name="T3"><text:tab/></text:span><text:span text:style-name="T3">file you really want</text:span></text:p>
          </draw:text-box>
        </draw:frame>
        <draw:frame draw:style-name="gr6" draw:text-style-name="P4" draw:layer="layout" svg:width="1.306cm" svg:height="0.378cm" svg:x="5.631cm" svg:y="4.533cm">
          <draw:text-box>
            <text:p text:style-name="P1"><text:span text:style-name="T3">C-x C-v</text:span></text:p>
          </draw:text-box>
        </draw:frame>
        <draw:frame draw:style-name="gr13" draw:text-style-name="P4" draw:layer="layout" svg:width="5.285cm" svg:height="0.332cm" svg:x="0.635cm" svg:y="5.07cm">
          <draw:text-box>
            <text:p text:style-name="P1"><text:span text:style-name="T3">write buffer to a specified file</text:span></text:p>
          </draw:text-box>
        </draw:frame>
        <draw:frame draw:style-name="gr6" draw:text-style-name="P4" draw:layer="layout" svg:width="1.306cm" svg:height="0.378cm" svg:x="5.631cm" svg:y="5.07cm">
          <draw:text-box>
            <text:p text:style-name="P1"><text:span text:style-name="T3">C-x C-w</text:span></text:p>
          </draw:text-box>
        </draw:frame>
        <draw:frame draw:style-name="gr14" draw:text-style-name="P4" draw:layer="layout" svg:width="6.149cm" svg:height="0.378cm" svg:x="0.635cm" svg:y="5.408cm">
          <draw:text-box>
            <text:p text:style-name="P1"><text:span text:style-name="T3">toggle read-only status of buffer</text:span></text:p>
          </draw:text-box>
        </draw:frame>
        <draw:frame draw:style-name="gr6" draw:text-style-name="P4" draw:layer="layout" svg:width="1.306cm" svg:height="0.378cm" svg:x="5.631cm" svg:y="5.408cm">
          <draw:text-box>
            <text:p text:style-name="P1"><text:span text:style-name="T3">C-x C-q</text:span></text:p>
          </draw:text-box>
        </draw:frame>
        <draw:frame draw:style-name="gr15" draw:text-style-name="P3" draw:layer="layout" svg:width="3.406cm" svg:height="0.564cm" svg:x="0.635cm" svg:y="5.784cm">
          <draw:text-box>
            <text:p text:style-name="P1"><text:span text:style-name="T2">Getting Help</text:span></text:p>
          </draw:text-box>
        </draw:frame>
        <draw:frame draw:style-name="gr16" draw:text-style-name="P4" draw:layer="layout" svg:width="1.323cm" svg:height="0.332cm" svg:x="0.635cm" svg:y="6.209cm">
          <draw:text-box>
            <text:p text:style-name="P1"><text:span text:style-name="T3">tutorial</text:span></text:p>
          </draw:text-box>
        </draw:frame>
        <draw:frame draw:style-name="gr10" draw:text-style-name="P4" draw:layer="layout" svg:width="0.933cm" svg:height="0.378cm" svg:x="5.65cm" svg:y="6.085cm">
          <draw:text-box>
            <text:p text:style-name="P1"><text:span text:style-name="T3">C-h t</text:span></text:p>
          </draw:text-box>
        </draw:frame>
        <draw:frame draw:style-name="gr17" draw:text-style-name="P4" draw:layer="layout" svg:width="3.355cm" svg:height="0.378cm" svg:x="0.635cm" svg:y="6.497cm">
          <draw:text-box>
            <text:p text:style-name="P1"><text:span text:style-name="T3">remove help window</text:span></text:p>
          </draw:text-box>
        </draw:frame>
        <draw:frame draw:style-name="gr10" draw:text-style-name="P4" draw:layer="layout" svg:width="0.933cm" svg:height="0.378cm" svg:x="5.631cm" svg:y="6.397cm">
          <draw:text-box>
            <text:p text:style-name="P1"><text:span text:style-name="T3">C-x 1</text:span></text:p>
          </draw:text-box>
        </draw:frame>
        <draw:frame draw:style-name="gr17" draw:text-style-name="P4" draw:layer="layout" svg:width="3.355cm" svg:height="0.378cm" svg:x="0.635cm" svg:y="6.835cm">
          <draw:text-box>
            <text:p text:style-name="P1"><text:span text:style-name="T3">scroll help window</text:span></text:p>
          </draw:text-box>
        </draw:frame>
        <draw:frame draw:style-name="gr10" draw:text-style-name="P4" draw:layer="layout" svg:width="0.933cm" svg:height="0.378cm" svg:x="5.631cm" svg:y="6.735cm">
          <draw:text-box>
            <text:p text:style-name="P1"><text:span text:style-name="T3">C-M-v</text:span></text:p>
          </draw:text-box>
        </draw:frame>
        <draw:frame draw:style-name="gr18" draw:text-style-name="P4" draw:layer="layout" svg:width="5.776cm" svg:height="0.378cm" svg:x="0.673cm" svg:y="7.186cm">
          <draw:text-box>
            <text:p text:style-name="P1"><text:span text:style-name="T3">show commands matching a string</text:span></text:p>
          </draw:text-box>
        </draw:frame>
        <draw:frame draw:style-name="gr10" draw:text-style-name="P4" draw:layer="layout" svg:width="0.933cm" svg:height="0.378cm" svg:x="5.631cm" svg:y="7.086cm">
          <draw:text-box>
            <text:p text:style-name="P1"><text:span text:style-name="T3">C-h a</text:span></text:p>
          </draw:text-box>
        </draw:frame>
        <draw:frame draw:style-name="gr19" draw:text-style-name="P4" draw:layer="layout" svg:width="5.963cm" svg:height="0.378cm" svg:x="0.635cm" svg:y="7.523cm">
          <draw:text-box>
            <text:p text:style-name="P1"><text:span text:style-name="T3">Describe key</text:span></text:p>
          </draw:text-box>
        </draw:frame>
        <draw:frame draw:style-name="gr10" draw:text-style-name="P4" draw:layer="layout" svg:width="0.933cm" svg:height="0.378cm" svg:x="5.631cm" svg:y="7.423cm">
          <draw:text-box>
            <text:p text:style-name="P1"><text:span text:style-name="T3">C-h k</text:span></text:p>
          </draw:text-box>
        </draw:frame>
        <draw:frame draw:style-name="gr20" draw:text-style-name="P4" draw:layer="layout" svg:width="3.541cm" svg:height="0.378cm" svg:x="0.635cm" svg:y="7.861cm">
          <draw:text-box>
            <text:p text:style-name="P1"><text:span text:style-name="T3">describe a callable</text:span></text:p>
          </draw:text-box>
        </draw:frame>
        <draw:frame draw:style-name="gr10" draw:text-style-name="P4" draw:layer="layout" svg:width="0.933cm" svg:height="0.378cm" svg:x="5.631cm" svg:y="7.761cm">
          <draw:text-box>
            <text:p text:style-name="P1"><text:span text:style-name="T3">C-h f</text:span></text:p>
          </draw:text-box>
        </draw:frame>
        <draw:frame draw:style-name="gr21" draw:text-style-name="P4" draw:layer="layout" svg:width="5.404cm" svg:height="0.378cm" svg:x="0.635cm" svg:y="8.498cm">
          <draw:text-box>
            <text:p text:style-name="P1"><text:span text:style-name="T3">get mode-specific information</text:span></text:p>
          </draw:text-box>
        </draw:frame>
        <draw:frame draw:style-name="gr10" draw:text-style-name="P4" draw:layer="layout" svg:width="0.933cm" svg:height="0.378cm" svg:x="5.631cm" svg:y="8.398cm">
          <draw:text-box>
            <text:p text:style-name="P1"><text:span text:style-name="T3">C-h m</text:span></text:p>
          </draw:text-box>
        </draw:frame>
        <draw:frame draw:style-name="gr22" draw:text-style-name="P3" draw:layer="layout" svg:width="3.973cm" svg:height="0.564cm" svg:x="0.635cm" svg:y="9.363cm">
          <draw:text-box>
            <text:p text:style-name="P1"><text:span text:style-name="T2">Error Recovery</text:span></text:p>
          </draw:text-box>
        </draw:frame>
        <draw:frame draw:style-name="gr23" draw:text-style-name="P4" draw:layer="layout" svg:width="7.825cm" svg:height="0.378cm" svg:x="0.635cm" svg:y="9.788cm">
          <draw:text-box>
            <text:p text:style-name="P1"><text:span text:style-name="T4">Abort </text:span><text:span text:style-name="T5">c</text:span><text:span text:style-name="T6">ommand</text:span></text:p>
          </draw:text-box>
        </draw:frame>
        <draw:frame draw:style-name="gr24" draw:text-style-name="P4" draw:layer="layout" svg:width="1.806cm" svg:height="0.763cm" svg:x="5.631cm" svg:y="9.688cm">
          <draw:text-box>
            <text:p text:style-name="P1"><text:span text:style-name="T3">C-g, ESC</text:span></text:p>
          </draw:text-box>
        </draw:frame>
        <draw:frame draw:style-name="gr25" draw:text-style-name="P4" draw:layer="layout" svg:width="6.708cm" svg:height="0.378cm" svg:x="0.635cm" svg:y="10.126cm">
          <draw:text-box>
            <text:p text:style-name="P1"><text:span text:style-name="T4">recover</text:span><text:span text:style-name="T3"> files lost</text:span></text:p>
          </draw:text-box>
        </draw:frame>
        <draw:frame draw:style-name="gr20" draw:text-style-name="P4" draw:layer="layout" svg:width="3.541cm" svg:height="0.378cm" svg:x="5.625cm" svg:y="10.026cm">
          <draw:text-box>
            <text:p text:style-name="P1"><text:span text:style-name="T3">M-x recover-session</text:span></text:p>
          </draw:text-box>
        </draw:frame>
        <draw:frame draw:style-name="gr26" draw:text-style-name="P5" draw:layer="layout" svg:width="4.286cm" svg:height="0.378cm" svg:x="0.635cm" svg:y="10.463cm">
          <draw:text-box>
            <text:p text:style-name="P1"><text:span text:style-name="T7">undo</text:span><text:span text:style-name="T6"> an unwanted change</text:span></text:p>
          </draw:text-box>
        </draw:frame>
        <draw:frame draw:style-name="gr27" draw:text-style-name="P4" draw:layer="layout" svg:width="3.169cm" svg:height="0.378cm" svg:x="5.634cm" svg:y="10.363cm">
          <draw:text-box>
            <text:p text:style-name="P1"><text:span text:style-name="T3">C-x u, u (evil)</text:span></text:p>
          </draw:text-box>
        </draw:frame>
        <draw:frame draw:style-name="gr28" draw:text-style-name="P5" draw:layer="layout" svg:width="7.639cm" svg:height="0.378cm" svg:x="0.635cm" svg:y="10.8cm">
          <draw:text-box>
            <text:p text:style-name="P1"><text:span text:style-name="T6">restore a buffer</text:span></text:p>
          </draw:text-box>
        </draw:frame>
        <draw:frame draw:style-name="gr27" draw:text-style-name="P4" draw:layer="layout" svg:width="3.169cm" svg:height="0.378cm" svg:x="5.634cm" svg:y="10.7cm">
          <draw:text-box>
            <text:p text:style-name="P1"><text:span text:style-name="T3">M-x revert-buffer</text:span></text:p>
          </draw:text-box>
        </draw:frame>
        <draw:frame draw:style-name="gr29" draw:text-style-name="P3" draw:layer="layout" svg:width="5.107cm" svg:height="0.564cm" svg:x="0.635cm" svg:y="12.806cm">
          <draw:text-box>
            <text:p text:style-name="P1"><text:span text:style-name="T2">Incremental Search</text:span></text:p>
          </draw:text-box>
        </draw:frame>
        <draw:frame draw:style-name="gr30" draw:text-style-name="P4" draw:layer="layout" svg:width="2.61cm" svg:height="0.378cm" svg:x="0.635cm" svg:y="13.431cm">
          <draw:text-box>
            <text:p text:style-name="P1"><text:span text:style-name="T3">Search</text:span><text:span text:style-name="T3"><text:tab/></text:span></text:p>
          </draw:text-box>
        </draw:frame>
        <draw:frame draw:style-name="gr4" draw:text-style-name="P4" draw:layer="layout" svg:width="0.561cm" svg:height="0.378cm" svg:x="6.731cm" svg:y="13.431cm">
          <draw:text-box>
            <text:p text:style-name="P1"><text:span text:style-name="T3">C-s</text:span></text:p>
          </draw:text-box>
        </draw:frame>
        <draw:frame draw:style-name="gr31" draw:text-style-name="P4" draw:layer="layout" svg:width="4.659cm" svg:height="0.378cm" svg:x="0.635cm" svg:y="17.106cm">
          <draw:text-box>
            <text:p text:style-name="P1"><text:span text:style-name="T3">regular expression search</text:span></text:p>
          </draw:text-box>
        </draw:frame>
        <draw:frame draw:style-name="gr10" draw:text-style-name="P4" draw:layer="layout" svg:width="0.933cm" svg:height="0.378cm" svg:x="6.731cm" svg:y="17.106cm">
          <draw:text-box>
            <text:p text:style-name="P1"><text:span text:style-name="T3">C-M-s</text:span></text:p>
          </draw:text-box>
        </draw:frame>
        <draw:frame draw:style-name="gr14" draw:text-style-name="P4" draw:layer="layout" svg:width="6.149cm" svg:height="0.378cm" svg:x="0.635cm" svg:y="17.444cm">
          <draw:text-box>
            <text:p text:style-name="P1"><text:span text:style-name="T3">reverse regular expression search</text:span></text:p>
          </draw:text-box>
        </draw:frame>
        <draw:frame draw:style-name="gr10" draw:text-style-name="P4" draw:layer="layout" svg:width="0.933cm" svg:height="0.378cm" svg:x="6.731cm" svg:y="17.444cm">
          <draw:text-box>
            <text:p text:style-name="P1"><text:span text:style-name="T3">C-M-r</text:span></text:p>
          </draw:text-box>
        </draw:frame>
        <draw:frame draw:style-name="gr21" draw:text-style-name="P4" draw:layer="layout" svg:width="5.404cm" svg:height="0.378cm" svg:x="0.635cm" svg:y="17.895cm">
          <draw:text-box>
            <text:p text:style-name="P1"><text:span text:style-name="T3">select previous search string</text:span></text:p>
          </draw:text-box>
        </draw:frame>
        <draw:frame draw:style-name="gr4" draw:text-style-name="P4" draw:layer="layout" svg:width="0.561cm" svg:height="0.378cm" svg:x="6.731cm" svg:y="17.895cm">
          <draw:text-box>
            <text:p text:style-name="P1"><text:span text:style-name="T3">M-p</text:span></text:p>
          </draw:text-box>
        </draw:frame>
        <draw:frame draw:style-name="gr18" draw:text-style-name="P4" draw:layer="layout" svg:width="5.776cm" svg:height="0.378cm" svg:x="0.635cm" svg:y="18.232cm">
          <draw:text-box>
            <text:p text:style-name="P1"><text:span text:style-name="T3">select next later search string</text:span></text:p>
          </draw:text-box>
        </draw:frame>
        <draw:frame draw:style-name="gr4" draw:text-style-name="P4" draw:layer="layout" svg:width="0.561cm" svg:height="0.378cm" svg:x="6.731cm" svg:y="18.232cm">
          <draw:text-box>
            <text:p text:style-name="P1"><text:span text:style-name="T3">M-n</text:span></text:p>
          </draw:text-box>
        </draw:frame>
        <draw:frame draw:style-name="gr26" draw:text-style-name="P4" draw:layer="layout" svg:width="4.286cm" svg:height="0.378cm" svg:x="0.635cm" svg:y="18.57cm">
          <draw:text-box>
            <text:p text:style-name="P1"><text:span text:style-name="T3">exit incremental search</text:span></text:p>
          </draw:text-box>
        </draw:frame>
        <draw:frame draw:style-name="gr4" draw:text-style-name="P4" draw:layer="layout" svg:width="0.561cm" svg:height="0.378cm" svg:x="6.731cm" svg:y="18.57cm">
          <draw:text-box>
            <text:p text:style-name="P1"><text:span text:style-name="T3">RET</text:span></text:p>
          </draw:text-box>
        </draw:frame>
        <draw:frame draw:style-name="gr21" draw:text-style-name="P4" draw:layer="layout" svg:width="5.404cm" svg:height="0.378cm" svg:x="0.635cm" svg:y="18.907cm">
          <draw:text-box>
            <text:p text:style-name="P1"><text:span text:style-name="T3">undo effect of last character</text:span></text:p>
          </draw:text-box>
        </draw:frame>
        <draw:frame draw:style-name="gr4" draw:text-style-name="P4" draw:layer="layout" svg:width="0.561cm" svg:height="0.378cm" svg:x="6.731cm" svg:y="18.907cm">
          <draw:text-box>
            <text:p text:style-name="P1"><text:span text:style-name="T3">DEL</text:span></text:p>
          </draw:text-box>
        </draw:frame>
        <draw:frame draw:style-name="gr32" draw:text-style-name="P4" draw:layer="layout" svg:width="3.727cm" svg:height="0.378cm" svg:x="0.635cm" svg:y="19.244cm">
          <draw:text-box>
            <text:p text:style-name="P1"><text:span text:style-name="T3">abort current search</text:span></text:p>
          </draw:text-box>
        </draw:frame>
        <draw:frame draw:style-name="gr4" draw:text-style-name="P4" draw:layer="layout" svg:width="0.561cm" svg:height="0.378cm" svg:x="6.731cm" svg:y="19.244cm">
          <draw:text-box>
            <text:p text:style-name="P1"><text:span text:style-name="T3">C-g</text:span></text:p>
          </draw:text-box>
        </draw:frame>
        <draw:frame draw:style-name="gr33" draw:text-style-name="P4" draw:layer="layout" svg:width="11.551cm" svg:height="0.378cm" svg:x="0.635cm" svg:y="19.695cm">
          <draw:text-box>
            <text:p text:style-name="P1"><text:span text:style-name="T3">Use C-s or C-r again to repeat the search in either direction.</text:span></text:p>
          </draw:text-box>
        </draw:frame>
        <draw:frame draw:style-name="gr34" draw:text-style-name="P4" draw:layer="layout" svg:width="0.375cm" svg:height="0.378cm" svg:x="8.564cm" svg:y="19.695cm">
          <draw:text-box>
            <text:p text:style-name="P1"><text:span text:style-name="T3">If</text:span></text:p>
          </draw:text-box>
        </draw:frame>
        <draw:frame draw:style-name="gr35" draw:text-style-name="P4" draw:layer="layout" svg:width="11.923cm" svg:height="0.378cm" svg:x="0.635cm" svg:y="20.033cm">
          <draw:text-box>
            <text:p text:style-name="P1"><text:span text:style-name="T3">Emacs is still searching, C-g cancels only the part not matched.</text:span></text:p>
          </draw:text-box>
        </draw:frame>
        <draw:frame draw:style-name="gr36" draw:text-style-name="P6" draw:layer="layout" svg:width="0.21cm" svg:height="0.285cm" svg:x="1.315cm" svg:y="20.562cm">
          <draw:text-box>
            <text:p text:style-name="P1"><text:span text:style-name="T8">c</text:span></text:p>
          </draw:text-box>
        </draw:frame>
        <draw:frame draw:style-name="gr37" draw:text-style-name="P6" draw:layer="layout" svg:width="5.032cm" svg:height="0.285cm" svg:x="1.244cm" svg:y="20.568cm">
          <draw:text-box>
            <text:p text:style-name="P1"><text:span text:style-name="T8"><text:s/></text:span><text:span text:style-name="T8">2021 Free Software Foundation, Inc.</text:span></text:p>
          </draw:text-box>
        </draw:frame>
        <draw:frame draw:style-name="gr38" draw:text-style-name="P6" draw:layer="layout" svg:width="2.796cm" svg:height="0.285cm" svg:x="5.796cm" svg:y="20.568cm">
          <draw:text-box>
            <text:p text:style-name="P1"><text:span text:style-name="T8">Permissions on back.</text:span></text:p>
          </draw:text-box>
        </draw:frame>
        <draw:frame draw:style-name="gr39" draw:text-style-name="P3" draw:layer="layout" svg:width="1.704cm" svg:height="0.564cm" svg:x="9.931cm" svg:y="0.537cm">
          <draw:text-box>
            <text:p text:style-name="P1"><text:span text:style-name="T2">Motion</text:span></text:p>
          </draw:text-box>
        </draw:frame>
        <draw:frame draw:style-name="gr20" draw:text-style-name="P4" draw:layer="layout" svg:width="3.541cm" svg:height="0.378cm" svg:x="9.931cm" svg:y="1.261cm">
          <draw:text-box>
            <text:p text:style-name="P1"><text:span text:style-name="T4">entity to move over</text:span></text:p>
          </draw:text-box>
        </draw:frame>
        <draw:frame draw:style-name="gr40" draw:text-style-name="P4" draw:layer="layout" svg:width="1.492cm" svg:height="0.378cm" svg:x="14.877cm" svg:y="1.261cm">
          <draw:text-box>
            <text:p text:style-name="P1"><text:span text:style-name="T4">backward</text:span></text:p>
          </draw:text-box>
        </draw:frame>
        <draw:frame draw:style-name="gr6" draw:text-style-name="P4" draw:layer="layout" svg:width="1.306cm" svg:height="0.378cm" svg:x="16.601cm" svg:y="1.261cm">
          <draw:text-box>
            <text:p text:style-name="P1"><text:span text:style-name="T4">forward</text:span></text:p>
          </draw:text-box>
        </draw:frame>
        <draw:frame draw:style-name="gr41" draw:text-style-name="P4" draw:layer="layout" svg:width="1.678cm" svg:height="0.378cm" svg:x="9.931cm" svg:y="1.599cm">
          <draw:text-box>
            <text:p text:style-name="P1"><text:span text:style-name="T3">character</text:span></text:p>
          </draw:text-box>
        </draw:frame>
        <draw:frame draw:style-name="gr4" draw:text-style-name="P4" draw:layer="layout" svg:width="0.561cm" svg:height="0.378cm" svg:x="14.877cm" svg:y="1.599cm">
          <draw:text-box>
            <text:p text:style-name="P1"><text:span text:style-name="T3">C-b</text:span></text:p>
          </draw:text-box>
        </draw:frame>
        <draw:frame draw:style-name="gr4" draw:text-style-name="P4" draw:layer="layout" svg:width="0.561cm" svg:height="0.378cm" svg:x="16.601cm" svg:y="1.599cm">
          <draw:text-box>
            <text:p text:style-name="P1"><text:span text:style-name="T3">C-f</text:span></text:p>
          </draw:text-box>
        </draw:frame>
        <draw:frame draw:style-name="gr42" draw:text-style-name="P4" draw:layer="layout" svg:width="0.747cm" svg:height="0.378cm" svg:x="9.931cm" svg:y="1.936cm">
          <draw:text-box>
            <text:p text:style-name="P1"><text:span text:style-name="T3">word</text:span></text:p>
          </draw:text-box>
        </draw:frame>
        <draw:frame draw:style-name="gr4" draw:text-style-name="P4" draw:layer="layout" svg:width="0.561cm" svg:height="0.378cm" svg:x="14.877cm" svg:y="1.936cm">
          <draw:text-box>
            <text:p text:style-name="P1"><text:span text:style-name="T3">M-b</text:span></text:p>
          </draw:text-box>
        </draw:frame>
        <draw:frame draw:style-name="gr4" draw:text-style-name="P4" draw:layer="layout" svg:width="0.561cm" svg:height="0.378cm" svg:x="16.601cm" svg:y="1.936cm">
          <draw:text-box>
            <text:p text:style-name="P1"><text:span text:style-name="T3">M-f</text:span></text:p>
          </draw:text-box>
        </draw:frame>
        <draw:frame draw:style-name="gr42" draw:text-style-name="P4" draw:layer="layout" svg:width="0.747cm" svg:height="0.378cm" svg:x="9.931cm" svg:y="2.274cm">
          <draw:text-box>
            <text:p text:style-name="P1"><text:span text:style-name="T3">line</text:span></text:p>
          </draw:text-box>
        </draw:frame>
        <draw:frame draw:style-name="gr4" draw:text-style-name="P4" draw:layer="layout" svg:width="0.561cm" svg:height="0.378cm" svg:x="14.877cm" svg:y="2.274cm">
          <draw:text-box>
            <text:p text:style-name="P1"><text:span text:style-name="T3">C-p</text:span></text:p>
          </draw:text-box>
        </draw:frame>
        <draw:frame draw:style-name="gr4" draw:text-style-name="P4" draw:layer="layout" svg:width="0.561cm" svg:height="0.378cm" svg:x="16.601cm" svg:y="2.274cm">
          <draw:text-box>
            <text:p text:style-name="P1"><text:span text:style-name="T3">C-n</text:span></text:p>
          </draw:text-box>
        </draw:frame>
        <draw:frame draw:style-name="gr21" draw:text-style-name="P4" draw:layer="layout" svg:width="5.404cm" svg:height="0.378cm" svg:x="9.931cm" svg:y="2.611cm">
          <draw:text-box>
            <text:p text:style-name="P1"><text:span text:style-name="T3">go to line beginning (or end)</text:span></text:p>
          </draw:text-box>
        </draw:frame>
        <draw:frame draw:style-name="gr4" draw:text-style-name="P4" draw:layer="layout" svg:width="0.561cm" svg:height="0.378cm" svg:x="14.877cm" svg:y="2.611cm">
          <draw:text-box>
            <text:p text:style-name="P1"><text:span text:style-name="T3">C-a</text:span></text:p>
          </draw:text-box>
        </draw:frame>
        <draw:frame draw:style-name="gr4" draw:text-style-name="P4" draw:layer="layout" svg:width="0.561cm" svg:height="0.378cm" svg:x="16.601cm" svg:y="2.611cm">
          <draw:text-box>
            <text:p text:style-name="P1"><text:span text:style-name="T3">C-e</text:span></text:p>
          </draw:text-box>
        </draw:frame>
        <draw:frame draw:style-name="gr40" draw:text-style-name="P4" draw:layer="layout" svg:width="1.492cm" svg:height="0.378cm" svg:x="9.931cm" svg:y="2.948cm">
          <draw:text-box>
            <text:p text:style-name="P1"><text:span text:style-name="T3">sentence</text:span></text:p>
          </draw:text-box>
        </draw:frame>
        <draw:frame draw:style-name="gr4" draw:text-style-name="P4" draw:layer="layout" svg:width="0.561cm" svg:height="0.378cm" svg:x="14.877cm" svg:y="2.948cm">
          <draw:text-box>
            <text:p text:style-name="P1"><text:span text:style-name="T3">M-a</text:span></text:p>
          </draw:text-box>
        </draw:frame>
        <draw:frame draw:style-name="gr4" draw:text-style-name="P4" draw:layer="layout" svg:width="0.561cm" svg:height="0.378cm" svg:x="16.601cm" svg:y="2.948cm">
          <draw:text-box>
            <text:p text:style-name="P1"><text:span text:style-name="T3">M-e</text:span></text:p>
          </draw:text-box>
        </draw:frame>
        <draw:frame draw:style-name="gr41" draw:text-style-name="P4" draw:layer="layout" svg:width="1.678cm" svg:height="0.378cm" svg:x="9.931cm" svg:y="3.286cm">
          <draw:text-box>
            <text:p text:style-name="P1"><text:span text:style-name="T3">paragraph</text:span></text:p>
          </draw:text-box>
        </draw:frame>
        <draw:frame draw:style-name="gr4" draw:text-style-name="P4" draw:layer="layout" svg:width="0.561cm" svg:height="0.378cm" svg:x="14.877cm" svg:y="3.286cm">
          <draw:text-box>
            <text:p text:style-name="P1"><text:span text:style-name="T3">M-{</text:span></text:p>
          </draw:text-box>
        </draw:frame>
        <draw:frame draw:style-name="gr4" draw:text-style-name="P4" draw:layer="layout" svg:width="0.561cm" svg:height="0.378cm" svg:x="16.601cm" svg:y="3.286cm">
          <draw:text-box>
            <text:p text:style-name="P1"><text:span text:style-name="T3">M-}</text:span></text:p>
          </draw:text-box>
        </draw:frame>
        <draw:frame draw:style-name="gr42" draw:text-style-name="P4" draw:layer="layout" svg:width="0.747cm" svg:height="0.378cm" svg:x="9.931cm" svg:y="3.623cm">
          <draw:text-box>
            <text:p text:style-name="P1"><text:span text:style-name="T3">page</text:span></text:p>
          </draw:text-box>
        </draw:frame>
        <draw:frame draw:style-name="gr10" draw:text-style-name="P4" draw:layer="layout" svg:width="0.933cm" svg:height="0.378cm" svg:x="14.877cm" svg:y="3.623cm">
          <draw:text-box>
            <text:p text:style-name="P1"><text:span text:style-name="T3">C-x [</text:span></text:p>
          </draw:text-box>
        </draw:frame>
        <draw:frame draw:style-name="gr10" draw:text-style-name="P4" draw:layer="layout" svg:width="0.933cm" svg:height="0.378cm" svg:x="16.6cm" svg:y="3.623cm">
          <draw:text-box>
            <text:p text:style-name="P1"><text:span text:style-name="T3">C-x ]</text:span></text:p>
          </draw:text-box>
        </draw:frame>
        <draw:frame draw:style-name="gr42" draw:text-style-name="P4" draw:layer="layout" svg:width="0.747cm" svg:height="0.378cm" svg:x="9.931cm" svg:y="3.961cm">
          <draw:text-box>
            <text:p text:style-name="P1"><text:span text:style-name="T3">sexp</text:span></text:p>
          </draw:text-box>
        </draw:frame>
        <draw:frame draw:style-name="gr10" draw:text-style-name="P4" draw:layer="layout" svg:width="0.933cm" svg:height="0.378cm" svg:x="14.877cm" svg:y="3.961cm">
          <draw:text-box>
            <text:p text:style-name="P1"><text:span text:style-name="T3">C-M-b</text:span></text:p>
          </draw:text-box>
        </draw:frame>
        <draw:frame draw:style-name="gr10" draw:text-style-name="P4" draw:layer="layout" svg:width="0.933cm" svg:height="0.378cm" svg:x="16.601cm" svg:y="3.961cm">
          <draw:text-box>
            <text:p text:style-name="P1"><text:span text:style-name="T3">C-M-f</text:span></text:p>
          </draw:text-box>
        </draw:frame>
        <draw:frame draw:style-name="gr40" draw:text-style-name="P4" draw:layer="layout" svg:width="1.492cm" svg:height="0.378cm" svg:x="9.931cm" svg:y="4.298cm">
          <draw:text-box>
            <text:p text:style-name="P1"><text:span text:style-name="T3">function</text:span></text:p>
          </draw:text-box>
        </draw:frame>
        <draw:frame draw:style-name="gr10" draw:text-style-name="P4" draw:layer="layout" svg:width="0.933cm" svg:height="0.378cm" svg:x="14.877cm" svg:y="4.298cm">
          <draw:text-box>
            <text:p text:style-name="P1"><text:span text:style-name="T3">C-M-a</text:span></text:p>
          </draw:text-box>
        </draw:frame>
        <draw:frame draw:style-name="gr10" draw:text-style-name="P4" draw:layer="layout" svg:width="0.933cm" svg:height="0.378cm" svg:x="16.601cm" svg:y="4.298cm">
          <draw:text-box>
            <text:p text:style-name="P1"><text:span text:style-name="T3">C-M-e</text:span></text:p>
          </draw:text-box>
        </draw:frame>
        <draw:frame draw:style-name="gr18" draw:text-style-name="P4" draw:layer="layout" svg:width="5.776cm" svg:height="0.378cm" svg:x="9.931cm" svg:y="4.635cm">
          <draw:text-box>
            <text:p text:style-name="P1"><text:span text:style-name="T3">go to buffer beginning (or end)</text:span></text:p>
          </draw:text-box>
        </draw:frame>
        <draw:frame draw:style-name="gr4" draw:text-style-name="P4" draw:layer="layout" svg:width="0.561cm" svg:height="0.378cm" svg:x="14.877cm" svg:y="4.635cm">
          <draw:text-box>
            <text:p text:style-name="P1"><text:span text:style-name="T3">M-&lt;</text:span></text:p>
          </draw:text-box>
        </draw:frame>
        <draw:frame draw:style-name="gr4" draw:text-style-name="P4" draw:layer="layout" svg:width="0.561cm" svg:height="0.378cm" svg:x="16.601cm" svg:y="4.635cm">
          <draw:text-box>
            <text:p text:style-name="P1"><text:span text:style-name="T3">M-&gt;</text:span></text:p>
          </draw:text-box>
        </draw:frame>
        <draw:frame draw:style-name="gr43" draw:text-style-name="P4" draw:layer="layout" svg:width="3.914cm" svg:height="0.378cm" svg:x="9.931cm" svg:y="5.061cm">
          <draw:text-box>
            <text:p text:style-name="P1"><text:span text:style-name="T3">scroll to next screen</text:span></text:p>
          </draw:text-box>
        </draw:frame>
        <draw:frame draw:style-name="gr4" draw:text-style-name="P4" draw:layer="layout" svg:width="0.561cm" svg:height="0.378cm" svg:x="16.027cm" svg:y="5.061cm">
          <draw:text-box>
            <text:p text:style-name="P1"><text:span text:style-name="T3">C-v</text:span></text:p>
          </draw:text-box>
        </draw:frame>
        <draw:frame draw:style-name="gr31" draw:text-style-name="P4" draw:layer="layout" svg:width="4.659cm" svg:height="0.378cm" svg:x="9.931cm" svg:y="5.399cm">
          <draw:text-box>
            <text:p text:style-name="P1"><text:span text:style-name="T3">scroll to previous screen</text:span></text:p>
          </draw:text-box>
        </draw:frame>
        <draw:frame draw:style-name="gr4" draw:text-style-name="P4" draw:layer="layout" svg:width="0.561cm" svg:height="0.378cm" svg:x="16.027cm" svg:y="5.399cm">
          <draw:text-box>
            <text:p text:style-name="P1"><text:span text:style-name="T3">M-v</text:span></text:p>
          </draw:text-box>
        </draw:frame>
        <draw:frame draw:style-name="gr44" draw:text-style-name="P4" draw:layer="layout" svg:width="2.051cm" svg:height="0.378cm" svg:x="9.931cm" svg:y="5.736cm">
          <draw:text-box>
            <text:p text:style-name="P1"><text:span text:style-name="T3">scroll left</text:span></text:p>
          </draw:text-box>
        </draw:frame>
        <draw:frame draw:style-name="gr10" draw:text-style-name="P4" draw:layer="layout" svg:width="0.933cm" svg:height="0.378cm" svg:x="16.027cm" svg:y="5.736cm">
          <draw:text-box>
            <text:p text:style-name="P1"><text:span text:style-name="T3">C-x &lt;</text:span></text:p>
          </draw:text-box>
        </draw:frame>
        <draw:frame draw:style-name="gr45" draw:text-style-name="P4" draw:layer="layout" svg:width="2.237cm" svg:height="0.378cm" svg:x="9.931cm" svg:y="6.073cm">
          <draw:text-box>
            <text:p text:style-name="P1"><text:span text:style-name="T3">scroll right</text:span></text:p>
          </draw:text-box>
        </draw:frame>
        <draw:frame draw:style-name="gr10" draw:text-style-name="P4" draw:layer="layout" svg:width="0.933cm" svg:height="0.378cm" svg:x="16.027cm" svg:y="6.073cm">
          <draw:text-box>
            <text:p text:style-name="P1"><text:span text:style-name="T3">C-x &gt;</text:span></text:p>
          </draw:text-box>
        </draw:frame>
        <draw:frame draw:style-name="gr23" draw:text-style-name="P4" draw:layer="layout" svg:width="7.825cm" svg:height="0.378cm" svg:x="9.931cm" svg:y="6.411cm">
          <draw:text-box>
            <text:p text:style-name="P1"><text:span text:style-name="T3">scroll current line to center, top, bottom</text:span></text:p>
          </draw:text-box>
        </draw:frame>
        <draw:frame draw:style-name="gr4" draw:text-style-name="P4" draw:layer="layout" svg:width="0.561cm" svg:height="0.378cm" svg:x="16.027cm" svg:y="6.411cm">
          <draw:text-box>
            <text:p text:style-name="P1"><text:span text:style-name="T3">C-l</text:span></text:p>
          </draw:text-box>
        </draw:frame>
        <draw:frame draw:style-name="gr41" draw:text-style-name="P4" draw:layer="layout" svg:width="1.678cm" svg:height="0.378cm" svg:x="9.931cm" svg:y="6.837cm">
          <draw:text-box>
            <text:p text:style-name="P1"><text:span text:style-name="T3">goto line</text:span></text:p>
          </draw:text-box>
        </draw:frame>
        <draw:frame draw:style-name="gr10" draw:text-style-name="P4" draw:layer="layout" svg:width="0.933cm" svg:height="0.378cm" svg:x="16.027cm" svg:y="6.837cm">
          <draw:text-box>
            <text:p text:style-name="P1"><text:span text:style-name="T3">M-g g</text:span></text:p>
          </draw:text-box>
        </draw:frame>
        <draw:frame draw:style-name="gr41" draw:text-style-name="P4" draw:layer="layout" svg:width="1.678cm" svg:height="0.378cm" svg:x="9.931cm" svg:y="7.174cm">
          <draw:text-box>
            <text:p text:style-name="P1"><text:span text:style-name="T3">goto char</text:span></text:p>
          </draw:text-box>
        </draw:frame>
        <draw:frame draw:style-name="gr10" draw:text-style-name="P4" draw:layer="layout" svg:width="0.933cm" svg:height="0.378cm" svg:x="16.027cm" svg:y="7.174cm">
          <draw:text-box>
            <text:p text:style-name="P1"><text:span text:style-name="T3">M-g c</text:span></text:p>
          </draw:text-box>
        </draw:frame>
        <draw:frame draw:style-name="gr20" draw:text-style-name="P4" draw:layer="layout" svg:width="3.541cm" svg:height="0.378cm" svg:x="9.931cm" svg:y="7.512cm">
          <draw:text-box>
            <text:p text:style-name="P1"><text:span text:style-name="T3">back to indentation</text:span></text:p>
          </draw:text-box>
        </draw:frame>
        <draw:frame draw:style-name="gr4" draw:text-style-name="P4" draw:layer="layout" svg:width="0.561cm" svg:height="0.378cm" svg:x="16.027cm" svg:y="7.512cm">
          <draw:text-box>
            <text:p text:style-name="P1"><text:span text:style-name="T3">M-m</text:span></text:p>
          </draw:text-box>
        </draw:frame>
        <draw:frame draw:style-name="gr46" draw:text-style-name="P3" draw:layer="layout" svg:width="5.675cm" svg:height="0.564cm" svg:x="9.931cm" svg:y="8.017cm">
          <draw:text-box>
            <text:p text:style-name="P1"><text:span text:style-name="T2">Killing and Deleting</text:span></text:p>
          </draw:text-box>
        </draw:frame>
        <draw:frame draw:style-name="gr30" draw:text-style-name="P4" draw:layer="layout" svg:width="2.61cm" svg:height="0.378cm" svg:x="9.931cm" svg:y="8.741cm">
          <draw:text-box>
            <text:p text:style-name="P1"><text:span text:style-name="T4">entity to kill</text:span></text:p>
          </draw:text-box>
        </draw:frame>
        <draw:frame draw:style-name="gr40" draw:text-style-name="P4" draw:layer="layout" svg:width="1.492cm" svg:height="0.378cm" svg:x="14.877cm" svg:y="8.741cm">
          <draw:text-box>
            <text:p text:style-name="P1"><text:span text:style-name="T4">backward</text:span></text:p>
          </draw:text-box>
        </draw:frame>
        <draw:frame draw:style-name="gr6" draw:text-style-name="P4" draw:layer="layout" svg:width="1.306cm" svg:height="0.378cm" svg:x="16.601cm" svg:y="8.741cm">
          <draw:text-box>
            <text:p text:style-name="P1"><text:span text:style-name="T4">forward</text:span></text:p>
          </draw:text-box>
        </draw:frame>
        <draw:frame draw:style-name="gr47" draw:text-style-name="P4" draw:layer="layout" svg:width="5.217cm" svg:height="0.378cm" svg:x="9.931cm" svg:y="9.079cm">
          <draw:text-box>
            <text:p text:style-name="P1"><text:span text:style-name="T3">character (delete, not kill)</text:span></text:p>
          </draw:text-box>
        </draw:frame>
        <draw:frame draw:style-name="gr4" draw:text-style-name="P4" draw:layer="layout" svg:width="0.561cm" svg:height="0.378cm" svg:x="14.877cm" svg:y="9.079cm">
          <draw:text-box>
            <text:p text:style-name="P1"><text:span text:style-name="T3">DEL</text:span></text:p>
          </draw:text-box>
        </draw:frame>
        <draw:frame draw:style-name="gr4" draw:text-style-name="P4" draw:layer="layout" svg:width="0.561cm" svg:height="0.378cm" svg:x="16.601cm" svg:y="9.079cm">
          <draw:text-box>
            <text:p text:style-name="P1"><text:span text:style-name="T3">C-d</text:span></text:p>
          </draw:text-box>
        </draw:frame>
        <draw:frame draw:style-name="gr42" draw:text-style-name="P4" draw:layer="layout" svg:width="0.747cm" svg:height="0.378cm" svg:x="9.931cm" svg:y="9.416cm">
          <draw:text-box>
            <text:p text:style-name="P1"><text:span text:style-name="T3">word</text:span></text:p>
          </draw:text-box>
        </draw:frame>
        <draw:frame draw:style-name="gr10" draw:text-style-name="P4" draw:layer="layout" svg:width="0.933cm" svg:height="0.378cm" svg:x="14.877cm" svg:y="9.416cm">
          <draw:text-box>
            <text:p text:style-name="P1"><text:span text:style-name="T3">M-DEL</text:span></text:p>
          </draw:text-box>
        </draw:frame>
        <draw:frame draw:style-name="gr4" draw:text-style-name="P4" draw:layer="layout" svg:width="0.561cm" svg:height="0.378cm" svg:x="16.601cm" svg:y="9.416cm">
          <draw:text-box>
            <text:p text:style-name="P1"><text:span text:style-name="T3">M-d</text:span></text:p>
          </draw:text-box>
        </draw:frame>
        <draw:frame draw:style-name="gr48" draw:text-style-name="P4" draw:layer="layout" svg:width="2.982cm" svg:height="0.378cm" svg:x="9.931cm" svg:y="9.754cm">
          <draw:text-box>
            <text:p text:style-name="P1"><text:span text:style-name="T3">line (to end of)</text:span></text:p>
          </draw:text-box>
        </draw:frame>
        <draw:frame draw:style-name="gr6" draw:text-style-name="P4" draw:layer="layout" svg:width="1.306cm" svg:height="0.378cm" svg:x="14.877cm" svg:y="9.754cm">
          <draw:text-box>
            <text:p text:style-name="P1"><text:span text:style-name="T3">M-0 C-k</text:span></text:p>
          </draw:text-box>
        </draw:frame>
        <draw:frame draw:style-name="gr4" draw:text-style-name="P4" draw:layer="layout" svg:width="0.561cm" svg:height="0.378cm" svg:x="16.601cm" svg:y="9.754cm">
          <draw:text-box>
            <text:p text:style-name="P1"><text:span text:style-name="T3">C-k</text:span></text:p>
          </draw:text-box>
        </draw:frame>
        <draw:frame draw:style-name="gr40" draw:text-style-name="P4" draw:layer="layout" svg:width="1.492cm" svg:height="0.378cm" svg:x="9.931cm" svg:y="10.091cm">
          <draw:text-box>
            <text:p text:style-name="P1"><text:span text:style-name="T3">sentence</text:span></text:p>
          </draw:text-box>
        </draw:frame>
        <draw:frame draw:style-name="gr6" draw:text-style-name="P4" draw:layer="layout" svg:width="1.306cm" svg:height="0.378cm" svg:x="14.877cm" svg:y="10.091cm">
          <draw:text-box>
            <text:p text:style-name="P1"><text:span text:style-name="T3">C-x DEL</text:span></text:p>
          </draw:text-box>
        </draw:frame>
        <draw:frame draw:style-name="gr4" draw:text-style-name="P4" draw:layer="layout" svg:width="0.561cm" svg:height="0.378cm" svg:x="16.601cm" svg:y="10.091cm">
          <draw:text-box>
            <text:p text:style-name="P1"><text:span text:style-name="T3">M-k</text:span></text:p>
          </draw:text-box>
        </draw:frame>
        <draw:frame draw:style-name="gr42" draw:text-style-name="P4" draw:layer="layout" svg:width="0.747cm" svg:height="0.378cm" svg:x="9.931cm" svg:y="10.428cm">
          <draw:text-box>
            <text:p text:style-name="P1"><text:span text:style-name="T3">sexp</text:span></text:p>
          </draw:text-box>
        </draw:frame>
        <draw:frame draw:style-name="gr41" draw:text-style-name="P4" draw:layer="layout" svg:width="1.678cm" svg:height="0.378cm" svg:x="14.877cm" svg:y="10.428cm">
          <draw:text-box>
            <text:p text:style-name="P1"><text:span text:style-name="T3">M-- C-M-k</text:span></text:p>
          </draw:text-box>
        </draw:frame>
        <draw:frame draw:style-name="gr10" draw:text-style-name="P4" draw:layer="layout" svg:width="0.933cm" svg:height="0.378cm" svg:x="16.6cm" svg:y="10.428cm">
          <draw:text-box>
            <text:p text:style-name="P1"><text:span text:style-name="T3">C-M-k</text:span></text:p>
          </draw:text-box>
        </draw:frame>
        <draw:frame draw:style-name="gr44" draw:text-style-name="P4" draw:layer="layout" svg:width="2.051cm" svg:height="0.378cm" svg:x="9.931cm" svg:y="10.854cm">
          <draw:text-box>
            <text:p text:style-name="P1"><text:span text:style-name="T3">kill</text:span><text:span text:style-name="T4"> region</text:span></text:p>
          </draw:text-box>
        </draw:frame>
        <draw:frame draw:style-name="gr4" draw:text-style-name="P4" draw:layer="layout" svg:width="0.561cm" svg:height="0.378cm" svg:x="16.027cm" svg:y="10.854cm">
          <draw:text-box>
            <text:p text:style-name="P1"><text:span text:style-name="T3">C-w</text:span></text:p>
          </draw:text-box>
        </draw:frame>
        <draw:frame draw:style-name="gr49" draw:text-style-name="P4" draw:layer="layout" svg:width="4.472cm" svg:height="0.378cm" svg:x="9.931cm" svg:y="11.192cm">
          <draw:text-box>
            <text:p text:style-name="P1"><text:span text:style-name="T3">copy region to kill ring</text:span></text:p>
          </draw:text-box>
        </draw:frame>
        <draw:frame draw:style-name="gr4" draw:text-style-name="P4" draw:layer="layout" svg:width="0.561cm" svg:height="0.378cm" svg:x="16.027cm" svg:y="11.192cm">
          <draw:text-box>
            <text:p text:style-name="P1"><text:span text:style-name="T3">M-w</text:span></text:p>
          </draw:text-box>
        </draw:frame>
        <draw:frame draw:style-name="gr50" draw:text-style-name="P4" draw:layer="layout" svg:width="6.707cm" svg:height="0.378cm" svg:x="9.931cm" svg:y="11.529cm">
          <draw:text-box>
            <text:p text:style-name="P1"><text:span text:style-name="T3">kill through next occurrence of</text:span><text:span text:style-name="T9"> char</text:span></text:p>
          </draw:text-box>
        </draw:frame>
        <draw:frame draw:style-name="gr40" draw:text-style-name="P4" draw:layer="layout" svg:width="1.492cm" svg:height="0.378cm" svg:x="16.027cm" svg:y="11.529cm">
          <draw:text-box>
            <text:p text:style-name="P1"><text:span text:style-name="T3">M-z</text:span><text:span text:style-name="T9"> char</text:span></text:p>
          </draw:text-box>
        </draw:frame>
        <draw:frame draw:style-name="gr51" draw:text-style-name="P4" draw:layer="layout" svg:width="5.031cm" svg:height="0.378cm" svg:x="9.931cm" svg:y="11.955cm">
          <draw:text-box>
            <text:p text:style-name="P1"><text:span text:style-name="T3">yank back last thing killed</text:span></text:p>
          </draw:text-box>
        </draw:frame>
        <draw:frame draw:style-name="gr4" draw:text-style-name="P4" draw:layer="layout" svg:width="0.561cm" svg:height="0.378cm" svg:x="16.027cm" svg:y="11.955cm">
          <draw:text-box>
            <text:p text:style-name="P1"><text:span text:style-name="T3">C-y</text:span></text:p>
          </draw:text-box>
        </draw:frame>
        <draw:frame draw:style-name="gr25" draw:text-style-name="P4" draw:layer="layout" svg:width="6.708cm" svg:height="0.378cm" svg:x="9.931cm" svg:y="12.292cm">
          <draw:text-box>
            <text:p text:style-name="P1"><text:span text:style-name="T3">replace last yank with previous kill</text:span></text:p>
          </draw:text-box>
        </draw:frame>
        <draw:frame draw:style-name="gr4" draw:text-style-name="P4" draw:layer="layout" svg:width="0.561cm" svg:height="0.378cm" svg:x="16.027cm" svg:y="12.292cm">
          <draw:text-box>
            <text:p text:style-name="P1"><text:span text:style-name="T3">M-y</text:span></text:p>
          </draw:text-box>
        </draw:frame>
        <draw:frame draw:style-name="gr52" draw:text-style-name="P3" draw:layer="layout" svg:width="1.987cm" svg:height="0.564cm" svg:x="9.931cm" svg:y="12.843cm">
          <draw:text-box>
            <text:p text:style-name="P1"><text:span text:style-name="T2">Marking</text:span></text:p>
          </draw:text-box>
        </draw:frame>
        <draw:frame draw:style-name="gr53" draw:text-style-name="P4" draw:layer="layout" svg:width="2.423cm" svg:height="0.378cm" svg:x="9.931cm" svg:y="13.568cm">
          <draw:text-box>
            <text:p text:style-name="P1"><text:span text:style-name="T3">set mark here</text:span></text:p>
          </draw:text-box>
        </draw:frame>
        <draw:frame draw:style-name="gr45" draw:text-style-name="P4" draw:layer="layout" svg:width="2.237cm" svg:height="0.378cm" svg:x="16.027cm" svg:y="13.568cm">
          <draw:text-box>
            <text:p text:style-name="P1"><text:span text:style-name="T3">C-@ or C-SPC</text:span></text:p>
          </draw:text-box>
        </draw:frame>
        <draw:frame draw:style-name="gr26" draw:text-style-name="P4" draw:layer="layout" svg:width="4.286cm" svg:height="0.378cm" svg:x="9.931cm" svg:y="13.906cm">
          <draw:text-box>
            <text:p text:style-name="P1"><text:span text:style-name="T3">exchange point and mark</text:span></text:p>
          </draw:text-box>
        </draw:frame>
        <draw:frame draw:style-name="gr6" draw:text-style-name="P4" draw:layer="layout" svg:width="1.306cm" svg:height="0.378cm" svg:x="16.027cm" svg:y="13.906cm">
          <draw:text-box>
            <text:p text:style-name="P1"><text:span text:style-name="T3">C-x C-x</text:span></text:p>
          </draw:text-box>
        </draw:frame>
        <draw:frame draw:style-name="gr26" draw:text-style-name="P4" draw:layer="layout" svg:width="4.286cm" svg:height="0.378cm" svg:x="9.931cm" svg:y="14.332cm">
          <draw:text-box>
            <text:p text:style-name="P1"><text:span text:style-name="T3">set mark</text:span><text:span text:style-name="T9"> arg</text:span><text:span text:style-name="T4"> words</text:span><text:span text:style-name="T3"> away</text:span></text:p>
          </draw:text-box>
        </draw:frame>
        <draw:frame draw:style-name="gr54" draw:text-style-name="P4" draw:layer="layout" svg:width="0.586cm" svg:height="0.378cm" svg:x="16.027cm" svg:y="14.332cm">
          <draw:text-box>
            <text:p text:style-name="P1"><text:span text:style-name="T3">M-@</text:span></text:p>
          </draw:text-box>
        </draw:frame>
        <draw:frame draw:style-name="gr30" draw:text-style-name="P4" draw:layer="layout" svg:width="2.61cm" svg:height="0.378cm" svg:x="9.931cm" svg:y="14.669cm">
          <draw:text-box>
            <text:p text:style-name="P1"><text:span text:style-name="T3">mark</text:span><text:span text:style-name="T4"> paragraph</text:span></text:p>
          </draw:text-box>
        </draw:frame>
        <draw:frame draw:style-name="gr4" draw:text-style-name="P4" draw:layer="layout" svg:width="0.561cm" svg:height="0.378cm" svg:x="16.027cm" svg:y="14.669cm">
          <draw:text-box>
            <text:p text:style-name="P1"><text:span text:style-name="T3">M-h</text:span></text:p>
          </draw:text-box>
        </draw:frame>
        <draw:frame draw:style-name="gr41" draw:text-style-name="P4" draw:layer="layout" svg:width="1.678cm" svg:height="0.378cm" svg:x="9.931cm" svg:y="15.006cm">
          <draw:text-box>
            <text:p text:style-name="P1"><text:span text:style-name="T3">mark</text:span><text:span text:style-name="T4"> page</text:span></text:p>
          </draw:text-box>
        </draw:frame>
        <draw:frame draw:style-name="gr6" draw:text-style-name="P4" draw:layer="layout" svg:width="1.306cm" svg:height="0.378cm" svg:x="16.027cm" svg:y="15.006cm">
          <draw:text-box>
            <text:p text:style-name="P1"><text:span text:style-name="T3">C-x C-p</text:span></text:p>
          </draw:text-box>
        </draw:frame>
        <draw:frame draw:style-name="gr41" draw:text-style-name="P4" draw:layer="layout" svg:width="1.678cm" svg:height="0.378cm" svg:x="9.931cm" svg:y="15.344cm">
          <draw:text-box>
            <text:p text:style-name="P1"><text:span text:style-name="T3">mark</text:span><text:span text:style-name="T4"> sexp</text:span></text:p>
          </draw:text-box>
        </draw:frame>
        <draw:frame draw:style-name="gr10" draw:text-style-name="P4" draw:layer="layout" svg:width="0.933cm" svg:height="0.378cm" svg:x="16.027cm" svg:y="15.344cm">
          <draw:text-box>
            <text:p text:style-name="P1"><text:span text:style-name="T3">C-M-@</text:span></text:p>
          </draw:text-box>
        </draw:frame>
        <draw:frame draw:style-name="gr53" draw:text-style-name="P4" draw:layer="layout" svg:width="2.423cm" svg:height="0.378cm" svg:x="9.931cm" svg:y="15.681cm">
          <draw:text-box>
            <text:p text:style-name="P1"><text:span text:style-name="T3">mark</text:span><text:span text:style-name="T4"> function</text:span></text:p>
          </draw:text-box>
        </draw:frame>
        <draw:frame draw:style-name="gr10" draw:text-style-name="P4" draw:layer="layout" svg:width="0.933cm" svg:height="0.378cm" svg:x="16.027cm" svg:y="15.681cm">
          <draw:text-box>
            <text:p text:style-name="P1"><text:span text:style-name="T3">C-M-h</text:span></text:p>
          </draw:text-box>
        </draw:frame>
        <draw:frame draw:style-name="gr17" draw:text-style-name="P4" draw:layer="layout" svg:width="3.355cm" svg:height="0.378cm" svg:x="9.931cm" svg:y="16.019cm">
          <draw:text-box>
            <text:p text:style-name="P1"><text:span text:style-name="T3">mark entire</text:span><text:span text:style-name="T4"> buffer</text:span></text:p>
          </draw:text-box>
        </draw:frame>
        <draw:frame draw:style-name="gr10" draw:text-style-name="P4" draw:layer="layout" svg:width="0.933cm" svg:height="0.378cm" svg:x="16.027cm" svg:y="16.019cm">
          <draw:text-box>
            <text:p text:style-name="P1"><text:span text:style-name="T3">C-x h</text:span></text:p>
          </draw:text-box>
        </draw:frame>
        <draw:frame draw:style-name="gr2" draw:text-style-name="P3" draw:layer="layout" svg:width="3.689cm" svg:height="0.564cm" svg:x="9.931cm" svg:y="16.523cm">
          <draw:text-box>
            <text:p text:style-name="P1"><text:span text:style-name="T2">Query Replace</text:span></text:p>
          </draw:text-box>
        </draw:frame>
        <draw:frame draw:style-name="gr55" draw:text-style-name="P4" draw:layer="layout" svg:width="6.521cm" svg:height="0.378cm" svg:x="9.931cm" svg:y="17.248cm">
          <draw:text-box>
            <text:p text:style-name="P1"><text:span text:style-name="T3">interactively replace a text string</text:span></text:p>
          </draw:text-box>
        </draw:frame>
        <draw:frame draw:style-name="gr4" draw:text-style-name="P4" draw:layer="layout" svg:width="0.561cm" svg:height="0.378cm" svg:x="16.027cm" svg:y="17.248cm">
          <draw:text-box>
            <text:p text:style-name="P1"><text:span text:style-name="T3">M-%</text:span></text:p>
          </draw:text-box>
        </draw:frame>
        <draw:frame draw:style-name="gr31" draw:text-style-name="P4" draw:layer="layout" svg:width="4.659cm" svg:height="0.378cm" svg:x="9.931cm" svg:y="17.586cm">
          <draw:text-box>
            <text:p text:style-name="P1"><text:span text:style-name="T3">using regular expressions</text:span></text:p>
          </draw:text-box>
        </draw:frame>
        <draw:frame draw:style-name="gr49" draw:text-style-name="P4" draw:layer="layout" svg:width="4.472cm" svg:height="0.378cm" svg:x="14.474cm" svg:y="17.586cm">
          <draw:text-box>
            <text:p text:style-name="P1"><text:span text:style-name="T3">M-x query-replace-regexp</text:span></text:p>
          </draw:text-box>
        </draw:frame>
        <draw:frame draw:style-name="gr28" draw:text-style-name="P4" draw:layer="layout" svg:width="7.639cm" svg:height="0.378cm" svg:x="9.931cm" svg:y="18.012cm">
          <draw:text-box>
            <text:p text:style-name="P1"><text:span text:style-name="T3">Valid responses in query-replace mode are</text:span></text:p>
          </draw:text-box>
        </draw:frame>
        <draw:frame draw:style-name="gr18" draw:text-style-name="P4" draw:layer="layout" svg:width="5.776cm" svg:height="0.378cm" svg:x="9.931cm" svg:y="18.438cm">
          <draw:text-box>
            <text:p text:style-name="P1"><text:span text:style-name="T4">replace</text:span><text:span text:style-name="T3"> this one, go on to next</text:span></text:p>
          </draw:text-box>
        </draw:frame>
        <draw:frame draw:style-name="gr40" draw:text-style-name="P4" draw:layer="layout" svg:width="1.492cm" svg:height="0.378cm" svg:x="16.027cm" svg:y="18.438cm">
          <draw:text-box>
            <text:p text:style-name="P1"><text:span text:style-name="T3">SPC or y</text:span></text:p>
          </draw:text-box>
        </draw:frame>
        <draw:frame draw:style-name="gr47" draw:text-style-name="P4" draw:layer="layout" svg:width="5.217cm" svg:height="0.378cm" svg:x="9.931cm" svg:y="18.775cm">
          <draw:text-box>
            <text:p text:style-name="P1"><text:span text:style-name="T3">replace this one, don’t move</text:span></text:p>
          </draw:text-box>
        </draw:frame>
        <draw:frame draw:style-name="gr56" draw:text-style-name="P4" draw:layer="layout" svg:width="0.28cm" svg:height="0.378cm" svg:x="16.027cm" svg:y="18.775cm">
          <draw:text-box>
            <text:p text:style-name="P1"><text:span text:style-name="T3">,</text:span></text:p>
          </draw:text-box>
        </draw:frame>
        <draw:frame draw:style-name="gr57" draw:text-style-name="P4" draw:layer="layout" svg:width="5.59cm" svg:height="0.378cm" svg:x="9.931cm" svg:y="19.112cm">
          <draw:text-box>
            <text:p text:style-name="P1"><text:span text:style-name="T4">skip</text:span><text:span text:style-name="T3"> to next without replacing</text:span></text:p>
          </draw:text-box>
        </draw:frame>
        <draw:frame draw:style-name="gr40" draw:text-style-name="P4" draw:layer="layout" svg:width="1.492cm" svg:height="0.378cm" svg:x="16.027cm" svg:y="19.112cm">
          <draw:text-box>
            <text:p text:style-name="P1"><text:span text:style-name="T3">DEL or n</text:span></text:p>
          </draw:text-box>
        </draw:frame>
        <draw:frame draw:style-name="gr21" draw:text-style-name="P4" draw:layer="layout" svg:width="5.404cm" svg:height="0.378cm" svg:x="9.931cm" svg:y="19.45cm">
          <draw:text-box>
            <text:p text:style-name="P1"><text:span text:style-name="T3">replace all remaining matches</text:span></text:p>
          </draw:text-box>
        </draw:frame>
        <draw:frame draw:style-name="gr56" draw:text-style-name="P4" draw:layer="layout" svg:width="0.28cm" svg:height="0.378cm" svg:x="16.027cm" svg:y="19.45cm">
          <draw:text-box>
            <text:p text:style-name="P1"><text:span text:style-name="T3">!</text:span></text:p>
          </draw:text-box>
        </draw:frame>
        <draw:frame draw:style-name="gr21" draw:text-style-name="P4" draw:layer="layout" svg:width="5.404cm" svg:height="0.378cm" svg:x="9.931cm" svg:y="19.787cm">
          <draw:text-box>
            <text:p text:style-name="P1"><text:span text:style-name="T4">back up</text:span><text:span text:style-name="T3"> to the previous match</text:span></text:p>
          </draw:text-box>
        </draw:frame>
        <draw:frame draw:style-name="gr56" draw:text-style-name="P4" draw:layer="layout" svg:width="0.28cm" svg:height="0.378cm" svg:x="16.027cm" svg:y="19.787cm">
          <draw:text-box>
            <text:p text:style-name="P1"><text:span text:style-name="T3">^</text:span></text:p>
          </draw:text-box>
        </draw:frame>
        <draw:frame draw:style-name="gr17" draw:text-style-name="P4" draw:layer="layout" svg:width="3.355cm" svg:height="0.378cm" svg:x="9.931cm" svg:y="20.125cm">
          <draw:text-box>
            <text:p text:style-name="P1"><text:span text:style-name="T4">exit</text:span><text:span text:style-name="T3"> query-replace</text:span></text:p>
          </draw:text-box>
        </draw:frame>
        <draw:frame draw:style-name="gr4" draw:text-style-name="P4" draw:layer="layout" svg:width="0.561cm" svg:height="0.378cm" svg:x="16.027cm" svg:y="20.125cm">
          <draw:text-box>
            <text:p text:style-name="P1"><text:span text:style-name="T3">RET</text:span></text:p>
          </draw:text-box>
        </draw:frame>
        <draw:frame draw:style-name="gr25" draw:text-style-name="P4" draw:layer="layout" svg:width="6.708cm" svg:height="0.378cm" svg:x="9.931cm" svg:y="20.462cm">
          <draw:text-box>
            <text:p text:style-name="P1"><text:span text:style-name="T3">enter recursive edit (C-M-c to exit)</text:span></text:p>
          </draw:text-box>
        </draw:frame>
        <draw:frame draw:style-name="gr4" draw:text-style-name="P4" draw:layer="layout" svg:width="0.561cm" svg:height="0.378cm" svg:x="16.027cm" svg:y="20.462cm">
          <draw:text-box>
            <text:p text:style-name="P1"><text:span text:style-name="T3">C-r</text:span></text:p>
          </draw:text-box>
        </draw:frame>
        <draw:frame draw:style-name="gr58" draw:text-style-name="P3" draw:layer="layout" svg:width="4.54cm" svg:height="0.564cm" svg:x="19.228cm" svg:y="0.537cm">
          <draw:text-box>
            <text:p text:style-name="P1"><text:span text:style-name="T2">Multiple Windows</text:span></text:p>
          </draw:text-box>
        </draw:frame>
        <draw:frame draw:style-name="gr47" draw:text-style-name="P4" draw:layer="layout" svg:width="5.217cm" svg:height="0.378cm" svg:x="19.228cm" svg:y="1.167cm">
          <draw:text-box>
            <text:p text:style-name="P1"><text:span text:style-name="T3">When two commands are shown,</text:span></text:p>
          </draw:text-box>
        </draw:frame>
        <draw:frame draw:style-name="gr47" draw:text-style-name="P4" draw:layer="layout" svg:width="5.217cm" svg:height="0.378cm" svg:x="23.674cm" svg:y="1.167cm">
          <draw:text-box>
            <text:p text:style-name="P1"><text:span text:style-name="T3">the second is a similar com-</text:span></text:p>
          </draw:text-box>
        </draw:frame>
        <draw:frame draw:style-name="gr59" draw:text-style-name="P4" draw:layer="layout" svg:width="6.894cm" svg:height="0.378cm" svg:x="19.228cm" svg:y="1.504cm">
          <draw:text-box>
            <text:p text:style-name="P1"><text:span text:style-name="T3">mand for a frame instead of a window.</text:span></text:p>
          </draw:text-box>
        </draw:frame>
        <draw:frame draw:style-name="gr49" draw:text-style-name="P4" draw:layer="layout" svg:width="4.472cm" svg:height="0.378cm" svg:x="19.228cm" svg:y="1.907cm">
          <draw:text-box>
            <text:p text:style-name="P1"><text:span text:style-name="T3">delete all other windows</text:span></text:p>
          </draw:text-box>
        </draw:frame>
        <draw:frame draw:style-name="gr10" draw:text-style-name="P4" draw:layer="layout" svg:width="0.933cm" svg:height="0.378cm" svg:x="24.368cm" svg:y="1.907cm">
          <draw:text-box>
            <text:p text:style-name="P1"><text:span text:style-name="T3">C-x 1</text:span></text:p>
          </draw:text-box>
        </draw:frame>
        <draw:frame draw:style-name="gr6" draw:text-style-name="P4" draw:layer="layout" svg:width="1.306cm" svg:height="0.378cm" svg:x="26.012cm" svg:y="1.907cm">
          <draw:text-box>
            <text:p text:style-name="P1"><text:span text:style-name="T3">C-x 5 1</text:span></text:p>
          </draw:text-box>
        </draw:frame>
        <draw:frame draw:style-name="gr21" draw:text-style-name="P4" draw:layer="layout" svg:width="5.404cm" svg:height="0.378cm" svg:x="19.228cm" svg:y="2.244cm">
          <draw:text-box>
            <text:p text:style-name="P1"><text:span text:style-name="T3">split window, above and below</text:span></text:p>
          </draw:text-box>
        </draw:frame>
        <draw:frame draw:style-name="gr10" draw:text-style-name="P4" draw:layer="layout" svg:width="0.933cm" svg:height="0.378cm" svg:x="24.368cm" svg:y="2.244cm">
          <draw:text-box>
            <text:p text:style-name="P1"><text:span text:style-name="T3">C-x 2</text:span></text:p>
          </draw:text-box>
        </draw:frame>
        <draw:frame draw:style-name="gr6" draw:text-style-name="P4" draw:layer="layout" svg:width="1.306cm" svg:height="0.378cm" svg:x="26.012cm" svg:y="2.244cm">
          <draw:text-box>
            <text:p text:style-name="P1"><text:span text:style-name="T3">C-x 5 2</text:span></text:p>
          </draw:text-box>
        </draw:frame>
        <draw:frame draw:style-name="gr17" draw:text-style-name="P4" draw:layer="layout" svg:width="3.355cm" svg:height="0.378cm" svg:x="19.228cm" svg:y="2.582cm">
          <draw:text-box>
            <text:p text:style-name="P1"><text:span text:style-name="T3">delete this window</text:span></text:p>
          </draw:text-box>
        </draw:frame>
        <draw:frame draw:style-name="gr10" draw:text-style-name="P4" draw:layer="layout" svg:width="0.933cm" svg:height="0.378cm" svg:x="24.368cm" svg:y="2.582cm">
          <draw:text-box>
            <text:p text:style-name="P1"><text:span text:style-name="T3">C-x 0</text:span></text:p>
          </draw:text-box>
        </draw:frame>
        <draw:frame draw:style-name="gr6" draw:text-style-name="P4" draw:layer="layout" svg:width="1.306cm" svg:height="0.378cm" svg:x="26.012cm" svg:y="2.582cm">
          <draw:text-box>
            <text:p text:style-name="P1"><text:span text:style-name="T3">C-x 5 0</text:span></text:p>
          </draw:text-box>
        </draw:frame>
        <draw:frame draw:style-name="gr60" draw:text-style-name="P4" draw:layer="layout" svg:width="4.845cm" svg:height="0.378cm" svg:x="19.228cm" svg:y="2.984cm">
          <draw:text-box>
            <text:p text:style-name="P1"><text:span text:style-name="T3">split window, side by side</text:span></text:p>
          </draw:text-box>
        </draw:frame>
        <draw:frame draw:style-name="gr10" draw:text-style-name="P4" draw:layer="layout" svg:width="0.933cm" svg:height="0.378cm" svg:x="25.324cm" svg:y="2.984cm">
          <draw:text-box>
            <text:p text:style-name="P1"><text:span text:style-name="T3">C-x 3</text:span></text:p>
          </draw:text-box>
        </draw:frame>
        <draw:frame draw:style-name="gr20" draw:text-style-name="P4" draw:layer="layout" svg:width="3.541cm" svg:height="0.378cm" svg:x="19.228cm" svg:y="3.387cm">
          <draw:text-box>
            <text:p text:style-name="P1"><text:span text:style-name="T3">scroll other window</text:span></text:p>
          </draw:text-box>
        </draw:frame>
        <draw:frame draw:style-name="gr10" draw:text-style-name="P4" draw:layer="layout" svg:width="0.933cm" svg:height="0.378cm" svg:x="25.324cm" svg:y="3.387cm">
          <draw:text-box>
            <text:p text:style-name="P1"><text:span text:style-name="T3">C-M-v</text:span></text:p>
          </draw:text-box>
        </draw:frame>
        <draw:frame draw:style-name="gr18" draw:text-style-name="P4" draw:layer="layout" svg:width="5.776cm" svg:height="0.378cm" svg:x="19.228cm" svg:y="3.789cm">
          <draw:text-box>
            <text:p text:style-name="P1"><text:span text:style-name="T3">switch cursor to another window</text:span></text:p>
          </draw:text-box>
        </draw:frame>
        <draw:frame draw:style-name="gr10" draw:text-style-name="P4" draw:layer="layout" svg:width="0.933cm" svg:height="0.378cm" svg:x="24.368cm" svg:y="3.789cm">
          <draw:text-box>
            <text:p text:style-name="P1"><text:span text:style-name="T3">C-x o</text:span></text:p>
          </draw:text-box>
        </draw:frame>
        <draw:frame draw:style-name="gr6" draw:text-style-name="P4" draw:layer="layout" svg:width="1.306cm" svg:height="0.378cm" svg:x="26.012cm" svg:y="3.789cm">
          <draw:text-box>
            <text:p text:style-name="P1"><text:span text:style-name="T3">C-x 5 o</text:span></text:p>
          </draw:text-box>
        </draw:frame>
        <draw:frame draw:style-name="gr21" draw:text-style-name="P4" draw:layer="layout" svg:width="5.404cm" svg:height="0.378cm" svg:x="19.228cm" svg:y="4.126cm">
          <draw:text-box>
            <text:p text:style-name="P1"><text:span text:style-name="T3">select buffer in other window</text:span></text:p>
          </draw:text-box>
        </draw:frame>
        <draw:frame draw:style-name="gr6" draw:text-style-name="P4" draw:layer="layout" svg:width="1.306cm" svg:height="0.378cm" svg:x="24.368cm" svg:y="4.126cm">
          <draw:text-box>
            <text:p text:style-name="P1"><text:span text:style-name="T3">C-x 4 b</text:span></text:p>
          </draw:text-box>
        </draw:frame>
        <draw:frame draw:style-name="gr6" draw:text-style-name="P4" draw:layer="layout" svg:width="1.306cm" svg:height="0.378cm" svg:x="26.011cm" svg:y="4.126cm">
          <draw:text-box>
            <text:p text:style-name="P1"><text:span text:style-name="T3">C-x 5 b</text:span></text:p>
          </draw:text-box>
        </draw:frame>
        <draw:frame draw:style-name="gr57" draw:text-style-name="P4" draw:layer="layout" svg:width="5.59cm" svg:height="0.378cm" svg:x="19.228cm" svg:y="4.464cm">
          <draw:text-box>
            <text:p text:style-name="P1"><text:span text:style-name="T3">display buffer in other window</text:span></text:p>
          </draw:text-box>
        </draw:frame>
        <draw:frame draw:style-name="gr41" draw:text-style-name="P4" draw:layer="layout" svg:width="1.678cm" svg:height="0.378cm" svg:x="24.368cm" svg:y="4.464cm">
          <draw:text-box>
            <text:p text:style-name="P1"><text:span text:style-name="T3">C-x 4 C-o</text:span></text:p>
          </draw:text-box>
        </draw:frame>
        <draw:frame draw:style-name="gr41" draw:text-style-name="P4" draw:layer="layout" svg:width="1.678cm" svg:height="0.378cm" svg:x="26.012cm" svg:y="4.464cm">
          <draw:text-box>
            <text:p text:style-name="P1"><text:span text:style-name="T3">C-x 5 C-o</text:span></text:p>
          </draw:text-box>
        </draw:frame>
        <draw:frame draw:style-name="gr31" draw:text-style-name="P4" draw:layer="layout" svg:width="4.659cm" svg:height="0.378cm" svg:x="19.228cm" svg:y="4.801cm">
          <draw:text-box>
            <text:p text:style-name="P1"><text:span text:style-name="T3">find file in other window</text:span></text:p>
          </draw:text-box>
        </draw:frame>
        <draw:frame draw:style-name="gr6" draw:text-style-name="P4" draw:layer="layout" svg:width="1.306cm" svg:height="0.378cm" svg:x="24.368cm" svg:y="4.801cm">
          <draw:text-box>
            <text:p text:style-name="P1"><text:span text:style-name="T3">C-x 4 f</text:span></text:p>
          </draw:text-box>
        </draw:frame>
        <draw:frame draw:style-name="gr6" draw:text-style-name="P4" draw:layer="layout" svg:width="1.306cm" svg:height="0.378cm" svg:x="26.011cm" svg:y="4.801cm">
          <draw:text-box>
            <text:p text:style-name="P1"><text:span text:style-name="T3">C-x 5 f</text:span></text:p>
          </draw:text-box>
        </draw:frame>
        <draw:frame draw:style-name="gr55" draw:text-style-name="P4" draw:layer="layout" svg:width="6.521cm" svg:height="0.378cm" svg:x="19.228cm" svg:y="5.139cm">
          <draw:text-box>
            <text:p text:style-name="P1"><text:span text:style-name="T3">find file read-only in other window</text:span></text:p>
          </draw:text-box>
        </draw:frame>
        <draw:frame draw:style-name="gr6" draw:text-style-name="P4" draw:layer="layout" svg:width="1.306cm" svg:height="0.378cm" svg:x="24.368cm" svg:y="5.139cm">
          <draw:text-box>
            <text:p text:style-name="P1"><text:span text:style-name="T3">C-x 4 r</text:span></text:p>
          </draw:text-box>
        </draw:frame>
        <draw:frame draw:style-name="gr6" draw:text-style-name="P4" draw:layer="layout" svg:width="1.306cm" svg:height="0.378cm" svg:x="26.011cm" svg:y="5.139cm">
          <draw:text-box>
            <text:p text:style-name="P1"><text:span text:style-name="T3">C-x 5 r</text:span></text:p>
          </draw:text-box>
        </draw:frame>
        <draw:frame draw:style-name="gr31" draw:text-style-name="P4" draw:layer="layout" svg:width="4.659cm" svg:height="0.378cm" svg:x="19.228cm" svg:y="5.476cm">
          <draw:text-box>
            <text:p text:style-name="P1"><text:span text:style-name="T3">run Dired in other window</text:span></text:p>
          </draw:text-box>
        </draw:frame>
        <draw:frame draw:style-name="gr6" draw:text-style-name="P4" draw:layer="layout" svg:width="1.306cm" svg:height="0.378cm" svg:x="24.368cm" svg:y="5.476cm">
          <draw:text-box>
            <text:p text:style-name="P1"><text:span text:style-name="T3">C-x 4 d</text:span></text:p>
          </draw:text-box>
        </draw:frame>
        <draw:frame draw:style-name="gr6" draw:text-style-name="P4" draw:layer="layout" svg:width="1.306cm" svg:height="0.378cm" svg:x="26.011cm" svg:y="5.476cm">
          <draw:text-box>
            <text:p text:style-name="P1"><text:span text:style-name="T3">C-x 5 d</text:span></text:p>
          </draw:text-box>
        </draw:frame>
        <draw:frame draw:style-name="gr49" draw:text-style-name="P4" draw:layer="layout" svg:width="4.472cm" svg:height="0.378cm" svg:x="19.228cm" svg:y="5.813cm">
          <draw:text-box>
            <text:p text:style-name="P1"><text:span text:style-name="T3">find tag in other window</text:span></text:p>
          </draw:text-box>
        </draw:frame>
        <draw:frame draw:style-name="gr6" draw:text-style-name="P4" draw:layer="layout" svg:width="1.306cm" svg:height="0.378cm" svg:x="24.368cm" svg:y="5.813cm">
          <draw:text-box>
            <text:p text:style-name="P1"><text:span text:style-name="T3">C-x 4 .</text:span></text:p>
          </draw:text-box>
        </draw:frame>
        <draw:frame draw:style-name="gr6" draw:text-style-name="P4" draw:layer="layout" svg:width="1.306cm" svg:height="0.378cm" svg:x="26.011cm" svg:y="5.813cm">
          <draw:text-box>
            <text:p text:style-name="P1"><text:span text:style-name="T3">C-x 5 .</text:span></text:p>
          </draw:text-box>
        </draw:frame>
        <draw:frame draw:style-name="gr17" draw:text-style-name="P4" draw:layer="layout" svg:width="3.355cm" svg:height="0.378cm" svg:x="19.228cm" svg:y="6.216cm">
          <draw:text-box>
            <text:p text:style-name="P1"><text:span text:style-name="T3">grow window taller</text:span></text:p>
          </draw:text-box>
        </draw:frame>
        <draw:frame draw:style-name="gr10" draw:text-style-name="P4" draw:layer="layout" svg:width="0.933cm" svg:height="0.378cm" svg:x="25.324cm" svg:y="6.216cm">
          <draw:text-box>
            <text:p text:style-name="P1"><text:span text:style-name="T3">C-x ^</text:span></text:p>
          </draw:text-box>
        </draw:frame>
        <draw:frame draw:style-name="gr61" draw:text-style-name="P4" draw:layer="layout" svg:width="4.1cm" svg:height="0.378cm" svg:x="19.228cm" svg:y="6.553cm">
          <draw:text-box>
            <text:p text:style-name="P1"><text:span text:style-name="T3">shrink window narrower</text:span></text:p>
          </draw:text-box>
        </draw:frame>
        <draw:frame draw:style-name="gr10" draw:text-style-name="P4" draw:layer="layout" svg:width="0.933cm" svg:height="0.378cm" svg:x="25.324cm" svg:y="6.553cm">
          <draw:text-box>
            <text:p text:style-name="P1"><text:span text:style-name="T3">C-x {</text:span></text:p>
          </draw:text-box>
        </draw:frame>
        <draw:frame draw:style-name="gr27" draw:text-style-name="P4" draw:layer="layout" svg:width="3.169cm" svg:height="0.378cm" svg:x="19.228cm" svg:y="6.891cm">
          <draw:text-box>
            <text:p text:style-name="P1"><text:span text:style-name="T3">grow window wider</text:span></text:p>
          </draw:text-box>
        </draw:frame>
        <draw:frame draw:style-name="gr10" draw:text-style-name="P4" draw:layer="layout" svg:width="0.933cm" svg:height="0.378cm" svg:x="25.324cm" svg:y="6.891cm">
          <draw:text-box>
            <text:p text:style-name="P1"><text:span text:style-name="T3">C-x }</text:span></text:p>
          </draw:text-box>
        </draw:frame>
        <draw:frame draw:style-name="gr62" draw:text-style-name="P3" draw:layer="layout" svg:width="2.838cm" svg:height="0.564cm" svg:x="19.228cm" svg:y="7.316cm">
          <draw:text-box>
            <text:p text:style-name="P1"><text:span text:style-name="T2">Formatting</text:span></text:p>
          </draw:text-box>
        </draw:frame>
        <draw:frame draw:style-name="gr25" draw:text-style-name="P4" draw:layer="layout" svg:width="6.708cm" svg:height="0.378cm" svg:x="19.228cm" svg:y="7.947cm">
          <draw:text-box>
            <text:p text:style-name="P1"><text:span text:style-name="T3">indent current</text:span><text:span text:style-name="T4"> line</text:span><text:span text:style-name="T3"> (mode-dependent)</text:span></text:p>
          </draw:text-box>
        </draw:frame>
        <draw:frame draw:style-name="gr4" draw:text-style-name="P4" draw:layer="layout" svg:width="0.561cm" svg:height="0.378cm" svg:x="25.324cm" svg:y="7.947cm">
          <draw:text-box>
            <text:p text:style-name="P1"><text:span text:style-name="T3">TAB</text:span></text:p>
          </draw:text-box>
        </draw:frame>
        <draw:frame draw:style-name="gr63" draw:text-style-name="P4" draw:layer="layout" svg:width="5.591cm" svg:height="0.378cm" svg:x="19.228cm" svg:y="8.284cm">
          <draw:text-box>
            <text:p text:style-name="P1"><text:span text:style-name="T3">indent</text:span><text:span text:style-name="T4"> region</text:span><text:span text:style-name="T3"> (mode-dependent)</text:span></text:p>
          </draw:text-box>
        </draw:frame>
        <draw:frame draw:style-name="gr10" draw:text-style-name="P4" draw:layer="layout" svg:width="0.933cm" svg:height="0.378cm" svg:x="25.324cm" svg:y="8.284cm">
          <draw:text-box>
            <text:p text:style-name="P1"><text:span text:style-name="T3">C-M-\</text:span></text:p>
          </draw:text-box>
        </draw:frame>
        <draw:frame draw:style-name="gr64" draw:text-style-name="P4" draw:layer="layout" svg:width="5.218cm" svg:height="0.378cm" svg:x="19.228cm" svg:y="8.621cm">
          <draw:text-box>
            <text:p text:style-name="P1"><text:span text:style-name="T3">indent</text:span><text:span text:style-name="T4"> sexp</text:span><text:span text:style-name="T3"> (mode-dependent)</text:span></text:p>
          </draw:text-box>
        </draw:frame>
        <draw:frame draw:style-name="gr10" draw:text-style-name="P4" draw:layer="layout" svg:width="0.933cm" svg:height="0.378cm" svg:x="25.324cm" svg:y="8.621cm">
          <draw:text-box>
            <text:p text:style-name="P1"><text:span text:style-name="T3">C-M-q</text:span></text:p>
          </draw:text-box>
        </draw:frame>
        <draw:frame draw:style-name="gr14" draw:text-style-name="P4" draw:layer="layout" svg:width="6.149cm" svg:height="0.378cm" svg:x="19.228cm" svg:y="8.959cm">
          <draw:text-box>
            <text:p text:style-name="P1"><text:span text:style-name="T3">indent region rigidly</text:span><text:span text:style-name="T9"> arg</text:span><text:span text:style-name="T3"> columns</text:span></text:p>
          </draw:text-box>
        </draw:frame>
        <draw:frame draw:style-name="gr6" draw:text-style-name="P4" draw:layer="layout" svg:width="1.306cm" svg:height="0.378cm" svg:x="25.324cm" svg:y="8.959cm">
          <draw:text-box>
            <text:p text:style-name="P1"><text:span text:style-name="T3">C-x TAB</text:span></text:p>
          </draw:text-box>
        </draw:frame>
        <draw:frame draw:style-name="gr17" draw:text-style-name="P4" draw:layer="layout" svg:width="3.355cm" svg:height="0.378cm" svg:x="19.228cm" svg:y="9.296cm">
          <draw:text-box>
            <text:p text:style-name="P1"><text:span text:style-name="T3">indent for comment</text:span></text:p>
          </draw:text-box>
        </draw:frame>
        <draw:frame draw:style-name="gr4" draw:text-style-name="P4" draw:layer="layout" svg:width="0.561cm" svg:height="0.378cm" svg:x="25.324cm" svg:y="9.296cm">
          <draw:text-box>
            <text:p text:style-name="P1"><text:span text:style-name="T3">M-;</text:span></text:p>
          </draw:text-box>
        </draw:frame>
        <draw:frame draw:style-name="gr60" draw:text-style-name="P4" draw:layer="layout" svg:width="4.845cm" svg:height="0.378cm" svg:x="19.228cm" svg:y="9.699cm">
          <draw:text-box>
            <text:p text:style-name="P1"><text:span text:style-name="T3">insert newline after point</text:span></text:p>
          </draw:text-box>
        </draw:frame>
        <draw:frame draw:style-name="gr4" draw:text-style-name="P4" draw:layer="layout" svg:width="0.561cm" svg:height="0.378cm" svg:x="25.324cm" svg:y="9.699cm">
          <draw:text-box>
            <text:p text:style-name="P1"><text:span text:style-name="T3">C-o</text:span></text:p>
          </draw:text-box>
        </draw:frame>
        <draw:frame draw:style-name="gr14" draw:text-style-name="P4" draw:layer="layout" svg:width="6.149cm" svg:height="0.378cm" svg:x="19.228cm" svg:y="10.036cm">
          <draw:text-box>
            <text:p text:style-name="P1"><text:span text:style-name="T3">move rest of line vertically down</text:span></text:p>
          </draw:text-box>
        </draw:frame>
        <draw:frame draw:style-name="gr10" draw:text-style-name="P4" draw:layer="layout" svg:width="0.933cm" svg:height="0.378cm" svg:x="25.324cm" svg:y="10.036cm">
          <draw:text-box>
            <text:p text:style-name="P1"><text:span text:style-name="T3">C-M-o</text:span></text:p>
          </draw:text-box>
        </draw:frame>
        <draw:frame draw:style-name="gr18" draw:text-style-name="P4" draw:layer="layout" svg:width="5.776cm" svg:height="0.378cm" svg:x="19.228cm" svg:y="10.373cm">
          <draw:text-box>
            <text:p text:style-name="P1"><text:span text:style-name="T3">delete blank lines around point</text:span></text:p>
          </draw:text-box>
        </draw:frame>
        <draw:frame draw:style-name="gr6" draw:text-style-name="P4" draw:layer="layout" svg:width="1.306cm" svg:height="0.378cm" svg:x="25.324cm" svg:y="10.373cm">
          <draw:text-box>
            <text:p text:style-name="P1"><text:span text:style-name="T3">C-x C-o</text:span></text:p>
          </draw:text-box>
        </draw:frame>
        <draw:frame draw:style-name="gr65" draw:text-style-name="P4" draw:layer="layout" svg:width="7.453cm" svg:height="0.378cm" svg:x="19.228cm" svg:y="10.711cm">
          <draw:text-box>
            <text:p text:style-name="P1"><text:span text:style-name="T3">join line with previous (with arg, next)</text:span></text:p>
          </draw:text-box>
        </draw:frame>
        <draw:frame draw:style-name="gr4" draw:text-style-name="P4" draw:layer="layout" svg:width="0.561cm" svg:height="0.378cm" svg:x="25.324cm" svg:y="10.711cm">
          <draw:text-box>
            <text:p text:style-name="P1"><text:span text:style-name="T3">M-^</text:span></text:p>
          </draw:text-box>
        </draw:frame>
        <draw:frame draw:style-name="gr55" draw:text-style-name="P4" draw:layer="layout" svg:width="6.521cm" svg:height="0.378cm" svg:x="19.228cm" svg:y="11.048cm">
          <draw:text-box>
            <text:p text:style-name="P1"><text:span text:style-name="T3">delete all white space around point</text:span></text:p>
          </draw:text-box>
        </draw:frame>
        <draw:frame draw:style-name="gr4" draw:text-style-name="P4" draw:layer="layout" svg:width="0.561cm" svg:height="0.378cm" svg:x="25.324cm" svg:y="11.048cm">
          <draw:text-box>
            <text:p text:style-name="P1"><text:span text:style-name="T3">M-\</text:span></text:p>
          </draw:text-box>
        </draw:frame>
        <draw:frame draw:style-name="gr57" draw:text-style-name="P4" draw:layer="layout" svg:width="5.59cm" svg:height="0.378cm" svg:x="19.228cm" svg:y="11.386cm">
          <draw:text-box>
            <text:p text:style-name="P1"><text:span text:style-name="T3">put exactly one space at point</text:span></text:p>
          </draw:text-box>
        </draw:frame>
        <draw:frame draw:style-name="gr10" draw:text-style-name="P4" draw:layer="layout" svg:width="0.933cm" svg:height="0.378cm" svg:x="25.324cm" svg:y="11.386cm">
          <draw:text-box>
            <text:p text:style-name="P1"><text:span text:style-name="T3">M-SPC</text:span></text:p>
          </draw:text-box>
        </draw:frame>
        <draw:frame draw:style-name="gr30" draw:text-style-name="P4" draw:layer="layout" svg:width="2.61cm" svg:height="0.378cm" svg:x="19.228cm" svg:y="11.788cm">
          <draw:text-box>
            <text:p text:style-name="P1"><text:span text:style-name="T3">fill paragraph</text:span></text:p>
          </draw:text-box>
        </draw:frame>
        <draw:frame draw:style-name="gr4" draw:text-style-name="P4" draw:layer="layout" svg:width="0.561cm" svg:height="0.378cm" svg:x="25.324cm" svg:y="11.788cm">
          <draw:text-box>
            <text:p text:style-name="P1"><text:span text:style-name="T3">M-q</text:span></text:p>
          </draw:text-box>
        </draw:frame>
        <draw:frame draw:style-name="gr61" draw:text-style-name="P4" draw:layer="layout" svg:width="4.1cm" svg:height="0.378cm" svg:x="19.228cm" svg:y="12.125cm">
          <draw:text-box>
            <text:p text:style-name="P1"><text:span text:style-name="T3">set fill column to</text:span><text:span text:style-name="T9"> arg</text:span></text:p>
          </draw:text-box>
        </draw:frame>
        <draw:frame draw:style-name="gr10" draw:text-style-name="P4" draw:layer="layout" svg:width="0.933cm" svg:height="0.378cm" svg:x="25.324cm" svg:y="12.125cm">
          <draw:text-box>
            <text:p text:style-name="P1"><text:span text:style-name="T3">C-x f</text:span></text:p>
          </draw:text-box>
        </draw:frame>
        <draw:frame draw:style-name="gr19" draw:text-style-name="P4" draw:layer="layout" svg:width="5.963cm" svg:height="0.378cm" svg:x="19.228cm" svg:y="12.463cm">
          <draw:text-box>
            <text:p text:style-name="P1"><text:span text:style-name="T3">set prefix each line starts with</text:span></text:p>
          </draw:text-box>
        </draw:frame>
        <draw:frame draw:style-name="gr10" draw:text-style-name="P4" draw:layer="layout" svg:width="0.933cm" svg:height="0.378cm" svg:x="25.324cm" svg:y="12.463cm">
          <draw:text-box>
            <text:p text:style-name="P1"><text:span text:style-name="T3">C-x .</text:span></text:p>
          </draw:text-box>
        </draw:frame>
        <draw:frame draw:style-name="gr40" draw:text-style-name="P4" draw:layer="layout" svg:width="1.492cm" svg:height="0.378cm" svg:x="19.228cm" svg:y="12.865cm">
          <draw:text-box>
            <text:p text:style-name="P1"><text:span text:style-name="T3">set face</text:span></text:p>
          </draw:text-box>
        </draw:frame>
        <draw:frame draw:style-name="gr4" draw:text-style-name="P4" draw:layer="layout" svg:width="0.561cm" svg:height="0.378cm" svg:x="25.324cm" svg:y="12.865cm">
          <draw:text-box>
            <text:p text:style-name="P1"><text:span text:style-name="T3">M-o</text:span></text:p>
          </draw:text-box>
        </draw:frame>
        <draw:frame draw:style-name="gr66" draw:text-style-name="P3" draw:layer="layout" svg:width="3.122cm" svg:height="0.564cm" svg:x="19.228cm" svg:y="13.252cm">
          <draw:text-box>
            <text:p text:style-name="P1"><text:span text:style-name="T2">Case Change</text:span></text:p>
          </draw:text-box>
        </draw:frame>
        <draw:frame draw:style-name="gr30" draw:text-style-name="P4" draw:layer="layout" svg:width="2.61cm" svg:height="0.378cm" svg:x="19.228cm" svg:y="13.883cm">
          <draw:text-box>
            <text:p text:style-name="P1"><text:span text:style-name="T3">uppercase word</text:span></text:p>
          </draw:text-box>
        </draw:frame>
        <draw:frame draw:style-name="gr4" draw:text-style-name="P4" draw:layer="layout" svg:width="0.561cm" svg:height="0.378cm" svg:x="25.324cm" svg:y="13.883cm">
          <draw:text-box>
            <text:p text:style-name="P1"><text:span text:style-name="T3">M-u</text:span></text:p>
          </draw:text-box>
        </draw:frame>
        <draw:frame draw:style-name="gr67" draw:text-style-name="P4" draw:layer="layout" svg:width="2.635cm" svg:height="0.378cm" svg:x="19.228cm" svg:y="14.22cm">
          <draw:text-box>
            <text:p text:style-name="P1"><text:span text:style-name="T3">lowercase word</text:span></text:p>
          </draw:text-box>
        </draw:frame>
        <draw:frame draw:style-name="gr4" draw:text-style-name="P4" draw:layer="layout" svg:width="0.561cm" svg:height="0.378cm" svg:x="25.324cm" svg:y="14.22cm">
          <draw:text-box>
            <text:p text:style-name="P1"><text:span text:style-name="T3">M-l</text:span></text:p>
          </draw:text-box>
        </draw:frame>
        <draw:frame draw:style-name="gr68" draw:text-style-name="P4" draw:layer="layout" svg:width="2.796cm" svg:height="0.378cm" svg:x="19.228cm" svg:y="14.558cm">
          <draw:text-box>
            <text:p text:style-name="P1"><text:span text:style-name="T3">capitalize word</text:span></text:p>
          </draw:text-box>
        </draw:frame>
        <draw:frame draw:style-name="gr4" draw:text-style-name="P4" draw:layer="layout" svg:width="0.561cm" svg:height="0.378cm" svg:x="25.324cm" svg:y="14.558cm">
          <draw:text-box>
            <text:p text:style-name="P1"><text:span text:style-name="T3">M-c</text:span></text:p>
          </draw:text-box>
        </draw:frame>
        <draw:frame draw:style-name="gr48" draw:text-style-name="P4" draw:layer="layout" svg:width="2.982cm" svg:height="0.378cm" svg:x="19.228cm" svg:y="14.96cm">
          <draw:text-box>
            <text:p text:style-name="P1"><text:span text:style-name="T3">uppercase region</text:span></text:p>
          </draw:text-box>
        </draw:frame>
        <draw:frame draw:style-name="gr6" draw:text-style-name="P4" draw:layer="layout" svg:width="1.306cm" svg:height="0.378cm" svg:x="25.324cm" svg:y="14.96cm">
          <draw:text-box>
            <text:p text:style-name="P1"><text:span text:style-name="T3">C-x C-u</text:span></text:p>
          </draw:text-box>
        </draw:frame>
        <draw:frame draw:style-name="gr69" draw:text-style-name="P4" draw:layer="layout" svg:width="3.008cm" svg:height="0.378cm" svg:x="19.228cm" svg:y="15.297cm">
          <draw:text-box>
            <text:p text:style-name="P1"><text:span text:style-name="T3">lowercase region</text:span></text:p>
          </draw:text-box>
        </draw:frame>
        <draw:frame draw:style-name="gr6" draw:text-style-name="P4" draw:layer="layout" svg:width="1.306cm" svg:height="0.378cm" svg:x="25.324cm" svg:y="15.297cm">
          <draw:text-box>
            <text:p text:style-name="P1"><text:span text:style-name="T3">C-x C-l</text:span></text:p>
          </draw:text-box>
        </draw:frame>
        <draw:frame draw:style-name="gr22" draw:text-style-name="P3" draw:layer="layout" svg:width="3.973cm" svg:height="0.564cm" svg:x="19.228cm" svg:y="15.723cm">
          <draw:text-box>
            <text:p text:style-name="P1"><text:span text:style-name="T2">The Minibuffer</text:span></text:p>
          </draw:text-box>
        </draw:frame>
        <draw:frame draw:style-name="gr70" draw:text-style-name="P4" draw:layer="layout" svg:width="9.129cm" svg:height="0.378cm" svg:x="19.228cm" svg:y="16.353cm">
          <draw:text-box>
            <text:p text:style-name="P1"><text:span text:style-name="T3">The following keys are defined in the minibuffer.</text:span></text:p>
          </draw:text-box>
        </draw:frame>
        <draw:frame draw:style-name="gr47" draw:text-style-name="P4" draw:layer="layout" svg:width="5.217cm" svg:height="0.378cm" svg:x="19.228cm" svg:y="16.756cm">
          <draw:text-box>
            <text:p text:style-name="P1"><text:span text:style-name="T3">complete as much as possible</text:span></text:p>
          </draw:text-box>
        </draw:frame>
        <draw:frame draw:style-name="gr4" draw:text-style-name="P4" draw:layer="layout" svg:width="0.561cm" svg:height="0.378cm" svg:x="25.324cm" svg:y="16.756cm">
          <draw:text-box>
            <text:p text:style-name="P1"><text:span text:style-name="T3">TAB</text:span></text:p>
          </draw:text-box>
        </draw:frame>
        <draw:frame draw:style-name="gr26" draw:text-style-name="P4" draw:layer="layout" svg:width="4.286cm" svg:height="0.378cm" svg:x="19.228cm" svg:y="17.093cm">
          <draw:text-box>
            <text:p text:style-name="P1"><text:span text:style-name="T3">complete up to one word</text:span></text:p>
          </draw:text-box>
        </draw:frame>
        <draw:frame draw:style-name="gr4" draw:text-style-name="P4" draw:layer="layout" svg:width="0.561cm" svg:height="0.378cm" svg:x="25.324cm" svg:y="17.093cm">
          <draw:text-box>
            <text:p text:style-name="P1"><text:span text:style-name="T3">SPC</text:span></text:p>
          </draw:text-box>
        </draw:frame>
        <draw:frame draw:style-name="gr32" draw:text-style-name="P4" draw:layer="layout" svg:width="3.727cm" svg:height="0.378cm" svg:x="19.228cm" svg:y="17.431cm">
          <draw:text-box>
            <text:p text:style-name="P1"><text:span text:style-name="T3">complete and execute</text:span></text:p>
          </draw:text-box>
        </draw:frame>
        <draw:frame draw:style-name="gr4" draw:text-style-name="P4" draw:layer="layout" svg:width="0.561cm" svg:height="0.378cm" svg:x="25.324cm" svg:y="17.431cm">
          <draw:text-box>
            <text:p text:style-name="P1"><text:span text:style-name="T3">RET</text:span></text:p>
          </draw:text-box>
        </draw:frame>
        <draw:frame draw:style-name="gr31" draw:text-style-name="P4" draw:layer="layout" svg:width="4.659cm" svg:height="0.378cm" svg:x="19.228cm" svg:y="17.768cm">
          <draw:text-box>
            <text:p text:style-name="P1"><text:span text:style-name="T3">show possible completions</text:span></text:p>
          </draw:text-box>
        </draw:frame>
        <draw:frame draw:style-name="gr56" draw:text-style-name="P4" draw:layer="layout" svg:width="0.28cm" svg:height="0.378cm" svg:x="25.324cm" svg:y="17.768cm">
          <draw:text-box>
            <text:p text:style-name="P1"><text:span text:style-name="T3">?</text:span></text:p>
          </draw:text-box>
        </draw:frame>
        <draw:frame draw:style-name="gr18" draw:text-style-name="P4" draw:layer="layout" svg:width="5.776cm" svg:height="0.378cm" svg:x="19.228cm" svg:y="18.105cm">
          <draw:text-box>
            <text:p text:style-name="P1"><text:span text:style-name="T3">fetch previous minibuffer input</text:span></text:p>
          </draw:text-box>
        </draw:frame>
        <draw:frame draw:style-name="gr4" draw:text-style-name="P4" draw:layer="layout" svg:width="0.561cm" svg:height="0.378cm" svg:x="25.324cm" svg:y="18.105cm">
          <draw:text-box>
            <text:p text:style-name="P1"><text:span text:style-name="T3">M-p</text:span></text:p>
          </draw:text-box>
        </draw:frame>
        <draw:frame draw:style-name="gr71" draw:text-style-name="P4" draw:layer="layout" svg:width="7.266cm" svg:height="0.378cm" svg:x="19.228cm" svg:y="18.443cm">
          <draw:text-box>
            <text:p text:style-name="P1"><text:span text:style-name="T3">fetch later minibuffer input or default</text:span></text:p>
          </draw:text-box>
        </draw:frame>
        <draw:frame draw:style-name="gr4" draw:text-style-name="P4" draw:layer="layout" svg:width="0.561cm" svg:height="0.378cm" svg:x="25.324cm" svg:y="18.443cm">
          <draw:text-box>
            <text:p text:style-name="P1"><text:span text:style-name="T3">M-n</text:span></text:p>
          </draw:text-box>
        </draw:frame>
        <draw:frame draw:style-name="gr72" draw:text-style-name="P4" draw:layer="layout" svg:width="7.08cm" svg:height="0.378cm" svg:x="19.228cm" svg:y="18.78cm">
          <draw:text-box>
            <text:p text:style-name="P1"><text:span text:style-name="T3">regexp search backward through history</text:span></text:p>
          </draw:text-box>
        </draw:frame>
        <draw:frame draw:style-name="gr4" draw:text-style-name="P4" draw:layer="layout" svg:width="0.561cm" svg:height="0.378cm" svg:x="25.324cm" svg:y="18.78cm">
          <draw:text-box>
            <text:p text:style-name="P1"><text:span text:style-name="T3">M-r</text:span></text:p>
          </draw:text-box>
        </draw:frame>
        <draw:frame draw:style-name="gr59" draw:text-style-name="P4" draw:layer="layout" svg:width="6.894cm" svg:height="0.378cm" svg:x="19.228cm" svg:y="19.118cm">
          <draw:text-box>
            <text:p text:style-name="P1"><text:span text:style-name="T3">regexp search forward through history</text:span></text:p>
          </draw:text-box>
        </draw:frame>
        <draw:frame draw:style-name="gr4" draw:text-style-name="P4" draw:layer="layout" svg:width="0.561cm" svg:height="0.378cm" svg:x="25.324cm" svg:y="19.118cm">
          <draw:text-box>
            <text:p text:style-name="P1"><text:span text:style-name="T3">M-s</text:span></text:p>
          </draw:text-box>
        </draw:frame>
        <draw:frame draw:style-name="gr53" draw:text-style-name="P4" draw:layer="layout" svg:width="2.423cm" svg:height="0.378cm" svg:x="19.228cm" svg:y="19.455cm">
          <draw:text-box>
            <text:p text:style-name="P1"><text:span text:style-name="T3">abort command</text:span></text:p>
          </draw:text-box>
        </draw:frame>
        <draw:frame draw:style-name="gr4" draw:text-style-name="P4" draw:layer="layout" svg:width="0.561cm" svg:height="0.378cm" svg:x="25.324cm" svg:y="19.455cm">
          <draw:text-box>
            <text:p text:style-name="P1"><text:span text:style-name="T3">C-g</text:span></text:p>
          </draw:text-box>
        </draw:frame>
        <draw:frame draw:style-name="gr73" draw:text-style-name="P4" draw:layer="layout" svg:width="10.619cm" svg:height="0.378cm" svg:x="19.228cm" svg:y="19.857cm">
          <draw:text-box>
            <text:p text:style-name="P1"><text:span text:style-name="T3">Type C-x ESC ESC to edit and repeat the last command that</text:span></text:p>
          </draw:text-box>
        </draw:frame>
        <draw:frame draw:style-name="gr32" draw:text-style-name="P4" draw:layer="layout" svg:width="3.727cm" svg:height="0.378cm" svg:x="19.228cm" svg:y="20.195cm">
          <draw:text-box>
            <text:p text:style-name="P1"><text:span text:style-name="T3">used the minibuffer.</text:span></text:p>
          </draw:text-box>
        </draw:frame>
        <draw:frame draw:style-name="gr72" draw:text-style-name="P4" draw:layer="layout" svg:width="7.08cm" svg:height="0.378cm" svg:x="22.028cm" svg:y="20.195cm">
          <draw:text-box>
            <text:p text:style-name="P1"><text:span text:style-name="T3">Type F10 to activate menu bar items on</text:span></text:p>
          </draw:text-box>
        </draw:frame>
        <draw:frame draw:style-name="gr68" draw:text-style-name="P4" draw:layer="layout" svg:width="2.796cm" svg:height="0.378cm" svg:x="19.228cm" svg:y="20.532cm">
          <draw:text-box>
            <text:p text:style-name="P1"><text:span text:style-name="T3">text terminals.</text:span></text:p>
          </draw:text-box>
        </draw:frame>
        <draw:frame draw:style-name="gr21" draw:text-style-name="P4" draw:layer="layout" svg:width="5.404cm" svg:height="0.378cm" svg:x="0.635cm" svg:y="8.798cm">
          <draw:text-box>
            <text:p text:style-name="P1"><text:span text:style-name="T3">describe variable</text:span></text:p>
          </draw:text-box>
        </draw:frame>
        <draw:frame draw:style-name="gr10" draw:text-style-name="P4" draw:layer="layout" svg:width="0.933cm" svg:height="0.378cm" svg:x="5.632cm" svg:y="8.698cm">
          <draw:text-box>
            <text:p text:style-name="P1"><text:span text:style-name="T3">C-h v</text:span></text:p>
          </draw:text-box>
        </draw:frame>
        <draw:frame draw:style-name="gr20" draw:text-style-name="P4" draw:layer="layout" svg:width="3.541cm" svg:height="0.378cm" svg:x="0.636cm" svg:y="8.161cm">
          <draw:text-box>
            <text:p text:style-name="P1"><text:span text:style-name="T3">describe a function</text:span></text:p>
          </draw:text-box>
        </draw:frame>
        <draw:frame draw:style-name="gr10" draw:text-style-name="P4" draw:layer="layout" svg:width="0.933cm" svg:height="0.378cm" svg:x="5.632cm" svg:y="8.061cm">
          <draw:text-box>
            <text:p text:style-name="P1"><text:span text:style-name="T3">C-h F</text:span></text:p>
          </draw:text-box>
        </draw:frame>
        <draw:frame draw:style-name="gr21" draw:text-style-name="P4" draw:layer="layout" svg:width="5.404cm" svg:height="0.378cm" svg:x="0.635cm" svg:y="9.098cm">
          <draw:text-box>
            <text:p text:style-name="P1"><text:span text:style-name="T3">describe command</text:span></text:p>
          </draw:text-box>
        </draw:frame>
        <draw:frame draw:style-name="gr10" draw:text-style-name="P4" draw:layer="layout" svg:width="0.933cm" svg:height="0.378cm" svg:x="5.633cm" svg:y="8.998cm">
          <draw:text-box>
            <text:p text:style-name="P1"><text:span text:style-name="T3">C-h C</text:span></text:p>
          </draw:text-box>
        </draw:frame>
      </draw:page>
      <draw:page draw:name="page2" draw:style-name="dp1" draw:master-page-name="master-page3">
        <draw:frame draw:style-name="gr74" draw:text-style-name="P7" draw:layer="layout" svg:width="7.787cm" svg:height="0.717cm" svg:x="1.024cm" svg:y="0.444cm">
          <draw:text-box>
            <text:p text:style-name="P1"><text:span text:style-name="T10">GNU Emacs Reference Card</text:span></text:p>
          </draw:text-box>
        </draw:frame>
        <draw:frame draw:style-name="gr75" draw:text-style-name="P8" draw:layer="layout" svg:width="1.674cm" svg:height="0.598cm" svg:x="0.635cm" svg:y="1.294cm">
          <draw:text-box>
            <text:p text:style-name="P1"><text:span text:style-name="T11">Buffers</text:span></text:p>
          </draw:text-box>
        </draw:frame>
        <draw:frame draw:style-name="gr76" draw:text-style-name="P9" draw:layer="layout" svg:width="2.868cm" svg:height="0.433cm" svg:x="0.635cm" svg:y="2cm">
          <draw:text-box>
            <text:p text:style-name="P1"><text:span text:style-name="T12">select another buffer</text:span></text:p>
          </draw:text-box>
        </draw:frame>
        <draw:frame draw:style-name="gr77" draw:text-style-name="P9" draw:layer="layout" svg:width="0.802cm" svg:height="0.433cm" svg:x="6.731cm" svg:y="2cm">
          <draw:text-box>
            <text:p text:style-name="P1"><text:span text:style-name="T12">C-x b</text:span></text:p>
          </draw:text-box>
        </draw:frame>
        <draw:frame draw:style-name="gr78" draw:text-style-name="P9" draw:layer="layout" svg:width="1.89cm" svg:height="0.433cm" svg:x="0.635cm" svg:y="2.338cm">
          <draw:text-box>
            <text:p text:style-name="P1"><text:span text:style-name="T12">list all buffers</text:span></text:p>
          </draw:text-box>
        </draw:frame>
        <draw:frame draw:style-name="gr79" draw:text-style-name="P9" draw:layer="layout" svg:width="1.162cm" svg:height="0.433cm" svg:x="6.731cm" svg:y="2.338cm">
          <draw:text-box>
            <text:p text:style-name="P1"><text:span text:style-name="T12">C-x C-b</text:span></text:p>
          </draw:text-box>
        </draw:frame>
        <draw:frame draw:style-name="gr80" draw:text-style-name="P9" draw:layer="layout" svg:width="1.581cm" svg:height="0.433cm" svg:x="0.635cm" svg:y="2.675cm">
          <draw:text-box>
            <text:p text:style-name="P1"><text:span text:style-name="T12">kill a buffer</text:span></text:p>
          </draw:text-box>
        </draw:frame>
        <draw:frame draw:style-name="gr81" draw:text-style-name="P9" draw:layer="layout" svg:width="0.789cm" svg:height="0.433cm" svg:x="6.731cm" svg:y="2.675cm">
          <draw:text-box>
            <text:p text:style-name="P1"><text:span text:style-name="T12">C-x k</text:span></text:p>
          </draw:text-box>
        </draw:frame>
        <draw:frame draw:style-name="gr82" draw:text-style-name="P8" draw:layer="layout" svg:width="2.851cm" svg:height="0.598cm" svg:x="0.635cm" svg:y="3.157cm">
          <draw:text-box>
            <text:p text:style-name="P1"><text:span text:style-name="T11">Transposing</text:span></text:p>
          </draw:text-box>
        </draw:frame>
        <draw:frame draw:style-name="gr83" draw:text-style-name="P9" draw:layer="layout" svg:width="3.143cm" svg:height="0.437cm" svg:x="0.635cm" svg:y="3.864cm">
          <draw:text-box>
            <text:p text:style-name="P1"><text:span text:style-name="T12">transpose</text:span><text:span text:style-name="T13"> characters</text:span></text:p>
          </draw:text-box>
        </draw:frame>
        <draw:frame draw:style-name="gr84" draw:text-style-name="P9" draw:layer="layout" svg:width="0.468cm" svg:height="0.433cm" svg:x="6.731cm" svg:y="3.864cm">
          <draw:text-box>
            <text:p text:style-name="P1"><text:span text:style-name="T12">C-t</text:span></text:p>
          </draw:text-box>
        </draw:frame>
        <draw:frame draw:style-name="gr85" draw:text-style-name="P9" draw:layer="layout" svg:width="2.393cm" svg:height="0.437cm" svg:x="0.635cm" svg:y="4.201cm">
          <draw:text-box>
            <text:p text:style-name="P1"><text:span text:style-name="T12">transpose</text:span><text:span text:style-name="T13"> words</text:span></text:p>
          </draw:text-box>
        </draw:frame>
        <draw:frame draw:style-name="gr86" draw:text-style-name="P9" draw:layer="layout" svg:width="0.518cm" svg:height="0.433cm" svg:x="6.731cm" svg:y="4.201cm">
          <draw:text-box>
            <text:p text:style-name="P1"><text:span text:style-name="T12">M-t</text:span></text:p>
          </draw:text-box>
        </draw:frame>
        <draw:frame draw:style-name="gr87" draw:text-style-name="P9" draw:layer="layout" svg:width="2.186cm" svg:height="0.437cm" svg:x="0.635cm" svg:y="4.539cm">
          <draw:text-box>
            <text:p text:style-name="P1"><text:span text:style-name="T12">transpose</text:span><text:span text:style-name="T13"> lines</text:span></text:p>
          </draw:text-box>
        </draw:frame>
        <draw:frame draw:style-name="gr88" draw:text-style-name="P9" draw:layer="layout" svg:width="1.09cm" svg:height="0.433cm" svg:x="6.731cm" svg:y="4.539cm">
          <draw:text-box>
            <text:p text:style-name="P1"><text:span text:style-name="T12">C-x C-t</text:span></text:p>
          </draw:text-box>
        </draw:frame>
        <draw:frame draw:style-name="gr89" draw:text-style-name="P9" draw:layer="layout" svg:width="2.364cm" svg:height="0.437cm" svg:x="0.635cm" svg:y="4.876cm">
          <draw:text-box>
            <text:p text:style-name="P1"><text:span text:style-name="T12">transpose</text:span><text:span text:style-name="T13"> sexps</text:span></text:p>
          </draw:text-box>
        </draw:frame>
        <draw:frame draw:style-name="gr90" draw:text-style-name="P9" draw:layer="layout" svg:width="0.878cm" svg:height="0.433cm" svg:x="6.731cm" svg:y="4.876cm">
          <draw:text-box>
            <text:p text:style-name="P1"><text:span text:style-name="T12">C-M-t</text:span></text:p>
          </draw:text-box>
        </draw:frame>
        <draw:frame draw:style-name="gr91" draw:text-style-name="P8" draw:layer="layout" svg:width="3.465cm" svg:height="0.598cm" svg:x="0.635cm" svg:y="5.397cm">
          <draw:text-box>
            <text:p text:style-name="P1"><text:span text:style-name="T11">Spelling Check</text:span></text:p>
          </draw:text-box>
        </draw:frame>
        <draw:frame draw:style-name="gr92" draw:text-style-name="P9" draw:layer="layout" svg:width="4.176cm" svg:height="0.433cm" svg:x="0.635cm" svg:y="6.103cm">
          <draw:text-box>
            <text:p text:style-name="P1"><text:span text:style-name="T12">check spelling of current word</text:span></text:p>
          </draw:text-box>
        </draw:frame>
        <draw:frame draw:style-name="gr93" draw:text-style-name="P9" draw:layer="layout" svg:width="0.59cm" svg:height="0.433cm" svg:x="6.731cm" svg:y="6.103cm">
          <draw:text-box>
            <text:p text:style-name="P1"><text:span text:style-name="T12">M-$</text:span></text:p>
          </draw:text-box>
        </draw:frame>
        <draw:frame draw:style-name="gr94" draw:text-style-name="P9" draw:layer="layout" svg:width="4.963cm" svg:height="0.433cm" svg:x="0.635cm" svg:y="6.441cm">
          <draw:text-box>
            <text:p text:style-name="P1"><text:span text:style-name="T12">check spelling of all words in region</text:span></text:p>
          </draw:text-box>
        </draw:frame>
        <draw:frame draw:style-name="gr95" draw:text-style-name="P9" draw:layer="layout" svg:width="2.44cm" svg:height="0.433cm" svg:x="6.134cm" svg:y="6.441cm">
          <draw:text-box>
            <text:p text:style-name="P1"><text:span text:style-name="T12">M-x ispell-region</text:span></text:p>
          </draw:text-box>
        </draw:frame>
        <draw:frame draw:style-name="gr96" draw:text-style-name="P9" draw:layer="layout" svg:width="4.13cm" svg:height="0.433cm" svg:x="0.635cm" svg:y="6.778cm">
          <draw:text-box>
            <text:p text:style-name="P1"><text:span text:style-name="T12">check spelling of entire buffer</text:span></text:p>
          </draw:text-box>
        </draw:frame>
        <draw:frame draw:style-name="gr97" draw:text-style-name="P9" draw:layer="layout" svg:width="2.398cm" svg:height="0.433cm" svg:x="6.134cm" svg:y="6.778cm">
          <draw:text-box>
            <text:p text:style-name="P1"><text:span text:style-name="T12">M-x ispell-buffer</text:span></text:p>
          </draw:text-box>
        </draw:frame>
        <draw:frame draw:style-name="gr98" draw:text-style-name="P9" draw:layer="layout" svg:width="4.46cm" svg:height="0.433cm" svg:x="0.635cm" svg:y="7.115cm">
          <draw:text-box>
            <text:p text:style-name="P1"><text:span text:style-name="T12">toggle on-the-fly spell checking</text:span></text:p>
          </draw:text-box>
        </draw:frame>
        <draw:frame draw:style-name="gr99" draw:text-style-name="P9" draw:layer="layout" svg:width="2.589cm" svg:height="0.433cm" svg:x="6.134cm" svg:y="7.115cm">
          <draw:text-box>
            <text:p text:style-name="P1"><text:span text:style-name="T12">M-x flyspell-mode</text:span></text:p>
          </draw:text-box>
        </draw:frame>
        <draw:frame draw:style-name="gr100" draw:text-style-name="P8" draw:layer="layout" svg:width="1.132cm" svg:height="0.598cm" svg:x="0.635cm" svg:y="7.64cm">
          <draw:text-box>
            <text:p text:style-name="P1"><text:span text:style-name="T11">Tags</text:span></text:p>
          </draw:text-box>
        </draw:frame>
        <draw:frame draw:style-name="gr101" draw:text-style-name="P9" draw:layer="layout" svg:width="3.156cm" svg:height="0.433cm" svg:x="0.635cm" svg:y="8.347cm">
          <draw:text-box>
            <text:p text:style-name="P1"><text:span text:style-name="T12">find a tag (a definition)</text:span></text:p>
          </draw:text-box>
        </draw:frame>
        <draw:frame draw:style-name="gr102" draw:text-style-name="P9" draw:layer="layout" svg:width="0.502cm" svg:height="0.433cm" svg:x="6.731cm" svg:y="8.347cm">
          <draw:text-box>
            <text:p text:style-name="P1"><text:span text:style-name="T12">M-.</text:span></text:p>
          </draw:text-box>
        </draw:frame>
        <draw:frame draw:style-name="gr103" draw:text-style-name="P9" draw:layer="layout" svg:width="3.736cm" svg:height="0.433cm" svg:x="0.635cm" svg:y="8.684cm">
          <draw:text-box>
            <text:p text:style-name="P1"><text:span text:style-name="T12">find next occurrence of tag</text:span></text:p>
          </draw:text-box>
        </draw:frame>
        <draw:frame draw:style-name="gr104" draw:text-style-name="P9" draw:layer="layout" svg:width="1.128cm" svg:height="0.433cm" svg:x="6.731cm" svg:y="8.684cm">
          <draw:text-box>
            <text:p text:style-name="P1"><text:span text:style-name="T12">C-u M-.</text:span></text:p>
          </draw:text-box>
        </draw:frame>
        <draw:frame draw:style-name="gr105" draw:text-style-name="P9" draw:layer="layout" svg:width="3.033cm" svg:height="0.433cm" svg:x="0.635cm" svg:y="9.021cm">
          <draw:text-box>
            <text:p text:style-name="P1"><text:span text:style-name="T12">specify a new tags file</text:span></text:p>
          </draw:text-box>
        </draw:frame>
        <draw:frame draw:style-name="gr106" draw:text-style-name="P9" draw:layer="layout" svg:width="2.826cm" svg:height="0.433cm" svg:x="5.776cm" svg:y="9.021cm">
          <draw:text-box>
            <text:p text:style-name="P1"><text:span text:style-name="T12">M-x visit-tags-table</text:span></text:p>
          </draw:text-box>
        </draw:frame>
        <draw:frame draw:style-name="gr107" draw:text-style-name="P9" draw:layer="layout" svg:width="5.23cm" svg:height="0.433cm" svg:x="0.635cm" svg:y="9.443cm">
          <draw:text-box>
            <text:p text:style-name="P1"><text:span text:style-name="T12">regexp search on all files in tags table</text:span></text:p>
          </draw:text-box>
        </draw:frame>
        <draw:frame draw:style-name="gr108" draw:text-style-name="P9" draw:layer="layout" svg:width="2.318cm" svg:height="0.433cm" svg:x="6.134cm" svg:y="9.443cm">
          <draw:text-box>
            <text:p text:style-name="P1"><text:span text:style-name="T12">M-x tags-search</text:span></text:p>
          </draw:text-box>
        </draw:frame>
        <draw:frame draw:style-name="gr109" draw:text-style-name="P9" draw:layer="layout" svg:width="4.519cm" svg:height="0.433cm" svg:x="0.635cm" svg:y="9.78cm">
          <draw:text-box>
            <text:p text:style-name="P1"><text:span text:style-name="T12">run query-replace on all the files</text:span></text:p>
          </draw:text-box>
        </draw:frame>
        <draw:frame draw:style-name="gr110" draw:text-style-name="P9" draw:layer="layout" svg:width="3.351cm" svg:height="0.433cm" svg:x="5.477cm" svg:y="9.78cm">
          <draw:text-box>
            <text:p text:style-name="P1"><text:span text:style-name="T12">M-x tags-query-replace</text:span></text:p>
          </draw:text-box>
        </draw:frame>
        <draw:frame draw:style-name="gr111" draw:text-style-name="P9" draw:layer="layout" svg:width="5.819cm" svg:height="0.433cm" svg:x="0.635cm" svg:y="10.118cm">
          <draw:text-box>
            <text:p text:style-name="P1"><text:span text:style-name="T12">continue last tags search or query-replace</text:span></text:p>
          </draw:text-box>
        </draw:frame>
        <draw:frame draw:style-name="gr102" draw:text-style-name="P9" draw:layer="layout" svg:width="0.502cm" svg:height="0.433cm" svg:x="6.731cm" svg:y="10.118cm">
          <draw:text-box>
            <text:p text:style-name="P1"><text:span text:style-name="T12">M-,</text:span></text:p>
          </draw:text-box>
        </draw:frame>
        <draw:frame draw:style-name="gr112" draw:text-style-name="P8" draw:layer="layout" svg:width="1.412cm" svg:height="0.598cm" svg:x="0.635cm" svg:y="10.638cm">
          <draw:text-box>
            <text:p text:style-name="P1"><text:span text:style-name="T11">Shells</text:span></text:p>
          </draw:text-box>
        </draw:frame>
        <draw:frame draw:style-name="gr113" draw:text-style-name="P9" draw:layer="layout" svg:width="3.499cm" svg:height="0.433cm" svg:x="0.635cm" svg:y="11.345cm">
          <draw:text-box>
            <text:p text:style-name="P1"><text:span text:style-name="T12">execute a shell command</text:span></text:p>
          </draw:text-box>
        </draw:frame>
        <draw:frame draw:style-name="gr102" draw:text-style-name="P9" draw:layer="layout" svg:width="0.502cm" svg:height="0.433cm" svg:x="6.731cm" svg:y="11.345cm">
          <draw:text-box>
            <text:p text:style-name="P1"><text:span text:style-name="T12">M-!</text:span></text:p>
          </draw:text-box>
        </draw:frame>
        <draw:frame draw:style-name="gr114" draw:text-style-name="P9" draw:layer="layout" svg:width="5.725cm" svg:height="0.433cm" svg:x="0.635cm" svg:y="11.682cm">
          <draw:text-box>
            <text:p text:style-name="P1"><text:span text:style-name="T12">execute a shell command asynchronously</text:span></text:p>
          </draw:text-box>
        </draw:frame>
        <draw:frame draw:style-name="gr115" draw:text-style-name="P9" draw:layer="layout" svg:width="0.612cm" svg:height="0.433cm" svg:x="6.731cm" svg:y="11.682cm">
          <draw:text-box>
            <text:p text:style-name="P1"><text:span text:style-name="T12">M-&amp;</text:span></text:p>
          </draw:text-box>
        </draw:frame>
        <draw:frame draw:style-name="gr116" draw:text-style-name="P9" draw:layer="layout" svg:width="4.836cm" svg:height="0.433cm" svg:x="0.635cm" svg:y="12.019cm">
          <draw:text-box>
            <text:p text:style-name="P1"><text:span text:style-name="T12">run a shell command on the region</text:span></text:p>
          </draw:text-box>
        </draw:frame>
        <draw:frame draw:style-name="gr86" draw:text-style-name="P9" draw:layer="layout" svg:width="0.518cm" svg:height="0.433cm" svg:x="6.731cm" svg:y="12.019cm">
          <draw:text-box>
            <text:p text:style-name="P1"><text:span text:style-name="T12">M-|</text:span></text:p>
          </draw:text-box>
        </draw:frame>
        <draw:frame draw:style-name="gr117" draw:text-style-name="P9" draw:layer="layout" svg:width="5.234cm" svg:height="0.433cm" svg:x="0.635cm" svg:y="12.357cm">
          <draw:text-box>
            <text:p text:style-name="P1"><text:span text:style-name="T12">filter region through a shell command</text:span></text:p>
          </draw:text-box>
        </draw:frame>
        <draw:frame draw:style-name="gr118" draw:text-style-name="P9" draw:layer="layout" svg:width="1.145cm" svg:height="0.433cm" svg:x="6.731cm" svg:y="12.357cm">
          <draw:text-box>
            <text:p text:style-name="P1"><text:span text:style-name="T12">C-u M-|</text:span></text:p>
          </draw:text-box>
        </draw:frame>
        <draw:frame draw:style-name="gr119" draw:text-style-name="P9" draw:layer="layout" svg:width="4.087cm" svg:height="0.433cm" svg:x="0.635cm" svg:y="12.694cm">
          <draw:text-box>
            <text:p text:style-name="P1"><text:span text:style-name="T12">start a shell in window *shell*</text:span></text:p>
          </draw:text-box>
        </draw:frame>
        <draw:frame draw:style-name="gr120" draw:text-style-name="P9" draw:layer="layout" svg:width="1.314cm" svg:height="0.433cm" svg:x="6.731cm" svg:y="12.694cm">
          <draw:text-box>
            <text:p text:style-name="P1"><text:span text:style-name="T12">M-x shell</text:span></text:p>
          </draw:text-box>
        </draw:frame>
        <draw:frame draw:style-name="gr121" draw:text-style-name="P8" draw:layer="layout" svg:width="2.618cm" svg:height="0.598cm" svg:x="0.635cm" svg:y="13.176cm">
          <draw:text-box>
            <text:p text:style-name="P1"><text:span text:style-name="T11">Rectangles</text:span></text:p>
          </draw:text-box>
        </draw:frame>
        <draw:frame draw:style-name="gr122" draw:text-style-name="P9" draw:layer="layout" svg:width="3.511cm" svg:height="0.433cm" svg:x="0.635cm" svg:y="13.883cm">
          <draw:text-box>
            <text:p text:style-name="P1"><text:span text:style-name="T12">copy rectangle to register</text:span></text:p>
          </draw:text-box>
        </draw:frame>
        <draw:frame draw:style-name="gr123" draw:text-style-name="P9" draw:layer="layout" svg:width="0.942cm" svg:height="0.433cm" svg:x="6.731cm" svg:y="13.883cm">
          <draw:text-box>
            <text:p text:style-name="P1"><text:span text:style-name="T12">C-x r r</text:span></text:p>
          </draw:text-box>
        </draw:frame>
        <draw:frame draw:style-name="gr124" draw:text-style-name="P9" draw:layer="layout" svg:width="1.767cm" svg:height="0.433cm" svg:x="0.635cm" svg:y="14.22cm">
          <draw:text-box>
            <text:p text:style-name="P1"><text:span text:style-name="T12">kill rectangle</text:span></text:p>
          </draw:text-box>
        </draw:frame>
        <draw:frame draw:style-name="gr125" draw:text-style-name="P9" draw:layer="layout" svg:width="0.993cm" svg:height="0.433cm" svg:x="6.731cm" svg:y="14.22cm">
          <draw:text-box>
            <text:p text:style-name="P1"><text:span text:style-name="T12">C-x r k</text:span></text:p>
          </draw:text-box>
        </draw:frame>
        <draw:frame draw:style-name="gr126" draw:text-style-name="P9" draw:layer="layout" svg:width="2.009cm" svg:height="0.433cm" svg:x="0.635cm" svg:y="14.558cm">
          <draw:text-box>
            <text:p text:style-name="P1"><text:span text:style-name="T12">yank rectangle</text:span></text:p>
          </draw:text-box>
        </draw:frame>
        <draw:frame draw:style-name="gr127" draw:text-style-name="P9" draw:layer="layout" svg:width="0.976cm" svg:height="0.433cm" svg:x="6.731cm" svg:y="14.558cm">
          <draw:text-box>
            <text:p text:style-name="P1"><text:span text:style-name="T12">C-x r y</text:span></text:p>
          </draw:text-box>
        </draw:frame>
        <draw:frame draw:style-name="gr128" draw:text-style-name="P9" draw:layer="layout" svg:width="4.65cm" svg:height="0.433cm" svg:x="0.635cm" svg:y="14.895cm">
          <draw:text-box>
            <text:p text:style-name="P1"><text:span text:style-name="T12">open rectangle, shifting text right</text:span></text:p>
          </draw:text-box>
        </draw:frame>
        <draw:frame draw:style-name="gr129" draw:text-style-name="P9" draw:layer="layout" svg:width="1.001cm" svg:height="0.433cm" svg:x="6.731cm" svg:y="14.895cm">
          <draw:text-box>
            <text:p text:style-name="P1"><text:span text:style-name="T12">C-x r o</text:span></text:p>
          </draw:text-box>
        </draw:frame>
        <draw:frame draw:style-name="gr130" draw:text-style-name="P9" draw:layer="layout" svg:width="2.665cm" svg:height="0.433cm" svg:x="0.635cm" svg:y="15.233cm">
          <draw:text-box>
            <text:p text:style-name="P1"><text:span text:style-name="T12">blank out rectangle</text:span></text:p>
          </draw:text-box>
        </draw:frame>
        <draw:frame draw:style-name="gr131" draw:text-style-name="P9" draw:layer="layout" svg:width="0.971cm" svg:height="0.433cm" svg:x="6.731cm" svg:y="15.233cm">
          <draw:text-box>
            <text:p text:style-name="P1"><text:span text:style-name="T12">C-x r c</text:span></text:p>
          </draw:text-box>
        </draw:frame>
        <draw:frame draw:style-name="gr132" draw:text-style-name="P9" draw:layer="layout" svg:width="3.926cm" svg:height="0.433cm" svg:x="0.635cm" svg:y="15.57cm">
          <draw:text-box>
            <text:p text:style-name="P1"><text:span text:style-name="T12">prefix each line with a string</text:span></text:p>
          </draw:text-box>
        </draw:frame>
        <draw:frame draw:style-name="gr133" draw:text-style-name="P9" draw:layer="layout" svg:width="0.933cm" svg:height="0.433cm" svg:x="6.731cm" svg:y="15.57cm">
          <draw:text-box>
            <text:p text:style-name="P1"><text:span text:style-name="T12">C-x r t</text:span></text:p>
          </draw:text-box>
        </draw:frame>
        <draw:frame draw:style-name="gr134" draw:text-style-name="P8" draw:layer="layout" svg:width="1.886cm" svg:height="0.598cm" svg:x="0.635cm" svg:y="16.09cm">
          <draw:text-box>
            <text:p text:style-name="P1"><text:span text:style-name="T11">Abbrevs</text:span></text:p>
          </draw:text-box>
        </draw:frame>
        <draw:frame draw:style-name="gr135" draw:text-style-name="P9" draw:layer="layout" svg:width="2.47cm" svg:height="0.433cm" svg:x="0.635cm" svg:y="16.797cm">
          <draw:text-box>
            <text:p text:style-name="P1"><text:span text:style-name="T12">add global abbrev</text:span></text:p>
          </draw:text-box>
        </draw:frame>
        <draw:frame draw:style-name="gr136" draw:text-style-name="P9" draw:layer="layout" svg:width="1.048cm" svg:height="0.433cm" svg:x="6.731cm" svg:y="16.797cm">
          <draw:text-box>
            <text:p text:style-name="P1"><text:span text:style-name="T12">C-x a g</text:span></text:p>
          </draw:text-box>
        </draw:frame>
        <draw:frame draw:style-name="gr137" draw:text-style-name="P9" draw:layer="layout" svg:width="3.198cm" svg:height="0.433cm" svg:x="0.635cm" svg:y="17.134cm">
          <draw:text-box>
            <text:p text:style-name="P1"><text:span text:style-name="T12">add mode-local abbrev</text:span></text:p>
          </draw:text-box>
        </draw:frame>
        <draw:frame draw:style-name="gr138" draw:text-style-name="P9" draw:layer="layout" svg:width="0.95cm" svg:height="0.433cm" svg:x="6.731cm" svg:y="17.134cm">
          <draw:text-box>
            <text:p text:style-name="P1"><text:span text:style-name="T12">C-x a l</text:span></text:p>
          </draw:text-box>
        </draw:frame>
        <draw:frame draw:style-name="gr139" draw:text-style-name="P9" draw:layer="layout" svg:width="5.057cm" svg:height="0.433cm" svg:x="0.635cm" svg:y="17.472cm">
          <draw:text-box>
            <text:p text:style-name="P1"><text:span text:style-name="T12">add global expansion for this abbrev</text:span></text:p>
          </draw:text-box>
        </draw:frame>
        <draw:frame draw:style-name="gr140" draw:text-style-name="P9" draw:layer="layout" svg:width="1.217cm" svg:height="0.433cm" svg:x="6.731cm" svg:y="17.472cm">
          <draw:text-box>
            <text:p text:style-name="P1"><text:span text:style-name="T12">C-x a i g</text:span></text:p>
          </draw:text-box>
        </draw:frame>
        <draw:frame draw:style-name="gr141" draw:text-style-name="P9" draw:layer="layout" svg:width="5.785cm" svg:height="0.433cm" svg:x="0.635cm" svg:y="17.809cm">
          <draw:text-box>
            <text:p text:style-name="P1"><text:span text:style-name="T12">add mode-local expansion for this abbrev</text:span></text:p>
          </draw:text-box>
        </draw:frame>
        <draw:frame draw:style-name="gr142" draw:text-style-name="P9" draw:layer="layout" svg:width="1.12cm" svg:height="0.433cm" svg:x="6.731cm" svg:y="17.809cm">
          <draw:text-box>
            <text:p text:style-name="P1"><text:span text:style-name="T12">C-x a i l</text:span></text:p>
          </draw:text-box>
        </draw:frame>
        <draw:frame draw:style-name="gr143" draw:text-style-name="P9" draw:layer="layout" svg:width="3.359cm" svg:height="0.433cm" svg:x="0.635cm" svg:y="18.147cm">
          <draw:text-box>
            <text:p text:style-name="P1"><text:span text:style-name="T12">explicitly expand abbrev</text:span></text:p>
          </draw:text-box>
        </draw:frame>
        <draw:frame draw:style-name="gr144" draw:text-style-name="P9" draw:layer="layout" svg:width="1.026cm" svg:height="0.433cm" svg:x="6.731cm" svg:y="18.147cm">
          <draw:text-box>
            <text:p text:style-name="P1"><text:span text:style-name="T12">C-x a e</text:span></text:p>
          </draw:text-box>
        </draw:frame>
        <draw:frame draw:style-name="gr145" draw:text-style-name="P9" draw:layer="layout" svg:width="4.765cm" svg:height="0.433cm" svg:x="0.635cm" svg:y="18.568cm">
          <draw:text-box>
            <text:p text:style-name="P1"><text:span text:style-name="T12">expand previous word dynamically</text:span></text:p>
          </draw:text-box>
        </draw:frame>
        <draw:frame draw:style-name="gr146" draw:text-style-name="P9" draw:layer="layout" svg:width="0.561cm" svg:height="0.433cm" svg:x="6.731cm" svg:y="18.568cm">
          <draw:text-box>
            <text:p text:style-name="P1"><text:span text:style-name="T12">M-/</text:span></text:p>
          </draw:text-box>
        </draw:frame>
        <draw:frame draw:style-name="gr147" draw:text-style-name="P8" draw:layer="layout" svg:width="3.321cm" svg:height="0.598cm" svg:x="0.635cm" svg:y="19.088cm">
          <draw:text-box>
            <text:p text:style-name="P1"><text:span text:style-name="T11">Miscellaneous</text:span></text:p>
          </draw:text-box>
        </draw:frame>
        <draw:frame draw:style-name="gr148" draw:text-style-name="P9" draw:layer="layout" svg:width="2.542cm" svg:height="0.433cm" svg:x="0.635cm" svg:y="19.795cm">
          <draw:text-box>
            <text:p text:style-name="P1"><text:span text:style-name="T12">numeric argument</text:span></text:p>
          </draw:text-box>
        </draw:frame>
        <draw:frame draw:style-name="gr149" draw:text-style-name="P9" draw:layer="layout" svg:width="1.103cm" svg:height="0.433cm" svg:x="6.731cm" svg:y="19.795cm">
          <draw:text-box>
            <text:p text:style-name="P1"><text:span text:style-name="T12">C-u</text:span><text:span text:style-name="T14"> num</text:span></text:p>
          </draw:text-box>
        </draw:frame>
        <draw:frame draw:style-name="gr150" draw:text-style-name="P9" draw:layer="layout" svg:width="2.584cm" svg:height="0.433cm" svg:x="0.635cm" svg:y="20.132cm">
          <draw:text-box>
            <text:p text:style-name="P1"><text:span text:style-name="T12">negative argument</text:span></text:p>
          </draw:text-box>
        </draw:frame>
        <draw:frame draw:style-name="gr151" draw:text-style-name="P9" draw:layer="layout" svg:width="0.578cm" svg:height="0.433cm" svg:x="6.731cm" svg:y="20.132cm">
          <draw:text-box>
            <text:p text:style-name="P1"><text:span text:style-name="T12">M--</text:span></text:p>
          </draw:text-box>
        </draw:frame>
        <draw:frame draw:style-name="gr152" draw:text-style-name="P9" draw:layer="layout" svg:width="1.839cm" svg:height="0.433cm" svg:x="0.635cm" svg:y="20.47cm">
          <draw:text-box>
            <text:p text:style-name="P1"><text:span text:style-name="T12">quoted insert</text:span></text:p>
          </draw:text-box>
        </draw:frame>
        <draw:frame draw:style-name="gr153" draw:text-style-name="P9" draw:layer="layout" svg:width="1.137cm" svg:height="0.433cm" svg:x="6.731cm" svg:y="20.47cm">
          <draw:text-box>
            <text:p text:style-name="P1"><text:span text:style-name="T12">C-q</text:span><text:span text:style-name="T14"> char</text:span></text:p>
          </draw:text-box>
        </draw:frame>
        <draw:frame draw:style-name="gr154" draw:text-style-name="P8" draw:layer="layout" svg:width="4.756cm" svg:height="0.598cm" svg:x="9.931cm" svg:y="0.537cm">
          <draw:text-box>
            <text:p text:style-name="P1"><text:span text:style-name="T11">Regular Expressions</text:span></text:p>
          </draw:text-box>
        </draw:frame>
        <draw:frame draw:style-name="gr155" draw:text-style-name="P9" draw:layer="layout" svg:width="5.137cm" svg:height="0.433cm" svg:x="9.931cm" svg:y="1.241cm">
          <draw:text-box>
            <text:p text:style-name="P1"><text:span text:style-name="T12">any single character except a newline</text:span></text:p>
          </draw:text-box>
        </draw:frame>
        <draw:frame draw:style-name="gr156" draw:text-style-name="P9" draw:layer="layout" svg:width="0.28cm" svg:height="0.433cm" svg:x="16.027cm" svg:y="1.241cm">
          <draw:text-box>
            <text:p text:style-name="P1"><text:span text:style-name="T12">.</text:span></text:p>
          </draw:text-box>
        </draw:frame>
        <draw:frame draw:style-name="gr157" draw:text-style-name="P9" draw:layer="layout" svg:width="0.645cm" svg:height="0.433cm" svg:x="16.476cm" svg:y="1.241cm">
          <draw:text-box>
            <text:p text:style-name="P1"><text:span text:style-name="T12">(dot)</text:span></text:p>
          </draw:text-box>
        </draw:frame>
        <draw:frame draw:style-name="gr158" draw:text-style-name="P9" draw:layer="layout" svg:width="2.885cm" svg:height="0.433cm" svg:x="9.931cm" svg:y="1.578cm">
          <draw:text-box>
            <text:p text:style-name="P1"><text:span text:style-name="T12">zero or more repeats</text:span></text:p>
          </draw:text-box>
        </draw:frame>
        <draw:frame draw:style-name="gr156" draw:text-style-name="P9" draw:layer="layout" svg:width="0.28cm" svg:height="0.433cm" svg:x="16.027cm" svg:y="1.578cm">
          <draw:text-box>
            <text:p text:style-name="P1"><text:span text:style-name="T12">*</text:span></text:p>
          </draw:text-box>
        </draw:frame>
        <draw:frame draw:style-name="gr159" draw:text-style-name="P9" draw:layer="layout" svg:width="2.788cm" svg:height="0.433cm" svg:x="9.931cm" svg:y="1.915cm">
          <draw:text-box>
            <text:p text:style-name="P1"><text:span text:style-name="T12">one or more repeats</text:span></text:p>
          </draw:text-box>
        </draw:frame>
        <draw:frame draw:style-name="gr156" draw:text-style-name="P9" draw:layer="layout" svg:width="0.28cm" svg:height="0.433cm" svg:x="16.027cm" svg:y="1.915cm">
          <draw:text-box>
            <text:p text:style-name="P1"><text:span text:style-name="T12">+</text:span></text:p>
          </draw:text-box>
        </draw:frame>
        <draw:frame draw:style-name="gr160" draw:text-style-name="P9" draw:layer="layout" svg:width="2.538cm" svg:height="0.433cm" svg:x="9.931cm" svg:y="2.253cm">
          <draw:text-box>
            <text:p text:style-name="P1"><text:span text:style-name="T12">zero or one repeat</text:span></text:p>
          </draw:text-box>
        </draw:frame>
        <draw:frame draw:style-name="gr156" draw:text-style-name="P9" draw:layer="layout" svg:width="0.28cm" svg:height="0.433cm" svg:x="16.027cm" svg:y="2.253cm">
          <draw:text-box>
            <text:p text:style-name="P1"><text:span text:style-name="T12">?</text:span></text:p>
          </draw:text-box>
        </draw:frame>
        <draw:frame draw:style-name="gr161" draw:text-style-name="P9" draw:layer="layout" svg:width="3.325cm" svg:height="0.433cm" svg:x="9.931cm" svg:y="2.59cm">
          <draw:text-box>
            <text:p text:style-name="P1"><text:span text:style-name="T12">quote special characters</text:span></text:p>
          </draw:text-box>
        </draw:frame>
        <draw:frame draw:style-name="gr156" draw:text-style-name="P9" draw:layer="layout" svg:width="0.28cm" svg:height="0.433cm" svg:x="16.027cm" svg:y="2.59cm">
          <draw:text-box>
            <text:p text:style-name="P1"><text:span text:style-name="T12">\</text:span></text:p>
          </draw:text-box>
        </draw:frame>
        <draw:frame draw:style-name="gr162" draw:text-style-name="P9" draw:layer="layout" svg:width="6.035cm" svg:height="0.433cm" svg:x="9.931cm" svg:y="2.928cm">
          <draw:text-box>
            <text:p text:style-name="P1"><text:span text:style-name="T12">quote regular expression special character</text:span><text:span text:style-name="T14"> c</text:span></text:p>
          </draw:text-box>
        </draw:frame>
        <draw:frame draw:style-name="gr156" draw:text-style-name="P9" draw:layer="layout" svg:width="0.28cm" svg:height="0.433cm" svg:x="16.027cm" svg:y="2.928cm">
          <draw:text-box>
            <text:p text:style-name="P1"><text:span text:style-name="T12">\</text:span><text:span text:style-name="T14">c</text:span></text:p>
          </draw:text-box>
        </draw:frame>
        <draw:frame draw:style-name="gr163" draw:text-style-name="P9" draw:layer="layout" svg:width="2.216cm" svg:height="0.433cm" svg:x="9.931cm" svg:y="3.265cm">
          <draw:text-box>
            <text:p text:style-name="P1"><text:span text:style-name="T12">alternative (“or”)</text:span></text:p>
          </draw:text-box>
        </draw:frame>
        <draw:frame draw:style-name="gr156" draw:text-style-name="P9" draw:layer="layout" svg:width="0.28cm" svg:height="0.433cm" svg:x="16.027cm" svg:y="3.265cm">
          <draw:text-box>
            <text:p text:style-name="P1"><text:span text:style-name="T12">\|</text:span></text:p>
          </draw:text-box>
        </draw:frame>
        <draw:frame draw:style-name="gr164" draw:text-style-name="P9" draw:layer="layout" svg:width="1.259cm" svg:height="0.433cm" svg:x="9.931cm" svg:y="3.602cm">
          <draw:text-box>
            <text:p text:style-name="P1"><text:span text:style-name="T12">grouping</text:span></text:p>
          </draw:text-box>
        </draw:frame>
        <draw:frame draw:style-name="gr165" draw:text-style-name="P9" draw:layer="layout" svg:width="0.675cm" svg:height="0.433cm" svg:x="16.027cm" svg:y="3.602cm">
          <draw:text-box>
            <text:p text:style-name="P1"><text:span text:style-name="T12">\(</text:span><text:span text:style-name="T14"> . . .</text:span></text:p>
          </draw:text-box>
        </draw:frame>
        <draw:frame draw:style-name="gr156" draw:text-style-name="P9" draw:layer="layout" svg:width="0.28cm" svg:height="0.433cm" svg:x="16.973cm" svg:y="3.602cm">
          <draw:text-box>
            <text:p text:style-name="P1"><text:span text:style-name="T12">\)</text:span></text:p>
          </draw:text-box>
        </draw:frame>
        <draw:frame draw:style-name="gr166" draw:text-style-name="P9" draw:layer="layout" svg:width="1.818cm" svg:height="0.433cm" svg:x="9.931cm" svg:y="3.94cm">
          <draw:text-box>
            <text:p text:style-name="P1"><text:span text:style-name="T12">shy grouping</text:span></text:p>
          </draw:text-box>
        </draw:frame>
        <draw:frame draw:style-name="gr167" draw:text-style-name="P9" draw:layer="layout" svg:width="0.451cm" svg:height="0.433cm" svg:x="16.027cm" svg:y="3.94cm">
          <draw:text-box>
            <text:p text:style-name="P1"><text:span text:style-name="T12">\(:?</text:span></text:p>
          </draw:text-box>
        </draw:frame>
        <draw:frame draw:style-name="gr168" draw:text-style-name="P9" draw:layer="layout" svg:width="0.362cm" svg:height="0.314cm" svg:x="16.924cm" svg:y="3.94cm">
          <draw:text-box>
            <text:p text:style-name="P1"><text:span text:style-name="T14">. . .</text:span></text:p>
          </draw:text-box>
        </draw:frame>
        <draw:frame draw:style-name="gr156" draw:text-style-name="P9" draw:layer="layout" svg:width="0.28cm" svg:height="0.433cm" svg:x="17.422cm" svg:y="3.94cm">
          <draw:text-box>
            <text:p text:style-name="P1"><text:span text:style-name="T12">\)</text:span></text:p>
          </draw:text-box>
        </draw:frame>
        <draw:frame draw:style-name="gr169" draw:text-style-name="P9" draw:layer="layout" svg:width="3.842cm" svg:height="0.433cm" svg:x="9.931cm" svg:y="4.277cm">
          <draw:text-box>
            <text:p text:style-name="P1"><text:span text:style-name="T12">explicit numbered grouping</text:span></text:p>
          </draw:text-box>
        </draw:frame>
        <draw:frame draw:style-name="gr170" draw:text-style-name="P9" draw:layer="layout" svg:width="1.412cm" svg:height="0.433cm" svg:x="16.027cm" svg:y="4.277cm">
          <draw:text-box>
            <text:p text:style-name="P1"><text:span text:style-name="T12">\(:NUM</text:span><text:span text:style-name="T14"> . . .</text:span></text:p>
          </draw:text-box>
        </draw:frame>
        <draw:frame draw:style-name="gr156" draw:text-style-name="P9" draw:layer="layout" svg:width="0.28cm" svg:height="0.433cm" svg:x="17.571cm" svg:y="4.277cm">
          <draw:text-box>
            <text:p text:style-name="P1"><text:span text:style-name="T12">\)</text:span></text:p>
          </draw:text-box>
        </draw:frame>
        <draw:frame draw:style-name="gr101" draw:text-style-name="P9" draw:layer="layout" svg:width="3.156cm" svg:height="0.433cm" svg:x="9.931cm" svg:y="4.615cm">
          <draw:text-box>
            <text:p text:style-name="P1"><text:span text:style-name="T12">same text as</text:span><text:span text:style-name="T14"> n</text:span><text:span text:style-name="T12">th group</text:span></text:p>
          </draw:text-box>
        </draw:frame>
        <draw:frame draw:style-name="gr171" draw:text-style-name="P9" draw:layer="layout" svg:width="0.294cm" svg:height="0.433cm" svg:x="16.027cm" svg:y="4.615cm">
          <draw:text-box>
            <text:p text:style-name="P1"><text:span text:style-name="T12">\</text:span><text:span text:style-name="T14">n</text:span></text:p>
          </draw:text-box>
        </draw:frame>
        <draw:frame draw:style-name="gr172" draw:text-style-name="P9" draw:layer="layout" svg:width="1.899cm" svg:height="0.433cm" svg:x="9.931cm" svg:y="4.952cm">
          <draw:text-box>
            <text:p text:style-name="P1"><text:span text:style-name="T12">at word break</text:span></text:p>
          </draw:text-box>
        </draw:frame>
        <draw:frame draw:style-name="gr173" draw:text-style-name="P9" draw:layer="layout" svg:width="0.328cm" svg:height="0.433cm" svg:x="16.027cm" svg:y="4.952cm">
          <draw:text-box>
            <text:p text:style-name="P1"><text:span text:style-name="T12">\b</text:span></text:p>
          </draw:text-box>
        </draw:frame>
        <draw:frame draw:style-name="gr174" draw:text-style-name="P9" draw:layer="layout" svg:width="2.445cm" svg:height="0.433cm" svg:x="9.931cm" svg:y="5.289cm">
          <draw:text-box>
            <text:p text:style-name="P1"><text:span text:style-name="T12">not at word break</text:span></text:p>
          </draw:text-box>
        </draw:frame>
        <draw:frame draw:style-name="gr175" draw:text-style-name="P9" draw:layer="layout" svg:width="0.315cm" svg:height="0.433cm" svg:x="16.027cm" svg:y="5.289cm">
          <draw:text-box>
            <text:p text:style-name="P1"><text:span text:style-name="T12">\B</text:span></text:p>
          </draw:text-box>
        </draw:frame>
        <draw:frame draw:style-name="gr176" draw:text-style-name="P9" draw:layer="layout" svg:width="0.904cm" svg:height="0.403cm" svg:x="9.931cm" svg:y="5.71cm">
          <draw:text-box>
            <text:p text:style-name="P1"><text:span text:style-name="T13">entity</text:span></text:p>
          </draw:text-box>
        </draw:frame>
        <draw:frame draw:style-name="gr177" draw:text-style-name="P9" draw:layer="layout" svg:width="1.822cm" svg:height="0.403cm" svg:x="13.676cm" svg:y="5.71cm">
          <draw:text-box>
            <text:p text:style-name="P1"><text:span text:style-name="T13">match start</text:span></text:p>
          </draw:text-box>
        </draw:frame>
        <draw:frame draw:style-name="gr178" draw:text-style-name="P9" draw:layer="layout" svg:width="1.649cm" svg:height="0.403cm" svg:x="15.789cm" svg:y="5.71cm">
          <draw:text-box>
            <text:p text:style-name="P1"><text:span text:style-name="T13">match end</text:span></text:p>
          </draw:text-box>
        </draw:frame>
        <draw:frame draw:style-name="gr179" draw:text-style-name="P9" draw:layer="layout" svg:width="0.497cm" svg:height="0.433cm" svg:x="9.931cm" svg:y="6.048cm">
          <draw:text-box>
            <text:p text:style-name="P1"><text:span text:style-name="T12">line</text:span></text:p>
          </draw:text-box>
        </draw:frame>
        <draw:frame draw:style-name="gr156" draw:text-style-name="P9" draw:layer="layout" svg:width="0.28cm" svg:height="0.433cm" svg:x="13.676cm" svg:y="6.048cm">
          <draw:text-box>
            <text:p text:style-name="P1"><text:span text:style-name="T12">^</text:span></text:p>
          </draw:text-box>
        </draw:frame>
        <draw:frame draw:style-name="gr156" draw:text-style-name="P9" draw:layer="layout" svg:width="0.28cm" svg:height="0.433cm" svg:x="15.789cm" svg:y="6.048cm">
          <draw:text-box>
            <text:p text:style-name="P1"><text:span text:style-name="T12">$</text:span></text:p>
          </draw:text-box>
        </draw:frame>
        <draw:frame draw:style-name="gr180" draw:text-style-name="P9" draw:layer="layout" svg:width="0.688cm" svg:height="0.433cm" svg:x="9.931cm" svg:y="6.385cm">
          <draw:text-box>
            <text:p text:style-name="P1"><text:span text:style-name="T12">word</text:span></text:p>
          </draw:text-box>
        </draw:frame>
        <draw:frame draw:style-name="gr181" draw:text-style-name="P9" draw:layer="layout" svg:width="0.375cm" svg:height="0.433cm" svg:x="13.676cm" svg:y="6.385cm">
          <draw:text-box>
            <text:p text:style-name="P1"><text:span text:style-name="T12">\&lt;</text:span></text:p>
          </draw:text-box>
        </draw:frame>
        <draw:frame draw:style-name="gr181" draw:text-style-name="P9" draw:layer="layout" svg:width="0.375cm" svg:height="0.433cm" svg:x="15.789cm" svg:y="6.385cm">
          <draw:text-box>
            <text:p text:style-name="P1"><text:span text:style-name="T12">\&gt;</text:span></text:p>
          </draw:text-box>
        </draw:frame>
        <draw:frame draw:style-name="gr125" draw:text-style-name="P9" draw:layer="layout" svg:width="0.993cm" svg:height="0.433cm" svg:x="9.931cm" svg:y="6.722cm">
          <draw:text-box>
            <text:p text:style-name="P1"><text:span text:style-name="T12">symbol</text:span></text:p>
          </draw:text-box>
        </draw:frame>
        <draw:frame draw:style-name="gr86" draw:text-style-name="P9" draw:layer="layout" svg:width="0.518cm" svg:height="0.433cm" svg:x="13.676cm" svg:y="6.722cm">
          <draw:text-box>
            <text:p text:style-name="P1"><text:span text:style-name="T12">\_&lt;</text:span></text:p>
          </draw:text-box>
        </draw:frame>
        <draw:frame draw:style-name="gr86" draw:text-style-name="P9" draw:layer="layout" svg:width="0.518cm" svg:height="0.433cm" svg:x="15.789cm" svg:y="6.722cm">
          <draw:text-box>
            <text:p text:style-name="P1"><text:span text:style-name="T12">\_&gt;</text:span></text:p>
          </draw:text-box>
        </draw:frame>
        <draw:frame draw:style-name="gr182" draw:text-style-name="P9" draw:layer="layout" svg:width="0.84cm" svg:height="0.433cm" svg:x="9.931cm" svg:y="7.06cm">
          <draw:text-box>
            <text:p text:style-name="P1"><text:span text:style-name="T12">buffer</text:span></text:p>
          </draw:text-box>
        </draw:frame>
        <draw:frame draw:style-name="gr156" draw:text-style-name="P9" draw:layer="layout" svg:width="0.28cm" svg:height="0.433cm" svg:x="13.676cm" svg:y="7.06cm">
          <draw:text-box>
            <text:p text:style-name="P1"><text:span text:style-name="T12">\‘</text:span></text:p>
          </draw:text-box>
        </draw:frame>
        <draw:frame draw:style-name="gr156" draw:text-style-name="P9" draw:layer="layout" svg:width="0.28cm" svg:height="0.433cm" svg:x="15.789cm" svg:y="7.06cm">
          <draw:text-box>
            <text:p text:style-name="P1"><text:span text:style-name="T12">\’</text:span></text:p>
          </draw:text-box>
        </draw:frame>
        <draw:frame draw:style-name="gr183" draw:text-style-name="P9" draw:layer="layout" svg:width="3.008cm" svg:height="0.403cm" svg:x="9.931cm" svg:y="7.397cm">
          <draw:text-box>
            <text:p text:style-name="P1"><text:span text:style-name="T13">class of characters</text:span></text:p>
          </draw:text-box>
        </draw:frame>
        <draw:frame draw:style-name="gr184" draw:text-style-name="P9" draw:layer="layout" svg:width="1.949cm" svg:height="0.403cm" svg:x="13.675cm" svg:y="7.397cm">
          <draw:text-box>
            <text:p text:style-name="P1"><text:span text:style-name="T13">match these</text:span></text:p>
          </draw:text-box>
        </draw:frame>
        <draw:frame draw:style-name="gr185" draw:text-style-name="P9" draw:layer="layout" svg:width="2.076cm" svg:height="0.403cm" svg:x="15.789cm" svg:y="7.397cm">
          <draw:text-box>
            <text:p text:style-name="P1"><text:span text:style-name="T13">match others</text:span></text:p>
          </draw:text-box>
        </draw:frame>
        <draw:frame draw:style-name="gr186" draw:text-style-name="P9" draw:layer="layout" svg:width="1.496cm" svg:height="0.433cm" svg:x="9.931cm" svg:y="7.735cm">
          <draw:text-box>
            <text:p text:style-name="P1"><text:span text:style-name="T12">explicit set</text:span></text:p>
          </draw:text-box>
        </draw:frame>
        <draw:frame draw:style-name="gr187" draw:text-style-name="P9" draw:layer="layout" svg:width="0.527cm" svg:height="0.433cm" svg:x="13.676cm" svg:y="7.735cm">
          <draw:text-box>
            <text:p text:style-name="P1"><text:span text:style-name="T12">[</text:span><text:span text:style-name="T14"> . . .</text:span></text:p>
          </draw:text-box>
        </draw:frame>
        <draw:frame draw:style-name="gr156" draw:text-style-name="P9" draw:layer="layout" svg:width="0.28cm" svg:height="0.433cm" svg:x="14.472cm" svg:y="7.735cm">
          <draw:text-box>
            <text:p text:style-name="P1"><text:span text:style-name="T12">]</text:span></text:p>
          </draw:text-box>
        </draw:frame>
        <draw:frame draw:style-name="gr188" draw:text-style-name="P9" draw:layer="layout" svg:width="0.705cm" svg:height="0.433cm" svg:x="15.789cm" svg:y="7.735cm">
          <draw:text-box>
            <text:p text:style-name="P1"><text:span text:style-name="T12">[^</text:span><text:span text:style-name="T14"> . . .</text:span></text:p>
          </draw:text-box>
        </draw:frame>
        <draw:frame draw:style-name="gr156" draw:text-style-name="P9" draw:layer="layout" svg:width="0.28cm" svg:height="0.433cm" svg:x="16.735cm" svg:y="7.735cm">
          <draw:text-box>
            <text:p text:style-name="P1"><text:span text:style-name="T12">]</text:span></text:p>
          </draw:text-box>
        </draw:frame>
        <draw:frame draw:style-name="gr189" draw:text-style-name="P9" draw:layer="layout" svg:width="3.118cm" svg:height="0.433cm" svg:x="9.931cm" svg:y="8.072cm">
          <draw:text-box>
            <text:p text:style-name="P1"><text:span text:style-name="T12">word-syntax character</text:span></text:p>
          </draw:text-box>
        </draw:frame>
        <draw:frame draw:style-name="gr190" draw:text-style-name="P9" draw:layer="layout" svg:width="0.37cm" svg:height="0.433cm" svg:x="13.676cm" svg:y="8.072cm">
          <draw:text-box>
            <text:p text:style-name="P1"><text:span text:style-name="T12">\w</text:span></text:p>
          </draw:text-box>
        </draw:frame>
        <draw:frame draw:style-name="gr191" draw:text-style-name="P9" draw:layer="layout" svg:width="0.391cm" svg:height="0.433cm" svg:x="15.789cm" svg:y="8.072cm">
          <draw:text-box>
            <text:p text:style-name="P1"><text:span text:style-name="T12">\W</text:span></text:p>
          </draw:text-box>
        </draw:frame>
        <draw:frame draw:style-name="gr192" draw:text-style-name="P9" draw:layer="layout" svg:width="3.139cm" svg:height="0.433cm" svg:x="9.931cm" svg:y="8.409cm">
          <draw:text-box>
            <text:p text:style-name="P1"><text:span text:style-name="T12">character with syntax</text:span><text:span text:style-name="T14"> c</text:span></text:p>
          </draw:text-box>
        </draw:frame>
        <draw:frame draw:style-name="gr193" draw:text-style-name="P9" draw:layer="layout" svg:width="0.421cm" svg:height="0.433cm" svg:x="13.676cm" svg:y="8.409cm">
          <draw:text-box>
            <text:p text:style-name="P1"><text:span text:style-name="T12">\s</text:span><text:span text:style-name="T14">c</text:span></text:p>
          </draw:text-box>
        </draw:frame>
        <draw:frame draw:style-name="gr194" draw:text-style-name="P9" draw:layer="layout" svg:width="0.43cm" svg:height="0.433cm" svg:x="15.789cm" svg:y="8.409cm">
          <draw:text-box>
            <text:p text:style-name="P1"><text:span text:style-name="T12">\S</text:span><text:span text:style-name="T14">c</text:span></text:p>
          </draw:text-box>
        </draw:frame>
        <draw:frame draw:style-name="gr195" draw:text-style-name="P9" draw:layer="layout" svg:width="3.41cm" svg:height="0.433cm" svg:x="9.931cm" svg:y="8.747cm">
          <draw:text-box>
            <text:p text:style-name="P1"><text:span text:style-name="T12">character with category</text:span><text:span text:style-name="T14"> c</text:span></text:p>
          </draw:text-box>
        </draw:frame>
        <draw:frame draw:style-name="gr193" draw:text-style-name="P9" draw:layer="layout" svg:width="0.421cm" svg:height="0.433cm" svg:x="13.676cm" svg:y="8.747cm">
          <draw:text-box>
            <text:p text:style-name="P1"><text:span text:style-name="T12">\c</text:span><text:span text:style-name="T14">c</text:span></text:p>
          </draw:text-box>
        </draw:frame>
        <draw:frame draw:style-name="gr196" draw:text-style-name="P9" draw:layer="layout" svg:width="0.472cm" svg:height="0.433cm" svg:x="15.789cm" svg:y="8.747cm">
          <draw:text-box>
            <text:p text:style-name="P1"><text:span text:style-name="T12">\C</text:span><text:span text:style-name="T14">c</text:span></text:p>
          </draw:text-box>
        </draw:frame>
        <draw:frame draw:style-name="gr197" draw:text-style-name="P8" draw:layer="layout" svg:width="6.61cm" svg:height="0.598cm" svg:x="9.931cm" svg:y="9.264cm">
          <draw:text-box>
            <text:p text:style-name="P1"><text:span text:style-name="T11">International Character Sets</text:span></text:p>
          </draw:text-box>
        </draw:frame>
        <draw:frame draw:style-name="gr198" draw:text-style-name="P9" draw:layer="layout" svg:width="3.588cm" svg:height="0.433cm" svg:x="9.931cm" svg:y="9.968cm">
          <draw:text-box>
            <text:p text:style-name="P1"><text:span text:style-name="T12">specify principal language</text:span></text:p>
          </draw:text-box>
        </draw:frame>
        <draw:frame draw:style-name="gr199" draw:text-style-name="P9" draw:layer="layout" svg:width="1.302cm" svg:height="0.433cm" svg:x="16.027cm" svg:y="9.968cm">
          <draw:text-box>
            <text:p text:style-name="P1"><text:span text:style-name="T12">C-x RET l</text:span></text:p>
          </draw:text-box>
        </draw:frame>
        <draw:frame draw:style-name="gr200" draw:text-style-name="P9" draw:layer="layout" svg:width="3.224cm" svg:height="0.433cm" svg:x="9.931cm" svg:y="10.305cm">
          <draw:text-box>
            <text:p text:style-name="P1"><text:span text:style-name="T12">show all input methods</text:span></text:p>
          </draw:text-box>
        </draw:frame>
        <draw:frame draw:style-name="gr201" draw:text-style-name="P9" draw:layer="layout" svg:width="3.338cm" svg:height="0.433cm" svg:x="14.773cm" svg:y="10.305cm">
          <draw:text-box>
            <text:p text:style-name="P1"><text:span text:style-name="T12">M-x list-input-methods</text:span></text:p>
          </draw:text-box>
        </draw:frame>
        <draw:frame draw:style-name="gr202" draw:text-style-name="P9" draw:layer="layout" svg:width="4.303cm" svg:height="0.433cm" svg:x="9.931cm" svg:y="10.643cm">
          <draw:text-box>
            <text:p text:style-name="P1"><text:span text:style-name="T12">enable or disable input method</text:span></text:p>
          </draw:text-box>
        </draw:frame>
        <draw:frame draw:style-name="gr203" draw:text-style-name="P9" draw:layer="layout" svg:width="0.51cm" svg:height="0.433cm" svg:x="16.027cm" svg:y="10.643cm">
          <draw:text-box>
            <text:p text:style-name="P1"><text:span text:style-name="T12">C-\</text:span></text:p>
          </draw:text-box>
        </draw:frame>
        <draw:frame draw:style-name="gr204" draw:text-style-name="P9" draw:layer="layout" svg:width="5.12cm" svg:height="0.433cm" svg:x="9.931cm" svg:y="10.98cm">
          <draw:text-box>
            <text:p text:style-name="P1"><text:span text:style-name="T12">set coding system for next command</text:span></text:p>
          </draw:text-box>
        </draw:frame>
        <draw:frame draw:style-name="gr205" draw:text-style-name="P9" draw:layer="layout" svg:width="1.365cm" svg:height="0.433cm" svg:x="16.027cm" svg:y="10.98cm">
          <draw:text-box>
            <text:p text:style-name="P1"><text:span text:style-name="T12">C-x RET c</text:span></text:p>
          </draw:text-box>
        </draw:frame>
        <draw:frame draw:style-name="gr206" draw:text-style-name="P9" draw:layer="layout" svg:width="3.342cm" svg:height="0.433cm" svg:x="9.931cm" svg:y="11.318cm">
          <draw:text-box>
            <text:p text:style-name="P1"><text:span text:style-name="T12">show all coding systems</text:span></text:p>
          </draw:text-box>
        </draw:frame>
        <draw:frame draw:style-name="gr207" draw:text-style-name="P9" draw:layer="layout" svg:width="3.456cm" svg:height="0.433cm" svg:x="14.624cm" svg:y="11.318cm">
          <draw:text-box>
            <text:p text:style-name="P1"><text:span text:style-name="T12">M-x list-coding-systems</text:span></text:p>
          </draw:text-box>
        </draw:frame>
        <draw:frame draw:style-name="gr208" draw:text-style-name="P9" draw:layer="layout" svg:width="4.409cm" svg:height="0.433cm" svg:x="9.931cm" svg:y="11.655cm">
          <draw:text-box>
            <text:p text:style-name="P1"><text:span text:style-name="T12">choose preferred coding system</text:span></text:p>
          </draw:text-box>
        </draw:frame>
        <draw:frame draw:style-name="gr209" draw:text-style-name="P9" draw:layer="layout" svg:width="3.727cm" svg:height="0.433cm" svg:x="14.474cm" svg:y="11.655cm">
          <draw:text-box>
            <text:p text:style-name="P1"><text:span text:style-name="T12">M-x prefer-coding-system</text:span></text:p>
          </draw:text-box>
        </draw:frame>
        <draw:frame draw:style-name="gr210" draw:text-style-name="P8" draw:layer="layout" svg:width="0.899cm" svg:height="0.598cm" svg:x="9.931cm" svg:y="12.18cm">
          <draw:text-box>
            <text:p text:style-name="P1"><text:span text:style-name="T11">Info</text:span></text:p>
          </draw:text-box>
        </draw:frame>
        <draw:frame draw:style-name="gr211" draw:text-style-name="P9" draw:layer="layout" svg:width="4.997cm" svg:height="0.433cm" svg:x="9.931cm" svg:y="12.884cm">
          <draw:text-box>
            <text:p text:style-name="P1"><text:span text:style-name="T12">enter the Info documentation reader</text:span></text:p>
          </draw:text-box>
        </draw:frame>
        <draw:frame draw:style-name="gr212" draw:text-style-name="P9" draw:layer="layout" svg:width="0.709cm" svg:height="0.433cm" svg:x="16.027cm" svg:y="12.884cm">
          <draw:text-box>
            <text:p text:style-name="P1"><text:span text:style-name="T12">C-h i</text:span></text:p>
          </draw:text-box>
        </draw:frame>
        <draw:frame draw:style-name="gr213" draw:text-style-name="P9" draw:layer="layout" svg:width="5.598cm" svg:height="0.433cm" svg:x="9.931cm" svg:y="13.222cm">
          <draw:text-box>
            <text:p text:style-name="P1"><text:span text:style-name="T12">find specified function or variable in Info</text:span></text:p>
          </draw:text-box>
        </draw:frame>
        <draw:frame draw:style-name="gr214" draw:text-style-name="P9" draw:layer="layout" svg:width="0.781cm" svg:height="0.433cm" svg:x="16.027cm" svg:y="13.222cm">
          <draw:text-box>
            <text:p text:style-name="P1"><text:span text:style-name="T12">C-h S</text:span></text:p>
          </draw:text-box>
        </draw:frame>
        <draw:frame draw:style-name="gr215" draw:text-style-name="P9" draw:layer="layout" svg:width="3.046cm" svg:height="0.433cm" svg:x="9.931cm" svg:y="13.642cm">
          <draw:text-box>
            <text:p text:style-name="P1"><text:span text:style-name="T12">Moving within a node:</text:span></text:p>
          </draw:text-box>
        </draw:frame>
        <draw:frame draw:style-name="gr78" draw:text-style-name="P9" draw:layer="layout" svg:width="1.89cm" svg:height="0.433cm" svg:x="10.23cm" svg:y="14.063cm">
          <draw:text-box>
            <text:p text:style-name="P1"><text:span text:style-name="T12">scroll forward</text:span></text:p>
          </draw:text-box>
        </draw:frame>
        <draw:frame draw:style-name="gr216" draw:text-style-name="P9" draw:layer="layout" svg:width="0.506cm" svg:height="0.433cm" svg:x="16.027cm" svg:y="14.063cm">
          <draw:text-box>
            <text:p text:style-name="P1"><text:span text:style-name="T12">SPC</text:span></text:p>
          </draw:text-box>
        </draw:frame>
        <draw:frame draw:style-name="gr166" draw:text-style-name="P9" draw:layer="layout" svg:width="1.818cm" svg:height="0.433cm" svg:x="10.23cm" svg:y="14.4cm">
          <draw:text-box>
            <text:p text:style-name="P1"><text:span text:style-name="T12">scroll reverse</text:span></text:p>
          </draw:text-box>
        </draw:frame>
        <draw:frame draw:style-name="gr86" draw:text-style-name="P9" draw:layer="layout" svg:width="0.518cm" svg:height="0.433cm" svg:x="16.027cm" svg:y="14.4cm">
          <draw:text-box>
            <text:p text:style-name="P1"><text:span text:style-name="T12">DEL</text:span></text:p>
          </draw:text-box>
        </draw:frame>
        <draw:frame draw:style-name="gr217" draw:text-style-name="P9" draw:layer="layout" svg:width="2.529cm" svg:height="0.433cm" svg:x="10.23cm" svg:y="14.738cm">
          <draw:text-box>
            <text:p text:style-name="P1"><text:span text:style-name="T12">beginning of node</text:span></text:p>
          </draw:text-box>
        </draw:frame>
        <draw:frame draw:style-name="gr156" draw:text-style-name="P9" draw:layer="layout" svg:width="0.28cm" svg:height="0.433cm" svg:x="16.027cm" svg:y="14.738cm">
          <draw:text-box>
            <text:p text:style-name="P1"><text:span text:style-name="T12">b</text:span></text:p>
          </draw:text-box>
        </draw:frame>
        <draw:frame draw:style-name="gr218" draw:text-style-name="P9" draw:layer="layout" svg:width="3.253cm" svg:height="0.433cm" svg:x="9.931cm" svg:y="15.159cm">
          <draw:text-box>
            <text:p text:style-name="P1"><text:span text:style-name="T12">Moving between nodes:</text:span></text:p>
          </draw:text-box>
        </draw:frame>
        <draw:frame draw:style-name="gr219" draw:text-style-name="P9" draw:layer="layout" svg:width="1.476cm" svg:height="0.437cm" svg:x="10.23cm" svg:y="15.579cm">
          <draw:text-box>
            <text:p text:style-name="P1"><text:span text:style-name="T13">next</text:span><text:span text:style-name="T12"> node</text:span></text:p>
          </draw:text-box>
        </draw:frame>
        <draw:frame draw:style-name="gr156" draw:text-style-name="P9" draw:layer="layout" svg:width="0.28cm" svg:height="0.433cm" svg:x="16.027cm" svg:y="15.579cm">
          <draw:text-box>
            <text:p text:style-name="P1"><text:span text:style-name="T12">n</text:span></text:p>
          </draw:text-box>
        </draw:frame>
        <draw:frame draw:style-name="gr220" draw:text-style-name="P9" draw:layer="layout" svg:width="2.106cm" svg:height="0.437cm" svg:x="10.23cm" svg:y="15.917cm">
          <draw:text-box>
            <text:p text:style-name="P1"><text:span text:style-name="T13">previous</text:span><text:span text:style-name="T12"> node</text:span></text:p>
          </draw:text-box>
        </draw:frame>
        <draw:frame draw:style-name="gr156" draw:text-style-name="P9" draw:layer="layout" svg:width="0.28cm" svg:height="0.433cm" svg:x="16.027cm" svg:y="15.917cm">
          <draw:text-box>
            <text:p text:style-name="P1"><text:span text:style-name="T12">p</text:span></text:p>
          </draw:text-box>
        </draw:frame>
        <draw:frame draw:style-name="gr221" draw:text-style-name="P9" draw:layer="layout" svg:width="1.221cm" svg:height="0.437cm" svg:x="10.23cm" svg:y="16.254cm">
          <draw:text-box>
            <text:p text:style-name="P1"><text:span text:style-name="T12">move</text:span><text:span text:style-name="T13"> up</text:span></text:p>
          </draw:text-box>
        </draw:frame>
        <draw:frame draw:style-name="gr156" draw:text-style-name="P9" draw:layer="layout" svg:width="0.28cm" svg:height="0.433cm" svg:x="16.027cm" svg:y="16.254cm">
          <draw:text-box>
            <text:p text:style-name="P1"><text:span text:style-name="T12">u</text:span></text:p>
          </draw:text-box>
        </draw:frame>
        <draw:frame draw:style-name="gr222" draw:text-style-name="P9" draw:layer="layout" svg:width="3.617cm" svg:height="0.433cm" svg:x="10.23cm" svg:y="16.592cm">
          <draw:text-box>
            <text:p text:style-name="P1"><text:span text:style-name="T12">select menu item by name</text:span></text:p>
          </draw:text-box>
        </draw:frame>
        <draw:frame draw:style-name="gr156" draw:text-style-name="P9" draw:layer="layout" svg:width="0.28cm" svg:height="0.433cm" svg:x="16.027cm" svg:y="16.592cm">
          <draw:text-box>
            <text:p text:style-name="P1"><text:span text:style-name="T12">m</text:span></text:p>
          </draw:text-box>
        </draw:frame>
        <draw:frame draw:style-name="gr223" draw:text-style-name="P9" draw:layer="layout" svg:width="5.204cm" svg:height="0.433cm" svg:x="10.23cm" svg:y="16.929cm">
          <draw:text-box>
            <text:p text:style-name="P1"><text:span text:style-name="T12">select</text:span><text:span text:style-name="T14"> n</text:span><text:span text:style-name="T12">th menu item by number (1–9)</text:span></text:p>
          </draw:text-box>
        </draw:frame>
        <draw:frame draw:style-name="gr224" draw:text-style-name="P9" draw:layer="layout" svg:width="0.28cm" svg:height="0.314cm" svg:x="16.027cm" svg:y="16.929cm">
          <draw:text-box>
            <text:p text:style-name="P1"><text:span text:style-name="T14">n</text:span></text:p>
          </draw:text-box>
        </draw:frame>
        <draw:frame draw:style-name="gr225" draw:text-style-name="P9" draw:layer="layout" svg:width="4.98cm" svg:height="0.433cm" svg:x="10.23cm" svg:y="17.266cm">
          <draw:text-box>
            <text:p text:style-name="P1"><text:span text:style-name="T12">follow cross reference (return with l)</text:span></text:p>
          </draw:text-box>
        </draw:frame>
        <draw:frame draw:style-name="gr156" draw:text-style-name="P9" draw:layer="layout" svg:width="0.28cm" svg:height="0.433cm" svg:x="16.027cm" svg:y="17.266cm">
          <draw:text-box>
            <text:p text:style-name="P1"><text:span text:style-name="T12">f</text:span></text:p>
          </draw:text-box>
        </draw:frame>
        <draw:frame draw:style-name="gr226" draw:text-style-name="P9" draw:layer="layout" svg:width="3.765cm" svg:height="0.433cm" svg:x="10.23cm" svg:y="17.604cm">
          <draw:text-box>
            <text:p text:style-name="P1"><text:span text:style-name="T12">return to last node you saw</text:span></text:p>
          </draw:text-box>
        </draw:frame>
        <draw:frame draw:style-name="gr156" draw:text-style-name="P9" draw:layer="layout" svg:width="0.28cm" svg:height="0.433cm" svg:x="16.027cm" svg:y="17.604cm">
          <draw:text-box>
            <text:p text:style-name="P1"><text:span text:style-name="T12">l</text:span></text:p>
          </draw:text-box>
        </draw:frame>
        <draw:frame draw:style-name="gr227" draw:text-style-name="P9" draw:layer="layout" svg:width="3.296cm" svg:height="0.433cm" svg:x="10.23cm" svg:y="17.941cm">
          <draw:text-box>
            <text:p text:style-name="P1"><text:span text:style-name="T12">return to directory node</text:span></text:p>
          </draw:text-box>
        </draw:frame>
        <draw:frame draw:style-name="gr156" draw:text-style-name="P9" draw:layer="layout" svg:width="0.28cm" svg:height="0.433cm" svg:x="16.027cm" svg:y="17.941cm">
          <draw:text-box>
            <text:p text:style-name="P1"><text:span text:style-name="T12">d</text:span></text:p>
          </draw:text-box>
        </draw:frame>
        <draw:frame draw:style-name="gr228" draw:text-style-name="P9" draw:layer="layout" svg:width="3.55cm" svg:height="0.433cm" svg:x="10.23cm" svg:y="18.279cm">
          <draw:text-box>
            <text:p text:style-name="P1"><text:span text:style-name="T12">go to top node of Info file</text:span></text:p>
          </draw:text-box>
        </draw:frame>
        <draw:frame draw:style-name="gr156" draw:text-style-name="P9" draw:layer="layout" svg:width="0.28cm" svg:height="0.433cm" svg:x="16.027cm" svg:y="18.279cm">
          <draw:text-box>
            <text:p text:style-name="P1"><text:span text:style-name="T12">t</text:span></text:p>
          </draw:text-box>
        </draw:frame>
        <draw:frame draw:style-name="gr229" draw:text-style-name="P9" draw:layer="layout" svg:width="3.329cm" svg:height="0.433cm" svg:x="10.23cm" svg:y="18.616cm">
          <draw:text-box>
            <text:p text:style-name="P1"><text:span text:style-name="T12">go to any node by name</text:span></text:p>
          </draw:text-box>
        </draw:frame>
        <draw:frame draw:style-name="gr156" draw:text-style-name="P9" draw:layer="layout" svg:width="0.28cm" svg:height="0.433cm" svg:x="16.027cm" svg:y="18.616cm">
          <draw:text-box>
            <text:p text:style-name="P1"><text:span text:style-name="T12">g</text:span></text:p>
          </draw:text-box>
        </draw:frame>
        <draw:frame draw:style-name="gr230" draw:text-style-name="P9" draw:layer="layout" svg:width="0.866cm" svg:height="0.433cm" svg:x="9.931cm" svg:y="19.037cm">
          <draw:text-box>
            <text:p text:style-name="P1"><text:span text:style-name="T12">Other:</text:span></text:p>
          </draw:text-box>
        </draw:frame>
        <draw:frame draw:style-name="gr231" draw:text-style-name="P9" draw:layer="layout" svg:width="2.33cm" svg:height="0.437cm" svg:x="10.23cm" svg:y="19.458cm">
          <draw:text-box>
            <text:p text:style-name="P1"><text:span text:style-name="T12">run Info</text:span><text:span text:style-name="T13"> tutorial</text:span></text:p>
          </draw:text-box>
        </draw:frame>
        <draw:frame draw:style-name="gr156" draw:text-style-name="P9" draw:layer="layout" svg:width="0.28cm" svg:height="0.433cm" svg:x="16.027cm" svg:y="19.458cm">
          <draw:text-box>
            <text:p text:style-name="P1"><text:span text:style-name="T12">h</text:span></text:p>
          </draw:text-box>
        </draw:frame>
        <draw:frame draw:style-name="gr232" draw:text-style-name="P9" draw:layer="layout" svg:width="4.29cm" svg:height="0.433cm" svg:x="10.23cm" svg:y="19.795cm">
          <draw:text-box>
            <text:p text:style-name="P1"><text:span text:style-name="T12">look up a subject in the indices</text:span></text:p>
          </draw:text-box>
        </draw:frame>
        <draw:frame draw:style-name="gr156" draw:text-style-name="P9" draw:layer="layout" svg:width="0.28cm" svg:height="0.433cm" svg:x="16.027cm" svg:y="19.795cm">
          <draw:text-box>
            <text:p text:style-name="P1"><text:span text:style-name="T12">i</text:span></text:p>
          </draw:text-box>
        </draw:frame>
        <draw:frame draw:style-name="gr206" draw:text-style-name="P9" draw:layer="layout" svg:width="3.342cm" svg:height="0.433cm" svg:x="10.23cm" svg:y="20.132cm">
          <draw:text-box>
            <text:p text:style-name="P1"><text:span text:style-name="T12">search nodes for regexp</text:span></text:p>
          </draw:text-box>
        </draw:frame>
        <draw:frame draw:style-name="gr156" draw:text-style-name="P9" draw:layer="layout" svg:width="0.28cm" svg:height="0.433cm" svg:x="16.027cm" svg:y="20.132cm">
          <draw:text-box>
            <text:p text:style-name="P1"><text:span text:style-name="T12">s</text:span></text:p>
          </draw:text-box>
        </draw:frame>
        <draw:frame draw:style-name="gr233" draw:text-style-name="P9" draw:layer="layout" svg:width="1.23cm" svg:height="0.437cm" svg:x="10.23cm" svg:y="20.47cm">
          <draw:text-box>
            <text:p text:style-name="P1"><text:span text:style-name="T13">quit</text:span><text:span text:style-name="T12"> Info</text:span></text:p>
          </draw:text-box>
        </draw:frame>
        <draw:frame draw:style-name="gr156" draw:text-style-name="P9" draw:layer="layout" svg:width="0.28cm" svg:height="0.433cm" svg:x="16.027cm" svg:y="20.47cm">
          <draw:text-box>
            <text:p text:style-name="P1"><text:span text:style-name="T12">q</text:span></text:p>
          </draw:text-box>
        </draw:frame>
        <draw:frame draw:style-name="gr234" draw:text-style-name="P8" draw:layer="layout" svg:width="2.212cm" svg:height="0.598cm" svg:x="19.228cm" svg:y="0.537cm">
          <draw:text-box>
            <text:p text:style-name="P1"><text:span text:style-name="T11">Registers</text:span></text:p>
          </draw:text-box>
        </draw:frame>
        <draw:frame draw:style-name="gr235" draw:text-style-name="P9" draw:layer="layout" svg:width="3.063cm" svg:height="0.433cm" svg:x="19.228cm" svg:y="1.391cm">
          <draw:text-box>
            <text:p text:style-name="P1"><text:span text:style-name="T12">save region in register</text:span></text:p>
          </draw:text-box>
        </draw:frame>
        <draw:frame draw:style-name="gr131" draw:text-style-name="P9" draw:layer="layout" svg:width="0.971cm" svg:height="0.433cm" svg:x="25.324cm" svg:y="1.391cm">
          <draw:text-box>
            <text:p text:style-name="P1"><text:span text:style-name="T12">C-x r s</text:span></text:p>
          </draw:text-box>
        </draw:frame>
        <draw:frame draw:style-name="gr236" draw:text-style-name="P9" draw:layer="layout" svg:width="4.748cm" svg:height="0.433cm" svg:x="19.228cm" svg:y="1.729cm">
          <draw:text-box>
            <text:p text:style-name="P1"><text:span text:style-name="T12">insert register contents into buffer</text:span></text:p>
          </draw:text-box>
        </draw:frame>
        <draw:frame draw:style-name="gr237" draw:text-style-name="P9" draw:layer="layout" svg:width="0.908cm" svg:height="0.433cm" svg:x="25.324cm" svg:y="1.729cm">
          <draw:text-box>
            <text:p text:style-name="P1"><text:span text:style-name="T12">C-x r i</text:span></text:p>
          </draw:text-box>
        </draw:frame>
        <draw:frame draw:style-name="gr238" draw:text-style-name="P9" draw:layer="layout" svg:width="4.074cm" svg:height="0.433cm" svg:x="19.228cm" svg:y="2.187cm">
          <draw:text-box>
            <text:p text:style-name="P1"><text:span text:style-name="T12">save value of point in register</text:span></text:p>
          </draw:text-box>
        </draw:frame>
        <draw:frame draw:style-name="gr239" draw:text-style-name="P9" draw:layer="layout" svg:width="1.331cm" svg:height="0.433cm" svg:x="25.324cm" svg:y="2.187cm">
          <draw:text-box>
            <text:p text:style-name="P1"><text:span text:style-name="T12">C-x r SPC</text:span></text:p>
          </draw:text-box>
        </draw:frame>
        <draw:frame draw:style-name="gr240" draw:text-style-name="P9" draw:layer="layout" svg:width="4.24cm" svg:height="0.433cm" svg:x="19.228cm" svg:y="2.525cm">
          <draw:text-box>
            <text:p text:style-name="P1"><text:span text:style-name="T12">jump to point saved in register</text:span></text:p>
          </draw:text-box>
        </draw:frame>
        <draw:frame draw:style-name="gr241" draw:text-style-name="P9" draw:layer="layout" svg:width="0.912cm" svg:height="0.433cm" svg:x="25.324cm" svg:y="2.525cm">
          <draw:text-box>
            <text:p text:style-name="P1"><text:span text:style-name="T12">C-x r j</text:span></text:p>
          </draw:text-box>
        </draw:frame>
        <draw:frame draw:style-name="gr242" draw:text-style-name="P8" draw:layer="layout" svg:width="4.049cm" svg:height="0.598cm" svg:x="19.228cm" svg:y="3.238cm">
          <draw:text-box>
            <text:p text:style-name="P1"><text:span text:style-name="T11">Keyboard Macros</text:span></text:p>
          </draw:text-box>
        </draw:frame>
        <draw:frame draw:style-name="gr243" draw:text-style-name="P9" draw:layer="layout" svg:width="4.519cm" svg:height="0.437cm" svg:x="19.228cm" svg:y="4.093cm">
          <draw:text-box>
            <text:p text:style-name="P1"><text:span text:style-name="T13">start</text:span><text:span text:style-name="T12"> defining a keyboard macro</text:span></text:p>
          </draw:text-box>
        </draw:frame>
        <draw:frame draw:style-name="gr244" draw:text-style-name="P9" draw:layer="layout" svg:width="0.717cm" svg:height="0.433cm" svg:x="25.324cm" svg:y="4.093cm">
          <draw:text-box>
            <text:p text:style-name="P1"><text:span text:style-name="T12">C-x (</text:span></text:p>
          </draw:text-box>
        </draw:frame>
        <draw:frame draw:style-name="gr245" draw:text-style-name="P9" draw:layer="layout" svg:width="4.282cm" svg:height="0.437cm" svg:x="19.228cm" svg:y="4.43cm">
          <draw:text-box>
            <text:p text:style-name="P1"><text:span text:style-name="T13">end</text:span><text:span text:style-name="T12"> keyboard macro definition</text:span></text:p>
          </draw:text-box>
        </draw:frame>
        <draw:frame draw:style-name="gr244" draw:text-style-name="P9" draw:layer="layout" svg:width="0.717cm" svg:height="0.433cm" svg:x="25.324cm" svg:y="4.43cm">
          <draw:text-box>
            <text:p text:style-name="P1"><text:span text:style-name="T12">C-x )</text:span></text:p>
          </draw:text-box>
        </draw:frame>
        <draw:frame draw:style-name="gr246" draw:text-style-name="P9" draw:layer="layout" svg:width="5.349cm" svg:height="0.437cm" svg:x="19.228cm" svg:y="4.768cm">
          <draw:text-box>
            <text:p text:style-name="P1"><text:span text:style-name="T13">execute</text:span><text:span text:style-name="T12"> last-defined keyboard macro</text:span></text:p>
          </draw:text-box>
        </draw:frame>
        <draw:frame draw:style-name="gr214" draw:text-style-name="P9" draw:layer="layout" svg:width="0.781cm" svg:height="0.433cm" svg:x="25.324cm" svg:y="4.768cm">
          <draw:text-box>
            <text:p text:style-name="P1"><text:span text:style-name="T12">C-x e</text:span></text:p>
          </draw:text-box>
        </draw:frame>
        <draw:frame draw:style-name="gr247" draw:text-style-name="P9" draw:layer="layout" svg:width="4.273cm" svg:height="0.433cm" svg:x="19.228cm" svg:y="5.105cm">
          <draw:text-box>
            <text:p text:style-name="P1"><text:span text:style-name="T12">append to last keyboard macro</text:span></text:p>
          </draw:text-box>
        </draw:frame>
        <draw:frame draw:style-name="gr248" draw:text-style-name="P9" draw:layer="layout" svg:width="1.344cm" svg:height="0.433cm" svg:x="25.324cm" svg:y="5.105cm">
          <draw:text-box>
            <text:p text:style-name="P1"><text:span text:style-name="T12">C-u C-x (</text:span></text:p>
          </draw:text-box>
        </draw:frame>
        <draw:frame draw:style-name="gr249" draw:text-style-name="P9" draw:layer="layout" svg:width="3.638cm" svg:height="0.433cm" svg:x="19.228cm" svg:y="5.442cm">
          <draw:text-box>
            <text:p text:style-name="P1"><text:span text:style-name="T12">name last keyboard macro</text:span></text:p>
          </draw:text-box>
        </draw:frame>
        <draw:frame draw:style-name="gr250" draw:text-style-name="P9" draw:layer="layout" svg:width="3.791cm" svg:height="0.433cm" svg:x="23.92cm" svg:y="5.442cm">
          <draw:text-box>
            <text:p text:style-name="P1"><text:span text:style-name="T12">M-x name-last-kbd-macro</text:span></text:p>
          </draw:text-box>
        </draw:frame>
        <draw:frame draw:style-name="gr251" draw:text-style-name="P9" draw:layer="layout" svg:width="4.104cm" svg:height="0.433cm" svg:x="19.228cm" svg:y="5.78cm">
          <draw:text-box>
            <text:p text:style-name="P1"><text:span text:style-name="T12">insert Lisp definition in buffer</text:span></text:p>
          </draw:text-box>
        </draw:frame>
        <draw:frame draw:style-name="gr252" draw:text-style-name="P9" draw:layer="layout" svg:width="3.16cm" svg:height="0.433cm" svg:x="24.368cm" svg:y="5.78cm">
          <draw:text-box>
            <text:p text:style-name="P1"><text:span text:style-name="T12">M-x insert-kbd-macro</text:span></text:p>
          </draw:text-box>
        </draw:frame>
        <draw:frame draw:style-name="gr253" draw:text-style-name="P8" draw:layer="layout" svg:width="8.401cm" svg:height="0.598cm" svg:x="19.228cm" svg:y="6.486cm">
          <draw:text-box>
            <text:p text:style-name="P1"><text:span text:style-name="T11">Commands Dealing with Emacs Lisp</text:span></text:p>
          </draw:text-box>
        </draw:frame>
        <draw:frame draw:style-name="gr254" draw:text-style-name="P9" draw:layer="layout" svg:width="3.16cm" svg:height="0.437cm" svg:x="19.228cm" svg:y="7.34cm">
          <draw:text-box>
            <text:p text:style-name="P1"><text:span text:style-name="T12">eval</text:span><text:span text:style-name="T13"> sexp</text:span><text:span text:style-name="T12"> before point</text:span></text:p>
          </draw:text-box>
        </draw:frame>
        <draw:frame draw:style-name="gr255" draw:text-style-name="P9" draw:layer="layout" svg:width="1.141cm" svg:height="0.433cm" svg:x="25.324cm" svg:y="7.34cm">
          <draw:text-box>
            <text:p text:style-name="P1"><text:span text:style-name="T12">C-x C-e</text:span></text:p>
          </draw:text-box>
        </draw:frame>
        <draw:frame draw:style-name="gr256" draw:text-style-name="P9" draw:layer="layout" svg:width="2.588cm" svg:height="0.437cm" svg:x="19.228cm" svg:y="7.678cm">
          <draw:text-box>
            <text:p text:style-name="P1"><text:span text:style-name="T12">eval current</text:span><text:span text:style-name="T13"> defun</text:span></text:p>
          </draw:text-box>
        </draw:frame>
        <draw:frame draw:style-name="gr257" draw:text-style-name="P9" draw:layer="layout" svg:width="0.946cm" svg:height="0.433cm" svg:x="25.324cm" svg:y="7.678cm">
          <draw:text-box>
            <text:p text:style-name="P1"><text:span text:style-name="T12">C-M-x</text:span></text:p>
          </draw:text-box>
        </draw:frame>
        <draw:frame draw:style-name="gr258" draw:text-style-name="P9" draw:layer="layout" svg:width="1.619cm" svg:height="0.437cm" svg:x="19.228cm" svg:y="8.015cm">
          <draw:text-box>
            <text:p text:style-name="P1"><text:span text:style-name="T12">eval</text:span><text:span text:style-name="T13"> region</text:span></text:p>
          </draw:text-box>
        </draw:frame>
        <draw:frame draw:style-name="gr259" draw:text-style-name="P9" draw:layer="layout" svg:width="2.263cm" svg:height="0.433cm" svg:x="24.726cm" svg:y="8.015cm">
          <draw:text-box>
            <text:p text:style-name="P1"><text:span text:style-name="T12">M-x eval-region</text:span></text:p>
          </draw:text-box>
        </draw:frame>
        <draw:frame draw:style-name="gr260" draw:text-style-name="P9" draw:layer="layout" svg:width="3.372cm" svg:height="0.433cm" svg:x="19.228cm" svg:y="8.353cm">
          <draw:text-box>
            <text:p text:style-name="P1"><text:span text:style-name="T12">read and eval minibuffer</text:span></text:p>
          </draw:text-box>
        </draw:frame>
        <draw:frame draw:style-name="gr102" draw:text-style-name="P9" draw:layer="layout" svg:width="0.502cm" svg:height="0.433cm" svg:x="25.324cm" svg:y="8.353cm">
          <draw:text-box>
            <text:p text:style-name="P1"><text:span text:style-name="T12">M-:</text:span></text:p>
          </draw:text-box>
        </draw:frame>
        <draw:frame draw:style-name="gr261" draw:text-style-name="P9" draw:layer="layout" svg:width="4.739cm" svg:height="0.437cm" svg:x="19.228cm" svg:y="8.69cm">
          <draw:text-box>
            <text:p text:style-name="P1"><text:span text:style-name="T12">load a Lisp library from</text:span><text:span text:style-name="T13"> load-path</text:span></text:p>
          </draw:text-box>
        </draw:frame>
        <draw:frame draw:style-name="gr262" draw:text-style-name="P9" draw:layer="layout" svg:width="2.301cm" svg:height="0.433cm" svg:x="24.726cm" svg:y="8.69cm">
          <draw:text-box>
            <text:p text:style-name="P1"><text:span text:style-name="T12">M-x load-library</text:span></text:p>
          </draw:text-box>
        </draw:frame>
        <draw:frame draw:style-name="gr263" draw:text-style-name="P8" draw:layer="layout" svg:width="5.035cm" svg:height="0.598cm" svg:x="19.228cm" svg:y="9.403cm">
          <draw:text-box>
            <text:p text:style-name="P1"><text:span text:style-name="T11">Simple Customization</text:span></text:p>
          </draw:text-box>
        </draw:frame>
        <draw:frame draw:style-name="gr264" draw:text-style-name="P9" draw:layer="layout" svg:width="4.113cm" svg:height="0.433cm" svg:x="19.228cm" svg:y="10.258cm">
          <draw:text-box>
            <text:p text:style-name="P1"><text:span text:style-name="T12">customize variables and faces</text:span></text:p>
          </draw:text-box>
        </draw:frame>
        <draw:frame draw:style-name="gr265" draw:text-style-name="P9" draw:layer="layout" svg:width="2.085cm" svg:height="0.433cm" svg:x="24.726cm" svg:y="10.258cm">
          <draw:text-box>
            <text:p text:style-name="P1"><text:span text:style-name="T12">M-x customize</text:span></text:p>
          </draw:text-box>
        </draw:frame>
        <draw:frame draw:style-name="gr266" draw:text-style-name="P9" draw:layer="layout" svg:width="7.258cm" svg:height="0.433cm" svg:x="19.228cm" svg:y="10.717cm">
          <draw:text-box>
            <text:p text:style-name="P1"><text:span text:style-name="T12">Making global key bindings in Emacs Lisp (example):</text:span></text:p>
          </draw:text-box>
        </draw:frame>
        <draw:frame draw:style-name="gr267" draw:text-style-name="P9" draw:layer="layout" svg:width="6.407cm" svg:height="0.433cm" svg:x="19.228cm" svg:y="11.175cm">
          <draw:text-box>
            <text:p text:style-name="P1"><text:span text:style-name="T12">(global-set-key (kbd "C-c g") ’search-forward)</text:span></text:p>
          </draw:text-box>
        </draw:frame>
        <draw:frame draw:style-name="gr268" draw:text-style-name="P9" draw:layer="layout" svg:width="7.152cm" svg:height="0.433cm" svg:x="19.228cm" svg:y="11.513cm">
          <draw:text-box>
            <text:p text:style-name="P1"><text:span text:style-name="T12">(global-set-key (kbd "M-#") ’query-replace-regexp)</text:span></text:p>
          </draw:text-box>
        </draw:frame>
        <draw:frame draw:style-name="gr269" draw:text-style-name="P8" draw:layer="layout" svg:width="4.354cm" svg:height="0.598cm" svg:x="19.228cm" svg:y="12.226cm">
          <draw:text-box>
            <text:p text:style-name="P1"><text:span text:style-name="T11">Writing Commands</text:span></text:p>
          </draw:text-box>
        </draw:frame>
        <draw:frame draw:style-name="gr270" draw:text-style-name="P9" draw:layer="layout" svg:width="3.566cm" svg:height="0.433cm" svg:x="19.228cm" svg:y="13.081cm">
          <draw:text-box>
            <text:p text:style-name="P1"><text:span text:style-name="T12">(defun</text:span><text:span text:style-name="T14"> command-name</text:span><text:span text:style-name="T12"> (</text:span><text:span text:style-name="T14">args</text:span><text:span text:style-name="T12">)</text:span></text:p>
          </draw:text-box>
        </draw:frame>
        <draw:frame draw:style-name="gr271" draw:text-style-name="P9" draw:layer="layout" svg:width="4.908cm" svg:height="0.433cm" svg:x="19.527cm" svg:y="13.418cm">
          <draw:text-box>
            <text:p text:style-name="P1"><text:span text:style-name="T12">"</text:span><text:span text:style-name="T14">documentation</text:span><text:span text:style-name="T12">" (interactive "</text:span><text:span text:style-name="T14">template</text:span><text:span text:style-name="T12">")</text:span></text:p>
          </draw:text-box>
        </draw:frame>
        <draw:frame draw:style-name="gr272" draw:text-style-name="P9" draw:layer="layout" svg:width="0.654cm" svg:height="0.433cm" svg:x="19.527cm" svg:y="13.756cm">
          <draw:text-box>
            <text:p text:style-name="P1"><text:span text:style-name="T14">body</text:span><text:span text:style-name="T12">)</text:span></text:p>
          </draw:text-box>
        </draw:frame>
        <draw:frame draw:style-name="gr273" draw:text-style-name="P9" draw:layer="layout" svg:width="1.721cm" svg:height="0.433cm" svg:x="19.228cm" svg:y="14.214cm">
          <draw:text-box>
            <text:p text:style-name="P1"><text:span text:style-name="T12">An example:</text:span></text:p>
          </draw:text-box>
        </draw:frame>
        <draw:frame draw:style-name="gr274" draw:text-style-name="P9" draw:layer="layout" svg:width="5.645cm" svg:height="0.433cm" svg:x="19.228cm" svg:y="14.673cm">
          <draw:text-box>
            <text:p text:style-name="P1"><text:span text:style-name="T12">(defun this-line-to-top-of-window (line)</text:span></text:p>
          </draw:text-box>
        </draw:frame>
        <draw:frame draw:style-name="gr275" draw:text-style-name="P9" draw:layer="layout" svg:width="5.73cm" svg:height="0.433cm" svg:x="19.527cm" svg:y="15.01cm">
          <draw:text-box>
            <text:p text:style-name="P1"><text:span text:style-name="T12">"Reposition current line to top of window.</text:span></text:p>
          </draw:text-box>
        </draw:frame>
        <draw:frame draw:style-name="gr276" draw:text-style-name="P9" draw:layer="layout" svg:width="6.369cm" svg:height="0.433cm" svg:x="19.228cm" svg:y="15.347cm">
          <draw:text-box>
            <text:p text:style-name="P1"><text:span text:style-name="T12">With prefix argument LINE, put point on LINE."</text:span></text:p>
          </draw:text-box>
        </draw:frame>
        <draw:frame draw:style-name="gr277" draw:text-style-name="P9" draw:layer="layout" svg:width="2.072cm" svg:height="0.433cm" svg:x="19.527cm" svg:y="15.685cm">
          <draw:text-box>
            <text:p text:style-name="P1"><text:span text:style-name="T12">(interactive "P")</text:span></text:p>
          </draw:text-box>
        </draw:frame>
        <draw:frame draw:style-name="gr278" draw:text-style-name="P9" draw:layer="layout" svg:width="2.965cm" svg:height="0.433cm" svg:x="19.527cm" svg:y="16.022cm">
          <draw:text-box>
            <text:p text:style-name="P1"><text:span text:style-name="T12">(recenter (if (null line)</text:span></text:p>
          </draw:text-box>
        </draw:frame>
        <draw:frame draw:style-name="gr156" draw:text-style-name="P9" draw:layer="layout" svg:width="0.28cm" svg:height="0.433cm" svg:x="21.618cm" svg:y="16.36cm">
          <draw:text-box>
            <text:p text:style-name="P1"><text:span text:style-name="T12">0</text:span></text:p>
          </draw:text-box>
        </draw:frame>
        <draw:frame draw:style-name="gr279" draw:text-style-name="P9" draw:layer="layout" svg:width="4.028cm" svg:height="0.433cm" svg:x="21.319cm" svg:y="16.697cm">
          <draw:text-box>
            <text:p text:style-name="P1"><text:span text:style-name="T12">(prefix-numeric-value line))))</text:span></text:p>
          </draw:text-box>
        </draw:frame>
        <draw:frame draw:style-name="gr280" draw:text-style-name="P9" draw:layer="layout" svg:width="7.901cm" svg:height="0.433cm" svg:x="19.228cm" svg:y="17.156cm">
          <draw:text-box>
            <text:p text:style-name="P1"><text:span text:style-name="T12">The interactive spec says how to read arguments interac-</text:span></text:p>
          </draw:text-box>
        </draw:frame>
        <draw:frame draw:style-name="gr281" draw:text-style-name="P9" draw:layer="layout" svg:width="0.811cm" svg:height="0.433cm" svg:x="19.228cm" svg:y="17.493cm">
          <draw:text-box>
            <text:p text:style-name="P1"><text:span text:style-name="T12">tively.</text:span></text:p>
          </draw:text-box>
        </draw:frame>
        <draw:frame draw:style-name="gr282" draw:text-style-name="P9" draw:layer="layout" svg:width="5.958cm" svg:height="0.433cm" svg:x="20.141cm" svg:y="17.493cm">
          <draw:text-box>
            <text:p text:style-name="P1"><text:span text:style-name="T12">Type C-h f interactive RET for more details.</text:span></text:p>
          </draw:text-box>
        </draw:frame>
        <draw:frame draw:style-name="gr283" draw:text-style-name="P10" draw:layer="layout" svg:width="1.01cm" svg:height="0.327cm" svg:x="20.467cm" svg:y="18.354cm">
          <draw:text-box>
            <text:p text:style-name="P1"><text:span text:style-name="T15">Copyright</text:span></text:p>
          </draw:text-box>
        </draw:frame>
        <draw:frame draw:style-name="gr284" draw:text-style-name="P10" draw:layer="layout" svg:width="0.21cm" svg:height="0.327cm" svg:x="21.752cm" svg:y="18.347cm">
          <draw:text-box>
            <text:p text:style-name="P1"><text:span text:style-name="T15">c</text:span></text:p>
          </draw:text-box>
        </draw:frame>
        <draw:frame draw:style-name="gr285" draw:text-style-name="P10" draw:layer="layout" svg:width="3.804cm" svg:height="0.327cm" svg:x="21.68cm" svg:y="18.354cm">
          <draw:text-box>
            <text:p text:style-name="P1"><text:span text:style-name="T15"><text:s/></text:span><text:span text:style-name="T15">2021 Free Software Foundation, Inc.</text:span></text:p>
          </draw:text-box>
        </draw:frame>
        <draw:frame draw:style-name="gr286" draw:text-style-name="P10" draw:layer="layout" svg:width="2.72cm" svg:height="0.327cm" svg:x="21.749cm" svg:y="18.624cm">
          <draw:text-box>
            <text:p text:style-name="P1"><text:span text:style-name="T15">For GNU Emacs version 27</text:span></text:p>
          </draw:text-box>
        </draw:frame>
        <draw:frame draw:style-name="gr287" draw:text-style-name="P10" draw:layer="layout" svg:width="2.864cm" svg:height="0.327cm" svg:x="21.699cm" svg:y="18.894cm">
          <draw:text-box>
            <text:p text:style-name="P1"><text:span text:style-name="T15">Designed by Stephen Gildea</text:span></text:p>
          </draw:text-box>
        </draw:frame>
        <draw:frame draw:style-name="gr288" draw:text-style-name="P10" draw:layer="layout" svg:width="7.19cm" svg:height="0.327cm" svg:x="19.228cm" svg:y="19.285cm">
          <draw:text-box>
            <text:p text:style-name="P1"><text:span text:style-name="T15">Released under the terms of the GNU General Public License version 3</text:span></text:p>
          </draw:text-box>
        </draw:frame>
        <draw:frame draw:style-name="gr289" draw:text-style-name="P10" draw:layer="layout" svg:width="0.815cm" svg:height="0.327cm" svg:x="19.228cm" svg:y="19.555cm">
          <draw:text-box>
            <text:p text:style-name="P1"><text:span text:style-name="T15">or later.</text:span></text:p>
          </draw:text-box>
        </draw:frame>
        <draw:frame draw:style-name="gr290" draw:text-style-name="P10" draw:layer="layout" svg:width="3.338cm" svg:height="0.327cm" svg:x="19.228cm" svg:y="20.013cm">
          <draw:text-box>
            <text:p text:style-name="P1"><text:span text:style-name="T15">For more Emacs documentation,</text:span></text:p>
          </draw:text-box>
        </draw:frame>
        <draw:frame draw:style-name="gr291" draw:text-style-name="P10" draw:layer="layout" svg:width="0.984cm" svg:height="0.327cm" svg:x="23.055cm" svg:y="20.013cm">
          <draw:text-box>
            <text:p text:style-name="P1"><text:span text:style-name="T15">and the T</text:span></text:p>
          </draw:text-box>
        </draw:frame>
        <draw:frame draw:style-name="gr284" draw:text-style-name="P10" draw:layer="layout" svg:width="0.21cm" svg:height="0.327cm" svg:x="24.174cm" svg:y="20.058cm">
          <draw:text-box>
            <text:p text:style-name="P1"><text:span text:style-name="T15">E</text:span></text:p>
          </draw:text-box>
        </draw:frame>
        <draw:frame draw:style-name="gr292" draw:text-style-name="P10" draw:layer="layout" svg:width="2.267cm" svg:height="0.327cm" svg:x="24.315cm" svg:y="20.013cm">
          <draw:text-box>
            <text:p text:style-name="P1"><text:span text:style-name="T15">X source for this card,</text:span></text:p>
          </draw:text-box>
        </draw:frame>
        <draw:frame draw:style-name="gr293" draw:text-style-name="P10" draw:layer="layout" svg:width="0.345cm" svg:height="0.327cm" svg:x="27.022cm" svg:y="20.013cm">
          <draw:text-box>
            <text:p text:style-name="P1"><text:span text:style-name="T15">see</text:span></text:p>
          </draw:text-box>
        </draw:frame>
        <draw:frame draw:style-name="gr294" draw:text-style-name="P10" draw:layer="layout" svg:width="2.652cm" svg:height="0.327cm" svg:x="19.228cm" svg:y="20.35cm">
          <draw:text-box>
            <text:p text:style-name="P1"><text:span text:style-name="T15">the Emacs distribution, or</text:span></text:p>
          </draw:text-box>
        </draw:frame>
        <draw:frame draw:style-name="gr295" draw:text-style-name="P9" draw:layer="layout" svg:width="5.277cm" svg:height="0.433cm" svg:x="22.277cm" svg:y="20.273cm">
          <draw:text-box>
            <text:p text:style-name="P1"><text:span text:style-name="T12">https://www.gnu.org/software/emac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Calibri Light" svg:font-family="'Calibri Light'" style:font-family-generic="swiss" style:font-pitch="variable"/>
    <style:font-face style:name="Computer Modern" svg:font-family="'Computer Modern'" style:font-pitch="variable"/>
    <style:font-face style:name="Computer Modern1" svg:font-family="'Computer Modern'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cm" fo:margin-bottom="1cm" fo:margin-left="0.6cm" fo:margin-right="0.6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2-15T17:57:50.549000000</dc:date>
    <meta:editing-duration>PT2H16M34S</meta:editing-duration>
    <meta:editing-cycles>11</meta:editing-cycles>
    <meta:generator>LibreOffice/7.2.5.2$Windows_x86 LibreOffice_project/499f9727c189e6ef3471021d6132d4c694f357e5</meta:generator>
    <meta:document-statistic meta:object-count="570"/>
  </office:meta>
</office:document-meta>
</file>